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5.15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48.28mm"/>
    </style:style>
    <style:style style:name="co6" style:family="table-column">
      <style:table-column-properties fo:break-before="auto" style:column-width="51.01mm"/>
    </style:style>
    <style:style style:name="co7" style:family="table-column">
      <style:table-column-properties fo:break-before="auto" style:column-width="51.82mm"/>
    </style:style>
    <style:style style:name="co8" style:family="table-column">
      <style:table-column-properties fo:break-before="auto" style:column-width="42.83mm"/>
    </style:style>
    <style:style style:name="co9" style:family="table-column">
      <style:table-column-properties fo:break-before="auto" style:column-width="30.04mm"/>
    </style:style>
    <style:style style:name="co10" style:family="table-column">
      <style:table-column-properties fo:break-before="auto" style:column-width="28.4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DemiLight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arch_results" table:style-name="ta1">
        <table:shapes>
          <draw:frame draw:z-index="0" draw:style-name="gr1" draw:text-style-name="P1" svg:width="273.36mm" svg:height="120.03mm" svg:x="212.42mm" svg:y="11.67mm">
            <loext:p draw:notify-on-update-of-ranges="search_results.D1:search_results.D1 search_results.K2:search_results.K26 search_results.C1:search_results.C1 search_results.C2:search_results.C26 search_results.AC2:search_results.AC151 search_results.AC2:search_results.AC151 search_results.D1:search_results.D1 search_results.D2:search_results.D26 search_results.K2:search_results.K26 search_results.AD2:search_results.AD151 search_results.AD2:search_results.AD1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visibility="collapse" table:number-columns-repeated="2" table:default-cell-style-name="Default"/>
        <table:table-column table:style-name="co2" table:number-columns-repeated="2" table:default-cell-style-name="Default"/>
        <table:table-column table:style-name="co3" table:visibility="collapse" table:default-cell-style-name="ce1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2" table:visibility="collapse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mean_train_score</text:p>
          </table:table-cell>
          <table:table-cell table:style-name="Default" office:value-type="string" calcext:value-type="string">
            <text:p>param_clf</text:p>
          </table:table-cell>
          <table:table-cell office:value-type="string" calcext:value-type="string">
            <text:p>param_clf__max_depth</text:p>
          </table:table-cell>
          <table:table-cell office:value-type="string" calcext:value-type="string">
            <text:p>param_clf__max_leaf_nodes</text:p>
          </table:table-cell>
          <table:table-cell office:value-type="string" calcext:value-type="string">
            <text:p>param_clf__min_samples_leaf</text:p>
          </table:table-cell>
          <table:table-cell office:value-type="string" calcext:value-type="string">
            <text:p>param_clf__min_samples_split</text:p>
          </table:table-cell>
          <table:table-cell office:value-type="string" calcext:value-type="string">
            <text:p>param_clf__n_estimators</text:p>
          </table:table-cell>
          <table:table-cell office:value-type="string" calcext:value-type="string">
            <text:p>param_select__k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0_train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1_train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2_train_score</text:p>
          </table:table-cell>
          <table:table-cell office:value-type="string" calcext:value-type="string">
            <text:p>split3_test_score</text:p>
          </table:table-cell>
          <table:table-cell office:value-type="string" calcext:value-type="string">
            <text:p>split3_train_score</text:p>
          </table:table-cell>
          <table:table-cell office:value-type="string" calcext:value-type="string">
            <text:p>split4_test_score</text:p>
          </table:table-cell>
          <table:table-cell office:value-type="string" calcext:value-type="string">
            <text:p>split4_train_score</text:p>
          </table:table-cell>
          <table:table-cell office:value-type="string" calcext:value-type="string">
            <text:p>split5_test_score</text:p>
          </table:table-cell>
          <table:table-cell office:value-type="string" calcext:value-type="string">
            <text:p>split5_train_score</text:p>
          </table:table-cell>
          <table:table-cell office:value-type="string" calcext:value-type="string">
            <text:p>split6_test_score</text:p>
          </table:table-cell>
          <table:table-cell office:value-type="string" calcext:value-type="string">
            <text:p>split6_train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std_train_score</text:p>
          </table:table-cell>
        </table:table-row>
        <table:table-row table:style-name="ro1">
          <table:table-cell office:value-type="float" office:value="21.9074233600071" calcext:value-type="float">
            <text:p>21.9074233600071</text:p>
          </table:table-cell>
          <table:table-cell office:value-type="float" office:value="2.36783787182399" calcext:value-type="float">
            <text:p>2.36783787182399</text:p>
          </table:table-cell>
          <table:table-cell office:value-type="float" office:value="0.943688118811881" calcext:value-type="float">
            <text:p>0.943688118811881</text:p>
          </table:table-cell>
          <table:table-cell office:value-type="float" office:value="0.968337244097945" calcext:value-type="float">
            <text:p>0.96833724409794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1000" calcext:value-type="float">
            <text:p>411000</text:p>
          </table:table-cell>
          <table:table-cell office:value-type="float" office:value="1" calcext:value-type="float">
            <text:p>1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71119133574007" calcext:value-type="float">
            <text:p>0.971119133574007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70397111913357" calcext:value-type="float">
            <text:p>0.97039711191335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71119133574007" calcext:value-type="float">
            <text:p>0.971119133574007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7041847041847" calcext:value-type="float">
            <text:p>0.97041847041847</text:p>
          </table:table-cell>
          <table:table-cell office:value-type="float" office:value="3.22056604647988" calcext:value-type="float">
            <text:p>3.22056604647988</text:p>
          </table:table-cell>
          <table:table-cell office:value-type="float" office:value="0.797447976163912" calcext:value-type="float">
            <text:p>0.797447976163912</text:p>
          </table:table-cell>
          <table:table-cell office:value-type="float" office:value="0.0135086214683583" calcext:value-type="float">
            <text:p>0.013508621468358</text:p>
          </table:table-cell>
          <table:table-cell office:value-type="float" office:value="0.0029268534093783" calcext:value-type="float">
            <text:p>0.002926853409378</text:p>
          </table:table-cell>
        </table:table-row>
        <table:table-row table:style-name="ro1">
          <table:table-cell office:value-type="float" office:value="23.637024300439" calcext:value-type="float">
            <text:p>23.637024300439</text:p>
          </table:table-cell>
          <table:table-cell office:value-type="float" office:value="2.35373255184719" calcext:value-type="float">
            <text:p>2.35373255184719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65037392267923" calcext:value-type="float">
            <text:p>0.96503739226792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0000" calcext:value-type="float">
            <text:p>440000</text:p>
          </table:table-cell>
          <table:table-cell office:value-type="float" office:value="2" calcext:value-type="float">
            <text:p>2</text:p>
          </table:table-cell>
          <table:table-cell office:value-type="float" office:value="0.952380952380952" calcext:value-type="float">
            <text:p>0.952380952380952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70397111913357" calcext:value-type="float">
            <text:p>0.970397111913357</text:p>
          </table:table-cell>
          <table:table-cell office:value-type="float" office:value="0.982683982683983" calcext:value-type="float">
            <text:p>0.982683982683983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74007220216606" calcext:value-type="float">
            <text:p>0.974007220216606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5884476534296" calcext:value-type="float">
            <text:p>0.95884476534296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962481962481962" calcext:value-type="float">
            <text:p>0.962481962481962</text:p>
          </table:table-cell>
          <table:table-cell office:value-type="float" office:value="0.931278226881109" calcext:value-type="float">
            <text:p>0.931278226881109</text:p>
          </table:table-cell>
          <table:table-cell office:value-type="float" office:value="0.426688902516158" calcext:value-type="float">
            <text:p>0.426688902516158</text:p>
          </table:table-cell>
          <table:table-cell office:value-type="float" office:value="0.0197614077217499" calcext:value-type="float">
            <text:p>0.01976140772175</text:p>
          </table:table-cell>
          <table:table-cell office:value-type="float" office:value="0.00525956625246974" calcext:value-type="float">
            <text:p>0.00525956625247</text:p>
          </table:table-cell>
        </table:table-row>
        <table:table-row table:style-name="ro1">
          <table:table-cell office:value-type="float" office:value="24.5132546424866" calcext:value-type="float">
            <text:p>24.5132546424866</text:p>
          </table:table-cell>
          <table:table-cell office:value-type="float" office:value="2.28075078555516" calcext:value-type="float">
            <text:p>2.28075078555516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66996793247438" calcext:value-type="float">
            <text:p>0.96699679324743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74000" calcext:value-type="float">
            <text:p>474000</text:p>
          </table:table-cell>
          <table:table-cell office:value-type="float" office:value="2" calcext:value-type="float">
            <text:p>2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48051948051948" calcext:value-type="float">
            <text:p>0.948051948051948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82683982683983" calcext:value-type="float">
            <text:p>0.982683982683983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71841155234657" calcext:value-type="float">
            <text:p>0.971841155234657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26086956521739" calcext:value-type="float">
            <text:p>0.926086956521739</text:p>
          </table:table-cell>
          <table:table-cell office:value-type="float" office:value="0.966089466089466" calcext:value-type="float">
            <text:p>0.966089466089466</text:p>
          </table:table-cell>
          <table:table-cell office:value-type="float" office:value="1.2337156918995" calcext:value-type="float">
            <text:p>1.2337156918995</text:p>
          </table:table-cell>
          <table:table-cell office:value-type="float" office:value="0.536316751842536" calcext:value-type="float">
            <text:p>0.536316751842536</text:p>
          </table:table-cell>
          <table:table-cell office:value-type="float" office:value="0.0179233860703237" calcext:value-type="float">
            <text:p>0.017923386070324</text:p>
          </table:table-cell>
          <table:table-cell office:value-type="float" office:value="0.00255043150338252" calcext:value-type="float">
            <text:p>0.002550431503383</text:p>
          </table:table-cell>
        </table:table-row>
        <table:table-row table:style-name="ro1">
          <table:table-cell office:value-type="float" office:value="24.4872088091714" calcext:value-type="float">
            <text:p>24.4872088091714</text:p>
          </table:table-cell>
          <table:table-cell office:value-type="float" office:value="2.51981953212193" calcext:value-type="float">
            <text:p>2.51981953212193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67099343839931" calcext:value-type="float">
            <text:p>0.96709934383993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73000" calcext:value-type="float">
            <text:p>473000</text:p>
          </table:table-cell>
          <table:table-cell office:value-type="float" office:value="4" calcext:value-type="float">
            <text:p>4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43478260869565" calcext:value-type="float">
            <text:p>0.943478260869565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746969231854551" calcext:value-type="float">
            <text:p>0.746969231854551</text:p>
          </table:table-cell>
          <table:table-cell office:value-type="float" office:value="0.596950646465466" calcext:value-type="float">
            <text:p>0.596950646465466</text:p>
          </table:table-cell>
          <table:table-cell office:value-type="float" office:value="0.0147910553210662" calcext:value-type="float">
            <text:p>0.014791055321066</text:p>
          </table:table-cell>
          <table:table-cell office:value-type="float" office:value="0.00231698387017859" calcext:value-type="float">
            <text:p>0.002316983870179</text:p>
          </table:table-cell>
        </table:table-row>
        <table:table-row table:style-name="ro1">
          <table:table-cell office:value-type="float" office:value="25.9749970436096" calcext:value-type="float">
            <text:p>25.9749970436096</text:p>
          </table:table-cell>
          <table:table-cell office:value-type="float" office:value="2.5637480872018" calcext:value-type="float">
            <text:p>2.5637480872018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67305561323096" calcext:value-type="float">
            <text:p>0.96730556132309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20000" calcext:value-type="float">
            <text:p>520000</text:p>
          </table:table-cell>
          <table:table-cell office:value-type="float" office:value="4" calcext:value-type="float">
            <text:p>4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70397111913357" calcext:value-type="float">
            <text:p>0.970397111913357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72582972582972" calcext:value-type="float">
            <text:p>0.972582972582972</text:p>
          </table:table-cell>
          <table:table-cell office:value-type="float" office:value="1.34285129388094" calcext:value-type="float">
            <text:p>1.34285129388094</text:p>
          </table:table-cell>
          <table:table-cell office:value-type="float" office:value="0.561385301648356" calcext:value-type="float">
            <text:p>0.561385301648356</text:p>
          </table:table-cell>
          <table:table-cell office:value-type="float" office:value="0.0158504214991875" calcext:value-type="float">
            <text:p>0.015850421499188</text:p>
          </table:table-cell>
          <table:table-cell office:value-type="float" office:value="0.00404616345435784" calcext:value-type="float">
            <text:p>0.004046163454358</text:p>
          </table:table-cell>
        </table:table-row>
        <table:table-row table:style-name="ro1">
          <table:table-cell office:value-type="float" office:value="27.7608006341117" calcext:value-type="float">
            <text:p>27.7608006341117</text:p>
          </table:table-cell>
          <table:table-cell office:value-type="float" office:value="2.88187442507063" calcext:value-type="float">
            <text:p>2.88187442507063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66377991958188" calcext:value-type="float">
            <text:p>0.96637799195818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38000" calcext:value-type="float">
            <text:p>538000</text:p>
          </table:table-cell>
          <table:table-cell office:value-type="float" office:value="4" calcext:value-type="float">
            <text:p>4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71119133574007" calcext:value-type="float">
            <text:p>0.971119133574007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55956678700361" calcext:value-type="float">
            <text:p>0.955956678700361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70397111913357" calcext:value-type="float">
            <text:p>0.970397111913357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43478260869565" calcext:value-type="float">
            <text:p>0.943478260869565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2.5045776609029" calcext:value-type="float">
            <text:p>2.5045776609029</text:p>
          </table:table-cell>
          <table:table-cell office:value-type="float" office:value="0.942882895264053" calcext:value-type="float">
            <text:p>0.942882895264053</text:p>
          </table:table-cell>
          <table:table-cell office:value-type="float" office:value="0.0168246087922099" calcext:value-type="float">
            <text:p>0.01682460879221</text:p>
          </table:table-cell>
          <table:table-cell office:value-type="float" office:value="0.00467618124296638" calcext:value-type="float">
            <text:p>0.004676181242966</text:p>
          </table:table-cell>
        </table:table-row>
        <table:table-row table:style-name="ro1">
          <table:table-cell office:value-type="float" office:value="24.4177185126713" calcext:value-type="float">
            <text:p>24.4177185126713</text:p>
          </table:table-cell>
          <table:table-cell office:value-type="float" office:value="2.45420432090759" calcext:value-type="float">
            <text:p>2.45420432090759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64418516558795" calcext:value-type="float">
            <text:p>0.96441851655879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4000" calcext:value-type="float">
            <text:p>434000</text:p>
          </table:table-cell>
          <table:table-cell office:value-type="float" office:value="7" calcext:value-type="float">
            <text:p>7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5956678700361" calcext:value-type="float">
            <text:p>0.95956678700361</text:p>
          </table:table-cell>
          <table:table-cell office:value-type="float" office:value="0.982683982683983" calcext:value-type="float">
            <text:p>0.982683982683983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47826086956522" calcext:value-type="float">
            <text:p>0.947826086956522</text:p>
          </table:table-cell>
          <table:table-cell office:value-type="float" office:value="0.962481962481962" calcext:value-type="float">
            <text:p>0.962481962481962</text:p>
          </table:table-cell>
          <table:table-cell office:value-type="float" office:value="1.46529316461027" calcext:value-type="float">
            <text:p>1.46529316461027</text:p>
          </table:table-cell>
          <table:table-cell office:value-type="float" office:value="0.559752144277871" calcext:value-type="float">
            <text:p>0.559752144277871</text:p>
          </table:table-cell>
          <table:table-cell office:value-type="float" office:value="0.0184842092031219" calcext:value-type="float">
            <text:p>0.018484209203122</text:p>
          </table:table-cell>
          <table:table-cell office:value-type="float" office:value="0.00287809137586832" calcext:value-type="float">
            <text:p>0.002878091375868</text:p>
          </table:table-cell>
        </table:table-row>
        <table:table-row table:style-name="ro1">
          <table:table-cell office:value-type="float" office:value="26.061395406723" calcext:value-type="float">
            <text:p>26.061395406723</text:p>
          </table:table-cell>
          <table:table-cell office:value-type="float" office:value="2.65709447860718" calcext:value-type="float">
            <text:p>2.65709447860718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7305486903218" calcext:value-type="float">
            <text:p>0.96730548690321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34000" calcext:value-type="float">
            <text:p>534000</text:p>
          </table:table-cell>
          <table:table-cell office:value-type="float" office:value="8" calcext:value-type="float">
            <text:p>8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70397111913357" calcext:value-type="float">
            <text:p>0.970397111913357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973304473304473" calcext:value-type="float">
            <text:p>0.973304473304473</text:p>
          </table:table-cell>
          <table:table-cell office:value-type="float" office:value="2.12932546025666" calcext:value-type="float">
            <text:p>2.12932546025666</text:p>
          </table:table-cell>
          <table:table-cell office:value-type="float" office:value="0.598386176686337" calcext:value-type="float">
            <text:p>0.598386176686337</text:p>
          </table:table-cell>
          <table:table-cell office:value-type="float" office:value="0.0126490624460812" calcext:value-type="float">
            <text:p>0.012649062446081</text:p>
          </table:table-cell>
          <table:table-cell office:value-type="float" office:value="0.00331851314019779" calcext:value-type="float">
            <text:p>0.003318513140198</text:p>
          </table:table-cell>
        </table:table-row>
        <table:table-row table:style-name="ro1">
          <table:table-cell office:value-type="float" office:value="26.67391034535" calcext:value-type="float">
            <text:p>26.67391034535</text:p>
          </table:table-cell>
          <table:table-cell office:value-type="float" office:value="2.67373166765485" calcext:value-type="float">
            <text:p>2.67373166765485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6390219144216" calcext:value-type="float">
            <text:p>0.9639021914421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6000" calcext:value-type="float">
            <text:p>426000</text:p>
          </table:table-cell>
          <table:table-cell office:value-type="float" office:value="9" calcext:value-type="float">
            <text:p>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5812274368231" calcext:value-type="float">
            <text:p>0.95812274368231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56521739130435" calcext:value-type="float">
            <text:p>0.956521739130435</text:p>
          </table:table-cell>
          <table:table-cell office:value-type="float" office:value="0.968253968253968" calcext:value-type="float">
            <text:p>0.968253968253968</text:p>
          </table:table-cell>
          <table:table-cell office:value-type="float" office:value="1.9760793509054" calcext:value-type="float">
            <text:p>1.9760793509054</text:p>
          </table:table-cell>
          <table:table-cell office:value-type="float" office:value="0.884322788824827" calcext:value-type="float">
            <text:p>0.884322788824827</text:p>
          </table:table-cell>
          <table:table-cell office:value-type="float" office:value="0.018978860509032" calcext:value-type="float">
            <text:p>0.018978860509032</text:p>
          </table:table-cell>
          <table:table-cell office:value-type="float" office:value="0.00392045904725599" calcext:value-type="float">
            <text:p>0.003920459047256</text:p>
          </table:table-cell>
        </table:table-row>
        <table:table-row table:style-name="ro1">
          <table:table-cell office:value-type="float" office:value="28.3893806253161" calcext:value-type="float">
            <text:p>28.3893806253161</text:p>
          </table:table-cell>
          <table:table-cell office:value-type="float" office:value="2.7686630317143" calcext:value-type="float">
            <text:p>2.7686630317143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6328339015291" calcext:value-type="float">
            <text:p>0.9632833901529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83000" calcext:value-type="float">
            <text:p>483000</text:p>
          </table:table-cell>
          <table:table-cell office:value-type="float" office:value="9" calcext:value-type="float">
            <text:p>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56678700361011" calcext:value-type="float">
            <text:p>0.956678700361011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56678700361011" calcext:value-type="float">
            <text:p>0.956678700361011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967532467532468" calcext:value-type="float">
            <text:p>0.967532467532468</text:p>
          </table:table-cell>
          <table:table-cell office:value-type="float" office:value="1.76417889709312" calcext:value-type="float">
            <text:p>1.76417889709312</text:p>
          </table:table-cell>
          <table:table-cell office:value-type="float" office:value="0.737614220148413" calcext:value-type="float">
            <text:p>0.737614220148413</text:p>
          </table:table-cell>
          <table:table-cell office:value-type="float" office:value="0.016941269059688" calcext:value-type="float">
            <text:p>0.016941269059688</text:p>
          </table:table-cell>
          <table:table-cell office:value-type="float" office:value="0.00476783016310092" calcext:value-type="float">
            <text:p>0.004767830163101</text:p>
          </table:table-cell>
        </table:table-row>
        <table:table-row table:style-name="ro1">
          <table:table-cell office:value-type="float" office:value="26.6307638372694" calcext:value-type="float">
            <text:p>26.6307638372694</text:p>
          </table:table-cell>
          <table:table-cell office:value-type="float" office:value="2.72076181003026" calcext:value-type="float">
            <text:p>2.72076181003026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64624585202203" calcext:value-type="float">
            <text:p>0.96462458520220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27000" calcext:value-type="float">
            <text:p>527000</text:p>
          </table:table-cell>
          <table:table-cell office:value-type="float" office:value="9" calcext:value-type="float">
            <text:p>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5956678700361" calcext:value-type="float">
            <text:p>0.95956678700361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82683982683983" calcext:value-type="float">
            <text:p>0.982683982683983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34782608695652" calcext:value-type="float">
            <text:p>0.934782608695652</text:p>
          </table:table-cell>
          <table:table-cell office:value-type="float" office:value="0.964646464646465" calcext:value-type="float">
            <text:p>0.964646464646465</text:p>
          </table:table-cell>
          <table:table-cell office:value-type="float" office:value="1.93800713094774" calcext:value-type="float">
            <text:p>1.93800713094774</text:p>
          </table:table-cell>
          <table:table-cell office:value-type="float" office:value="0.287167472172631" calcext:value-type="float">
            <text:p>0.287167472172631</text:p>
          </table:table-cell>
          <table:table-cell office:value-type="float" office:value="0.0187333307209901" calcext:value-type="float">
            <text:p>0.01873333072099</text:p>
          </table:table-cell>
          <table:table-cell office:value-type="float" office:value="0.00247121749426678" calcext:value-type="float">
            <text:p>0.002471217494267</text:p>
          </table:table-cell>
        </table:table-row>
        <table:table-row table:style-name="ro1">
          <table:table-cell office:value-type="float" office:value="23.6758920805795" calcext:value-type="float">
            <text:p>23.6758920805795</text:p>
          </table:table-cell>
          <table:table-cell office:value-type="float" office:value="2.44787297930036" calcext:value-type="float">
            <text:p>2.44787297930036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65758744149667" calcext:value-type="float">
            <text:p>0.96575874414966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55000" calcext:value-type="float">
            <text:p>455000</text:p>
          </table:table-cell>
          <table:table-cell office:value-type="float" office:value="12" calcext:value-type="float">
            <text:p>12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48051948051948" calcext:value-type="float">
            <text:p>0.948051948051948</text:p>
          </table:table-cell>
          <table:table-cell office:value-type="float" office:value="0.972563176895307" calcext:value-type="float">
            <text:p>0.972563176895307</text:p>
          </table:table-cell>
          <table:table-cell office:value-type="float" office:value="0.934782608695652" calcext:value-type="float">
            <text:p>0.934782608695652</text:p>
          </table:table-cell>
          <table:table-cell office:value-type="float" office:value="0.968975468975469" calcext:value-type="float">
            <text:p>0.968975468975469</text:p>
          </table:table-cell>
          <table:table-cell office:value-type="float" office:value="0.929444239264541" calcext:value-type="float">
            <text:p>0.929444239264541</text:p>
          </table:table-cell>
          <table:table-cell office:value-type="float" office:value="0.402010952330549" calcext:value-type="float">
            <text:p>0.402010952330549</text:p>
          </table:table-cell>
          <table:table-cell office:value-type="float" office:value="0.0209684498670321" calcext:value-type="float">
            <text:p>0.020968449867032</text:p>
          </table:table-cell>
          <table:table-cell office:value-type="float" office:value="0.00428015842363352" calcext:value-type="float">
            <text:p>0.004280158423634</text:p>
          </table:table-cell>
        </table:table-row>
        <table:table-row table:style-name="ro1">
          <table:table-cell office:value-type="float" office:value="24.450578893934" calcext:value-type="float">
            <text:p>24.450578893934</text:p>
          </table:table-cell>
          <table:table-cell office:value-type="float" office:value="2.22450511796134" calcext:value-type="float">
            <text:p>2.22450511796134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62149231205446" calcext:value-type="float">
            <text:p>0.96214923120544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58000" calcext:value-type="float">
            <text:p>458000</text:p>
          </table:table-cell>
          <table:table-cell office:value-type="float" office:value="12" calcext:value-type="float">
            <text:p>12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50902527075812" calcext:value-type="float">
            <text:p>0.950902527075812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56521739130435" calcext:value-type="float">
            <text:p>0.956521739130435</text:p>
          </table:table-cell>
          <table:table-cell office:value-type="float" office:value="0.963203463203463" calcext:value-type="float">
            <text:p>0.963203463203463</text:p>
          </table:table-cell>
          <table:table-cell office:value-type="float" office:value="1.97869511915102" calcext:value-type="float">
            <text:p>1.97869511915102</text:p>
          </table:table-cell>
          <table:table-cell office:value-type="float" office:value="0.377192404375641" calcext:value-type="float">
            <text:p>0.377192404375641</text:p>
          </table:table-cell>
          <table:table-cell office:value-type="float" office:value="0.0177480531473288" calcext:value-type="float">
            <text:p>0.017748053147329</text:p>
          </table:table-cell>
          <table:table-cell office:value-type="float" office:value="0.00475674423262241" calcext:value-type="float">
            <text:p>0.004756744232622</text:p>
          </table:table-cell>
        </table:table-row>
        <table:table-row table:style-name="ro1">
          <table:table-cell office:value-type="float" office:value="24.4598944527762" calcext:value-type="float">
            <text:p>24.4598944527762</text:p>
          </table:table-cell>
          <table:table-cell office:value-type="float" office:value="2.40413195746286" calcext:value-type="float">
            <text:p>2.40413195746286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65036945748653" calcext:value-type="float">
            <text:p>0.96503694574865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92000" calcext:value-type="float">
            <text:p>492000</text:p>
          </table:table-cell>
          <table:table-cell office:value-type="float" office:value="12" calcext:value-type="float">
            <text:p>12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52173913043478" calcext:value-type="float">
            <text:p>0.952173913043478</text:p>
          </table:table-cell>
          <table:table-cell office:value-type="float" office:value="0.966810966810967" calcext:value-type="float">
            <text:p>0.966810966810967</text:p>
          </table:table-cell>
          <table:table-cell office:value-type="float" office:value="1.11235247038771" calcext:value-type="float">
            <text:p>1.11235247038771</text:p>
          </table:table-cell>
          <table:table-cell office:value-type="float" office:value="0.556082533259035" calcext:value-type="float">
            <text:p>0.556082533259035</text:p>
          </table:table-cell>
          <table:table-cell office:value-type="float" office:value="0.0180541778391256" calcext:value-type="float">
            <text:p>0.018054177839126</text:p>
          </table:table-cell>
          <table:table-cell office:value-type="float" office:value="0.00224833341314596" calcext:value-type="float">
            <text:p>0.002248333413146</text:p>
          </table:table-cell>
        </table:table-row>
        <table:table-row table:style-name="ro1">
          <table:table-cell office:value-type="float" office:value="24.7026299408504" calcext:value-type="float">
            <text:p>24.7026299408504</text:p>
          </table:table-cell>
          <table:table-cell office:value-type="float" office:value="2.43175274985177" calcext:value-type="float">
            <text:p>2.43175274985177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65965854671373" calcext:value-type="float">
            <text:p>0.96596585467137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99000" calcext:value-type="float">
            <text:p>499000</text:p>
          </table:table-cell>
          <table:table-cell office:value-type="float" office:value="12" calcext:value-type="float">
            <text:p>12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71841155234657" calcext:value-type="float">
            <text:p>0.971841155234657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43478260869565" calcext:value-type="float">
            <text:p>0.943478260869565</text:p>
          </table:table-cell>
          <table:table-cell office:value-type="float" office:value="0.961038961038961" calcext:value-type="float">
            <text:p>0.961038961038961</text:p>
          </table:table-cell>
          <table:table-cell office:value-type="float" office:value="1.99306331946528" calcext:value-type="float">
            <text:p>1.99306331946528</text:p>
          </table:table-cell>
          <table:table-cell office:value-type="float" office:value="0.330699412828587" calcext:value-type="float">
            <text:p>0.330699412828587</text:p>
          </table:table-cell>
          <table:table-cell office:value-type="float" office:value="0.014068692638765" calcext:value-type="float">
            <text:p>0.014068692638765</text:p>
          </table:table-cell>
          <table:table-cell office:value-type="float" office:value="0.00323271465510038" calcext:value-type="float">
            <text:p>0.0032327146551</text:p>
          </table:table-cell>
        </table:table-row>
        <table:table-row table:style-name="ro1">
          <table:table-cell office:value-type="float" office:value="27.0862046650478" calcext:value-type="float">
            <text:p>27.0862046650478</text:p>
          </table:table-cell>
          <table:table-cell office:value-type="float" office:value="2.99718400410243" calcext:value-type="float">
            <text:p>2.99718400410243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67409377053524" calcext:value-type="float">
            <text:p>0.96740937705352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41000" calcext:value-type="float">
            <text:p>541000</text:p>
          </table:table-cell>
          <table:table-cell office:value-type="float" office:value="12" calcext:value-type="float">
            <text:p>12</text:p>
          </table:table-cell>
          <table:table-cell office:value-type="float" office:value="0.952380952380952" calcext:value-type="float">
            <text:p>0.952380952380952</text:p>
          </table:table-cell>
          <table:table-cell office:value-type="float" office:value="0.971119133574007" calcext:value-type="float">
            <text:p>0.971119133574007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74729241877256" calcext:value-type="float">
            <text:p>0.97472924187725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17391304347826" calcext:value-type="float">
            <text:p>0.917391304347826</text:p>
          </table:table-cell>
          <table:table-cell office:value-type="float" office:value="0.966089466089466" calcext:value-type="float">
            <text:p>0.966089466089466</text:p>
          </table:table-cell>
          <table:table-cell office:value-type="float" office:value="0.687065442795043" calcext:value-type="float">
            <text:p>0.687065442795043</text:p>
          </table:table-cell>
          <table:table-cell office:value-type="float" office:value="0.475521347917195" calcext:value-type="float">
            <text:p>0.475521347917195</text:p>
          </table:table-cell>
          <table:table-cell office:value-type="float" office:value="0.0173770036228548" calcext:value-type="float">
            <text:p>0.017377003622855</text:p>
          </table:table-cell>
          <table:table-cell office:value-type="float" office:value="0.00462103673741005" calcext:value-type="float">
            <text:p>0.00462103673741</text:p>
          </table:table-cell>
        </table:table-row>
        <table:table-row table:style-name="ro1">
          <table:table-cell office:value-type="float" office:value="22.6121678352356" calcext:value-type="float">
            <text:p>22.6121678352356</text:p>
          </table:table-cell>
          <table:table-cell office:value-type="float" office:value="3.34737062454224" calcext:value-type="float">
            <text:p>3.34737062454224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4315296187395" calcext:value-type="float">
            <text:p>0.96431529618739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2000" calcext:value-type="float">
            <text:p>422000</text:p>
          </table:table-cell>
          <table:table-cell office:value-type="float" office:value="17" calcext:value-type="float">
            <text:p>17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57400722021661" calcext:value-type="float">
            <text:p>0.957400722021661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52173913043478" calcext:value-type="float">
            <text:p>0.952173913043478</text:p>
          </table:table-cell>
          <table:table-cell office:value-type="float" office:value="0.963203463203463" calcext:value-type="float">
            <text:p>0.963203463203463</text:p>
          </table:table-cell>
          <table:table-cell office:value-type="float" office:value="1.96949920338866" calcext:value-type="float">
            <text:p>1.96949920338866</text:p>
          </table:table-cell>
          <table:table-cell office:value-type="float" office:value="1.10020300771071" calcext:value-type="float">
            <text:p>1.10020300771071</text:p>
          </table:table-cell>
          <table:table-cell office:value-type="float" office:value="0.0188412108476967" calcext:value-type="float">
            <text:p>0.018841210847697</text:p>
          </table:table-cell>
          <table:table-cell office:value-type="float" office:value="0.00353295377051729" calcext:value-type="float">
            <text:p>0.003532953770517</text:p>
          </table:table-cell>
        </table:table-row>
        <table:table-row table:style-name="ro1">
          <table:table-cell office:value-type="float" office:value="23.8788161277771" calcext:value-type="float">
            <text:p>23.8788161277771</text:p>
          </table:table-cell>
          <table:table-cell office:value-type="float" office:value="2.47504806518555" calcext:value-type="float">
            <text:p>2.47504806518555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3593869885773" calcext:value-type="float">
            <text:p>0.96359386988577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3000" calcext:value-type="float">
            <text:p>443000</text:p>
          </table:table-cell>
          <table:table-cell office:value-type="float" office:value="17" calcext:value-type="float">
            <text:p>17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74007220216606" calcext:value-type="float">
            <text:p>0.974007220216606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5956678700361" calcext:value-type="float">
            <text:p>0.95956678700361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957431457431457" calcext:value-type="float">
            <text:p>0.957431457431457</text:p>
          </table:table-cell>
          <table:table-cell office:value-type="float" office:value="1.78902794225664" calcext:value-type="float">
            <text:p>1.78902794225664</text:p>
          </table:table-cell>
          <table:table-cell office:value-type="float" office:value="0.514068462125808" calcext:value-type="float">
            <text:p>0.514068462125808</text:p>
          </table:table-cell>
          <table:table-cell office:value-type="float" office:value="0.0174065160834233" calcext:value-type="float">
            <text:p>0.017406516083423</text:p>
          </table:table-cell>
          <table:table-cell office:value-type="float" office:value="0.00515616557703141" calcext:value-type="float">
            <text:p>0.005156165577031</text:p>
          </table:table-cell>
        </table:table-row>
        <table:table-row table:style-name="ro1">
          <table:table-cell office:value-type="float" office:value="23.3035969052996" calcext:value-type="float">
            <text:p>23.3035969052996</text:p>
          </table:table-cell>
          <table:table-cell office:value-type="float" office:value="2.35360441889082" calcext:value-type="float">
            <text:p>2.3536044188908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6068479683745" calcext:value-type="float">
            <text:p>0.96606847968374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52000" calcext:value-type="float">
            <text:p>452000</text:p>
          </table:table-cell>
          <table:table-cell office:value-type="float" office:value="17" calcext:value-type="float">
            <text:p>17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48051948051948" calcext:value-type="float">
            <text:p>0.948051948051948</text:p>
          </table:table-cell>
          <table:table-cell office:value-type="float" office:value="0.971119133574007" calcext:value-type="float">
            <text:p>0.971119133574007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0.95884476534296" calcext:value-type="float">
            <text:p>0.95884476534296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71841155234657" calcext:value-type="float">
            <text:p>0.971841155234657</text:p>
          </table:table-cell>
          <table:table-cell office:value-type="float" office:value="0.934782608695652" calcext:value-type="float">
            <text:p>0.934782608695652</text:p>
          </table:table-cell>
          <table:table-cell office:value-type="float" office:value="0.966089466089466" calcext:value-type="float">
            <text:p>0.966089466089466</text:p>
          </table:table-cell>
          <table:table-cell office:value-type="float" office:value="0.995912706504698" calcext:value-type="float">
            <text:p>0.995912706504698</text:p>
          </table:table-cell>
          <table:table-cell office:value-type="float" office:value="0.190571758260061" calcext:value-type="float">
            <text:p>0.190571758260061</text:p>
          </table:table-cell>
          <table:table-cell office:value-type="float" office:value="0.0125685487760725" calcext:value-type="float">
            <text:p>0.012568548776073</text:p>
          </table:table-cell>
          <table:table-cell office:value-type="float" office:value="0.00458275373167548" calcext:value-type="float">
            <text:p>0.004582753731675</text:p>
          </table:table-cell>
        </table:table-row>
        <table:table-row table:style-name="ro1">
          <table:table-cell office:value-type="float" office:value="26.0536254133497" calcext:value-type="float">
            <text:p>26.0536254133497</text:p>
          </table:table-cell>
          <table:table-cell office:value-type="float" office:value="2.63204962866647" calcext:value-type="float">
            <text:p>2.63204962866647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6584060601595" calcext:value-type="float">
            <text:p>0.96658406060159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75000" calcext:value-type="float">
            <text:p>475000</text:p>
          </table:table-cell>
          <table:table-cell office:value-type="float" office:value="17" calcext:value-type="float">
            <text:p>17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70397111913357" calcext:value-type="float">
            <text:p>0.970397111913357</text:p>
          </table:table-cell>
          <table:table-cell office:value-type="float" office:value="0.982683982683983" calcext:value-type="float">
            <text:p>0.982683982683983</text:p>
          </table:table-cell>
          <table:table-cell office:value-type="float" office:value="0.957400722021661" calcext:value-type="float">
            <text:p>0.957400722021661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73285198555957" calcext:value-type="float">
            <text:p>0.973285198555957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967532467532468" calcext:value-type="float">
            <text:p>0.967532467532468</text:p>
          </table:table-cell>
          <table:table-cell office:value-type="float" office:value="2.03198142203542" calcext:value-type="float">
            <text:p>2.03198142203542</text:p>
          </table:table-cell>
          <table:table-cell office:value-type="float" office:value="0.647149768804421" calcext:value-type="float">
            <text:p>0.647149768804421</text:p>
          </table:table-cell>
          <table:table-cell office:value-type="float" office:value="0.0184523860933353" calcext:value-type="float">
            <text:p>0.018452386093335</text:p>
          </table:table-cell>
          <table:table-cell office:value-type="float" office:value="0.00473864528891831" calcext:value-type="float">
            <text:p>0.004738645288918</text:p>
          </table:table-cell>
        </table:table-row>
        <table:table-row table:style-name="ro1">
          <table:table-cell office:value-type="float" office:value="26.456444808415" calcext:value-type="float">
            <text:p>26.456444808415</text:p>
          </table:table-cell>
          <table:table-cell office:value-type="float" office:value="2.60490618433271" calcext:value-type="float">
            <text:p>2.6049061843327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3489905315588" calcext:value-type="float">
            <text:p>0.96348990531558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85000" calcext:value-type="float">
            <text:p>485000</text:p>
          </table:table-cell>
          <table:table-cell office:value-type="float" office:value="17" calcext:value-type="float">
            <text:p>17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43478260869565" calcext:value-type="float">
            <text:p>0.943478260869565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0.895623745902504" calcext:value-type="float">
            <text:p>0.895623745902504</text:p>
          </table:table-cell>
          <table:table-cell office:value-type="float" office:value="0.843023554216313" calcext:value-type="float">
            <text:p>0.843023554216313</text:p>
          </table:table-cell>
          <table:table-cell office:value-type="float" office:value="0.0175308636609754" calcext:value-type="float">
            <text:p>0.017530863660975</text:p>
          </table:table-cell>
          <table:table-cell office:value-type="float" office:value="0.00261603419984507" calcext:value-type="float">
            <text:p>0.002616034199845</text:p>
          </table:table-cell>
        </table:table-row>
        <table:table-row table:style-name="ro1">
          <table:table-cell office:value-type="float" office:value="25.2931327138628" calcext:value-type="float">
            <text:p>25.2931327138628</text:p>
          </table:table-cell>
          <table:table-cell office:value-type="float" office:value="2.26035366739546" calcext:value-type="float">
            <text:p>2.26035366739546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6687355392874" calcext:value-type="float">
            <text:p>0.96668735539287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86000" calcext:value-type="float">
            <text:p>486000</text:p>
          </table:table-cell>
          <table:table-cell office:value-type="float" office:value="17" calcext:value-type="float">
            <text:p>17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72563176895307" calcext:value-type="float">
            <text:p>0.972563176895307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70397111913357" calcext:value-type="float">
            <text:p>0.970397111913357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66089466089466" calcext:value-type="float">
            <text:p>0.966089466089466</text:p>
          </table:table-cell>
          <table:table-cell office:value-type="float" office:value="0.663196799592706" calcext:value-type="float">
            <text:p>0.663196799592706</text:p>
          </table:table-cell>
          <table:table-cell office:value-type="float" office:value="0.191925647278406" calcext:value-type="float">
            <text:p>0.191925647278406</text:p>
          </table:table-cell>
          <table:table-cell office:value-type="float" office:value="0.0170754975700775" calcext:value-type="float">
            <text:p>0.017075497570078</text:p>
          </table:table-cell>
          <table:table-cell office:value-type="float" office:value="0.00316844480856113" calcext:value-type="float">
            <text:p>0.003168444808561</text:p>
          </table:table-cell>
        </table:table-row>
        <table:table-row table:style-name="ro1">
          <table:table-cell office:value-type="float" office:value="23.4469733578818" calcext:value-type="float">
            <text:p>23.4469733578818</text:p>
          </table:table-cell>
          <table:table-cell office:value-type="float" office:value="2.37440684863499" calcext:value-type="float">
            <text:p>2.37440684863499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7100013618838" calcext:value-type="float">
            <text:p>0.96710001361883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98000" calcext:value-type="float">
            <text:p>498000</text:p>
          </table:table-cell>
          <table:table-cell office:value-type="float" office:value="17" calcext:value-type="float">
            <text:p>17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82683982683983" calcext:value-type="float">
            <text:p>0.982683982683983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71841155234657" calcext:value-type="float">
            <text:p>0.971841155234657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47826086956522" calcext:value-type="float">
            <text:p>0.947826086956522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0.575501931573885" calcext:value-type="float">
            <text:p>0.575501931573885</text:p>
          </table:table-cell>
          <table:table-cell office:value-type="float" office:value="0.179067530285026" calcext:value-type="float">
            <text:p>0.179067530285026</text:p>
          </table:table-cell>
          <table:table-cell office:value-type="float" office:value="0.0198182456467179" calcext:value-type="float">
            <text:p>0.019818245646718</text:p>
          </table:table-cell>
          <table:table-cell office:value-type="float" office:value="0.00285628573669662" calcext:value-type="float">
            <text:p>0.002856285736697</text:p>
          </table:table-cell>
        </table:table-row>
        <table:table-row table:style-name="ro1">
          <table:table-cell office:value-type="float" office:value="23.9312604495457" calcext:value-type="float">
            <text:p>23.9312604495457</text:p>
          </table:table-cell>
          <table:table-cell office:value-type="float" office:value="2.31131213051932" calcext:value-type="float">
            <text:p>2.3113121305193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3077619189017" calcext:value-type="float">
            <text:p>0.96307761918901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04000" calcext:value-type="float">
            <text:p>504000</text:p>
          </table:table-cell>
          <table:table-cell office:value-type="float" office:value="17" calcext:value-type="float">
            <text:p>17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82683982683983" calcext:value-type="float">
            <text:p>0.982683982683983</text:p>
          </table:table-cell>
          <table:table-cell office:value-type="float" office:value="0.955234657039711" calcext:value-type="float">
            <text:p>0.955234657039711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34782608695652" calcext:value-type="float">
            <text:p>0.934782608695652</text:p>
          </table:table-cell>
          <table:table-cell office:value-type="float" office:value="0.962481962481962" calcext:value-type="float">
            <text:p>0.962481962481962</text:p>
          </table:table-cell>
          <table:table-cell office:value-type="float" office:value="0.630906031717222" calcext:value-type="float">
            <text:p>0.630906031717222</text:p>
          </table:table-cell>
          <table:table-cell office:value-type="float" office:value="0.487114837851068" calcext:value-type="float">
            <text:p>0.487114837851068</text:p>
          </table:table-cell>
          <table:table-cell office:value-type="float" office:value="0.0194327878072533" calcext:value-type="float">
            <text:p>0.019432787807253</text:p>
          </table:table-cell>
          <table:table-cell office:value-type="float" office:value="0.00332884799052883" calcext:value-type="float">
            <text:p>0.003328847990529</text:p>
          </table:table-cell>
        </table:table-row>
        <table:table-row table:style-name="ro1">
          <table:table-cell office:value-type="float" office:value="24.8667996270316" calcext:value-type="float">
            <text:p>24.8667996270316</text:p>
          </table:table-cell>
          <table:table-cell office:value-type="float" office:value="2.97726140703474" calcext:value-type="float">
            <text:p>2.97726140703474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400541181356" calcext:value-type="float">
            <text:p>0.9640054118135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49000" calcext:value-type="float">
            <text:p>549000</text:p>
          </table:table-cell>
          <table:table-cell office:value-type="float" office:value="17" calcext:value-type="float">
            <text:p>17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57400722021661" calcext:value-type="float">
            <text:p>0.957400722021661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52173913043478" calcext:value-type="float">
            <text:p>0.952173913043478</text:p>
          </table:table-cell>
          <table:table-cell office:value-type="float" office:value="0.967532467532468" calcext:value-type="float">
            <text:p>0.967532467532468</text:p>
          </table:table-cell>
          <table:table-cell office:value-type="float" office:value="1.34739784059896" calcext:value-type="float">
            <text:p>1.34739784059896</text:p>
          </table:table-cell>
          <table:table-cell office:value-type="float" office:value="0.869518991185742" calcext:value-type="float">
            <text:p>0.869518991185742</text:p>
          </table:table-cell>
          <table:table-cell office:value-type="float" office:value="0.0194015963443059" calcext:value-type="float">
            <text:p>0.019401596344306</text:p>
          </table:table-cell>
          <table:table-cell office:value-type="float" office:value="0.00342129713073723" calcext:value-type="float">
            <text:p>0.003421297130737</text:p>
          </table:table-cell>
        </table:table-row>
        <table:table-row table:style-name="ro1">
          <table:table-cell office:value-type="float" office:value="22.419121163232" calcext:value-type="float">
            <text:p>22.419121163232</text:p>
          </table:table-cell>
          <table:table-cell office:value-type="float" office:value="3.50198922838484" calcext:value-type="float">
            <text:p>3.5019892283848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139868440539" calcext:value-type="float">
            <text:p>0.96513986844053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5000" calcext:value-type="float">
            <text:p>415000</text:p>
          </table:table-cell>
          <table:table-cell office:value-type="float" office:value="26" calcext:value-type="float">
            <text:p>26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34782608695652" calcext:value-type="float">
            <text:p>0.934782608695652</text:p>
          </table:table-cell>
          <table:table-cell office:value-type="float" office:value="0.968975468975469" calcext:value-type="float">
            <text:p>0.968975468975469</text:p>
          </table:table-cell>
          <table:table-cell office:value-type="float" office:value="2.6259839850363" calcext:value-type="float">
            <text:p>2.6259839850363</text:p>
          </table:table-cell>
          <table:table-cell office:value-type="float" office:value="1.10005052129937" calcext:value-type="float">
            <text:p>1.10005052129937</text:p>
          </table:table-cell>
          <table:table-cell office:value-type="float" office:value="0.0166529573179539" calcext:value-type="float">
            <text:p>0.016652957317954</text:p>
          </table:table-cell>
          <table:table-cell office:value-type="float" office:value="0.00255648357288512" calcext:value-type="float">
            <text:p>0.002556483572885</text:p>
          </table:table-cell>
        </table:table-row>
        <table:table-row table:style-name="ro1">
          <table:table-cell office:value-type="float" office:value="25.0701142038618" calcext:value-type="float">
            <text:p>25.0701142038618</text:p>
          </table:table-cell>
          <table:table-cell office:value-type="float" office:value="2.77912078584944" calcext:value-type="float">
            <text:p>2.7791207858494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4521364830803" calcext:value-type="float">
            <text:p>0.96452136483080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7000" calcext:value-type="float">
            <text:p>427000</text:p>
          </table:table-cell>
          <table:table-cell office:value-type="float" office:value="26" calcext:value-type="float">
            <text:p>26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70397111913357" calcext:value-type="float">
            <text:p>0.970397111913357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2.70354458492952" calcext:value-type="float">
            <text:p>2.70354458492952</text:p>
          </table:table-cell>
          <table:table-cell office:value-type="float" office:value="0.71930362063851" calcext:value-type="float">
            <text:p>0.71930362063851</text:p>
          </table:table-cell>
          <table:table-cell office:value-type="float" office:value="0.0166637945373918" calcext:value-type="float">
            <text:p>0.016663794537392</text:p>
          </table:table-cell>
          <table:table-cell office:value-type="float" office:value="0.00295105832498055" calcext:value-type="float">
            <text:p>0.002951058324981</text:p>
          </table:table-cell>
        </table:table-row>
        <table:table-row table:style-name="ro1">
          <table:table-cell office:value-type="float" office:value="23.9285944189344" calcext:value-type="float">
            <text:p>23.9285944189344</text:p>
          </table:table-cell>
          <table:table-cell office:value-type="float" office:value="2.10951464516776" calcext:value-type="float">
            <text:p>2.1095146451677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4727061374818" calcext:value-type="float">
            <text:p>0.96472706137481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8000" calcext:value-type="float">
            <text:p>448000</text:p>
          </table:table-cell>
          <table:table-cell office:value-type="float" office:value="26" calcext:value-type="float">
            <text:p>26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53790613718411" calcext:value-type="float">
            <text:p>0.953790613718411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70397111913357" calcext:value-type="float">
            <text:p>0.970397111913357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71139971139971" calcext:value-type="float">
            <text:p>0.971139971139971</text:p>
          </table:table-cell>
          <table:table-cell office:value-type="float" office:value="1.04042106948056" calcext:value-type="float">
            <text:p>1.04042106948056</text:p>
          </table:table-cell>
          <table:table-cell office:value-type="float" office:value="0.181437730013656" calcext:value-type="float">
            <text:p>0.181437730013656</text:p>
          </table:table-cell>
          <table:table-cell office:value-type="float" office:value="0.0169616796924031" calcext:value-type="float">
            <text:p>0.016961679692403</text:p>
          </table:table-cell>
          <table:table-cell office:value-type="float" office:value="0.00569416442131742" calcext:value-type="float">
            <text:p>0.005694164421317</text:p>
          </table:table-cell>
        </table:table-row>
        <table:table-row table:style-name="ro1">
          <table:table-cell office:value-type="float" office:value="26.8324618680137" calcext:value-type="float">
            <text:p>26.8324618680137</text:p>
          </table:table-cell>
          <table:table-cell office:value-type="float" office:value="2.25876474380493" calcext:value-type="float">
            <text:p>2.2587647438049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6583688502203" calcext:value-type="float">
            <text:p>0.96658368850220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66000" calcext:value-type="float">
            <text:p>466000</text:p>
          </table:table-cell>
          <table:table-cell office:value-type="float" office:value="26" calcext:value-type="float">
            <text:p>26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71119133574007" calcext:value-type="float">
            <text:p>0.971119133574007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56521739130435" calcext:value-type="float">
            <text:p>0.956521739130435</text:p>
          </table:table-cell>
          <table:table-cell office:value-type="float" office:value="0.971139971139971" calcext:value-type="float">
            <text:p>0.971139971139971</text:p>
          </table:table-cell>
          <table:table-cell office:value-type="float" office:value="1.99268565288073" calcext:value-type="float">
            <text:p>1.99268565288073</text:p>
          </table:table-cell>
          <table:table-cell office:value-type="float" office:value="0.346175943025177" calcext:value-type="float">
            <text:p>0.346175943025177</text:p>
          </table:table-cell>
          <table:table-cell office:value-type="float" office:value="0.0216504394182446" calcext:value-type="float">
            <text:p>0.021650439418245</text:p>
          </table:table-cell>
          <table:table-cell office:value-type="float" office:value="0.00333999377303399" calcext:value-type="float">
            <text:p>0.003339993773034</text:p>
          </table:table-cell>
        </table:table-row>
        <table:table-row table:style-name="ro1">
          <table:table-cell office:value-type="float" office:value="29.567412342344" calcext:value-type="float">
            <text:p>29.567412342344</text:p>
          </table:table-cell>
          <table:table-cell office:value-type="float" office:value="2.89190816879272" calcext:value-type="float">
            <text:p>2.8919081687927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3387280303216" calcext:value-type="float">
            <text:p>0.96338728030321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79000" calcext:value-type="float">
            <text:p>479000</text:p>
          </table:table-cell>
          <table:table-cell office:value-type="float" office:value="26" calcext:value-type="float">
            <text:p>26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48051948051948" calcext:value-type="float">
            <text:p>0.948051948051948</text:p>
          </table:table-cell>
          <table:table-cell office:value-type="float" office:value="0.971841155234657" calcext:value-type="float">
            <text:p>0.97184115523465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6031746031746" calcext:value-type="float">
            <text:p>0.96031746031746</text:p>
          </table:table-cell>
          <table:table-cell office:value-type="float" office:value="2.27629573984386" calcext:value-type="float">
            <text:p>2.27629573984386</text:p>
          </table:table-cell>
          <table:table-cell office:value-type="float" office:value="0.70471583985245" calcext:value-type="float">
            <text:p>0.70471583985245</text:p>
          </table:table-cell>
          <table:table-cell office:value-type="float" office:value="0.0194622484470004" calcext:value-type="float">
            <text:p>0.019462248447001</text:p>
          </table:table-cell>
          <table:table-cell office:value-type="float" office:value="0.00403935730982485" calcext:value-type="float">
            <text:p>0.004039357309825</text:p>
          </table:table-cell>
        </table:table-row>
        <table:table-row table:style-name="ro1">
          <table:table-cell office:value-type="float" office:value="26.7604283605303" calcext:value-type="float">
            <text:p>26.7604283605303</text:p>
          </table:table-cell>
          <table:table-cell office:value-type="float" office:value="3.38751561301095" calcext:value-type="float">
            <text:p>3.3875156130109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6996569987802" calcext:value-type="float">
            <text:p>0.9669965699878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47000" calcext:value-type="float">
            <text:p>547000</text:p>
          </table:table-cell>
          <table:table-cell office:value-type="float" office:value="26" calcext:value-type="float">
            <text:p>26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71119133574007" calcext:value-type="float">
            <text:p>0.971119133574007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34782608695652" calcext:value-type="float">
            <text:p>0.934782608695652</text:p>
          </table:table-cell>
          <table:table-cell office:value-type="float" office:value="0.968253968253968" calcext:value-type="float">
            <text:p>0.968253968253968</text:p>
          </table:table-cell>
          <table:table-cell office:value-type="float" office:value="1.3676458832815" calcext:value-type="float">
            <text:p>1.3676458832815</text:p>
          </table:table-cell>
          <table:table-cell office:value-type="float" office:value="0.566628395926299" calcext:value-type="float">
            <text:p>0.566628395926299</text:p>
          </table:table-cell>
          <table:table-cell office:value-type="float" office:value="0.016163166507791" calcext:value-type="float">
            <text:p>0.016163166507791</text:p>
          </table:table-cell>
          <table:table-cell office:value-type="float" office:value="0.0028821274104891" calcext:value-type="float">
            <text:p>0.002882127410489</text:p>
          </table:table-cell>
        </table:table-row>
        <table:table-row table:style-name="ro1">
          <table:table-cell office:value-type="float" office:value="22.3516033036368" calcext:value-type="float">
            <text:p>22.3516033036368</text:p>
          </table:table-cell>
          <table:table-cell office:value-type="float" office:value="2.90258431434631" calcext:value-type="float">
            <text:p>2.9025843143463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2665184222688" calcext:value-type="float">
            <text:p>0.96266518422268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0000" calcext:value-type="float">
            <text:p>420000</text:p>
          </table:table-cell>
          <table:table-cell office:value-type="float" office:value="32" calcext:value-type="float">
            <text:p>32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5884476534296" calcext:value-type="float">
            <text:p>0.95884476534296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43478260869565" calcext:value-type="float">
            <text:p>0.943478260869565</text:p>
          </table:table-cell>
          <table:table-cell office:value-type="float" office:value="0.961038961038961" calcext:value-type="float">
            <text:p>0.961038961038961</text:p>
          </table:table-cell>
          <table:table-cell office:value-type="float" office:value="4.39064351956625" calcext:value-type="float">
            <text:p>4.39064351956625</text:p>
          </table:table-cell>
          <table:table-cell office:value-type="float" office:value="0.912164468382029" calcext:value-type="float">
            <text:p>0.912164468382029</text:p>
          </table:table-cell>
          <table:table-cell office:value-type="float" office:value="0.018772161093094" calcext:value-type="float">
            <text:p>0.018772161093094</text:p>
          </table:table-cell>
          <table:table-cell office:value-type="float" office:value="0.0022379637607801" calcext:value-type="float">
            <text:p>0.00223796376078</text:p>
          </table:table-cell>
        </table:table-row>
        <table:table-row table:style-name="ro1">
          <table:table-cell office:value-type="float" office:value="21.0981021268027" calcext:value-type="float">
            <text:p>21.0981021268027</text:p>
          </table:table-cell>
          <table:table-cell office:value-type="float" office:value="3.11061555998666" calcext:value-type="float">
            <text:p>3.1106155599866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5140835898958" calcext:value-type="float">
            <text:p>0.96514083589895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1000" calcext:value-type="float">
            <text:p>421000</text:p>
          </table:table-cell>
          <table:table-cell office:value-type="float" office:value="32" calcext:value-type="float">
            <text:p>32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5884476534296" calcext:value-type="float">
            <text:p>0.95884476534296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71119133574007" calcext:value-type="float">
            <text:p>0.971119133574007</text:p>
          </table:table-cell>
          <table:table-cell office:value-type="float" office:value="0.921739130434783" calcext:value-type="float">
            <text:p>0.921739130434783</text:p>
          </table:table-cell>
          <table:table-cell office:value-type="float" office:value="0.95959595959596" calcext:value-type="float">
            <text:p>0.95959595959596</text:p>
          </table:table-cell>
          <table:table-cell office:value-type="float" office:value="2.31752534211202" calcext:value-type="float">
            <text:p>2.31752534211202</text:p>
          </table:table-cell>
          <table:table-cell office:value-type="float" office:value="1.15879584430915" calcext:value-type="float">
            <text:p>1.15879584430915</text:p>
          </table:table-cell>
          <table:table-cell office:value-type="float" office:value="0.0176447699860074" calcext:value-type="float">
            <text:p>0.017644769986008</text:p>
          </table:table-cell>
          <table:table-cell office:value-type="float" office:value="0.00412795994760282" calcext:value-type="float">
            <text:p>0.004127959947603</text:p>
          </table:table-cell>
        </table:table-row>
        <table:table-row table:style-name="ro1">
          <table:table-cell office:value-type="float" office:value="24.7326357024057" calcext:value-type="float">
            <text:p>24.7326357024057</text:p>
          </table:table-cell>
          <table:table-cell office:value-type="float" office:value="2.34901945931571" calcext:value-type="float">
            <text:p>2.3490194593157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7100013618838" calcext:value-type="float">
            <text:p>0.96710001361883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1000" calcext:value-type="float">
            <text:p>441000</text:p>
          </table:table-cell>
          <table:table-cell office:value-type="float" office:value="32" calcext:value-type="float">
            <text:p>32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75451263537906" calcext:value-type="float">
            <text:p>0.975451263537906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52173913043478" calcext:value-type="float">
            <text:p>0.952173913043478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1.77925603139549" calcext:value-type="float">
            <text:p>1.77925603139549</text:p>
          </table:table-cell>
          <table:table-cell office:value-type="float" office:value="0.590729358555386" calcext:value-type="float">
            <text:p>0.590729358555386</text:p>
          </table:table-cell>
          <table:table-cell office:value-type="float" office:value="0.0183238078496983" calcext:value-type="float">
            <text:p>0.018323807849698</text:p>
          </table:table-cell>
          <table:table-cell office:value-type="float" office:value="0.00346857261599199" calcext:value-type="float">
            <text:p>0.003468572615992</text:p>
          </table:table-cell>
        </table:table-row>
        <table:table-row table:style-name="ro1">
          <table:table-cell office:value-type="float" office:value="24.2824219976153" calcext:value-type="float">
            <text:p>24.2824219976153</text:p>
          </table:table-cell>
          <table:table-cell office:value-type="float" office:value="2.210613489151" calcext:value-type="float">
            <text:p>2.21061348915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5449231875225" calcext:value-type="float">
            <text:p>0.96544923187522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2000" calcext:value-type="float">
            <text:p>442000</text:p>
          </table:table-cell>
          <table:table-cell office:value-type="float" office:value="32" calcext:value-type="float">
            <text:p>32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57400722021661" calcext:value-type="float">
            <text:p>0.957400722021661</text:p>
          </table:table-cell>
          <table:table-cell office:value-type="float" office:value="0.934782608695652" calcext:value-type="float">
            <text:p>0.934782608695652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1.84048410503199" calcext:value-type="float">
            <text:p>1.84048410503199</text:p>
          </table:table-cell>
          <table:table-cell office:value-type="float" office:value="0.461112214349485" calcext:value-type="float">
            <text:p>0.461112214349485</text:p>
          </table:table-cell>
          <table:table-cell office:value-type="float" office:value="0.0177635165681515" calcext:value-type="float">
            <text:p>0.017763516568152</text:p>
          </table:table-cell>
          <table:table-cell office:value-type="float" office:value="0.0042383954925275" calcext:value-type="float">
            <text:p>0.004238395492528</text:p>
          </table:table-cell>
        </table:table-row>
        <table:table-row table:style-name="ro1">
          <table:table-cell office:value-type="float" office:value="23.6162048067365" calcext:value-type="float">
            <text:p>23.6162048067365</text:p>
          </table:table-cell>
          <table:table-cell office:value-type="float" office:value="2.43604230880737" calcext:value-type="float">
            <text:p>2.4360423088073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7306231102002" calcext:value-type="float">
            <text:p>0.9673062311020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95000" calcext:value-type="float">
            <text:p>495000</text:p>
          </table:table-cell>
          <table:table-cell office:value-type="float" office:value="32" calcext:value-type="float">
            <text:p>32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71841155234657" calcext:value-type="float">
            <text:p>0.971841155234657</text:p>
          </table:table-cell>
          <table:table-cell office:value-type="float" office:value="0.948051948051948" calcext:value-type="float">
            <text:p>0.948051948051948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966089466089466" calcext:value-type="float">
            <text:p>0.966089466089466</text:p>
          </table:table-cell>
          <table:table-cell office:value-type="float" office:value="0.783571367333174" calcext:value-type="float">
            <text:p>0.783571367333174</text:p>
          </table:table-cell>
          <table:table-cell office:value-type="float" office:value="0.497794956960203" calcext:value-type="float">
            <text:p>0.497794956960203</text:p>
          </table:table-cell>
          <table:table-cell office:value-type="float" office:value="0.0151717080059472" calcext:value-type="float">
            <text:p>0.015171708005947</text:p>
          </table:table-cell>
          <table:table-cell office:value-type="float" office:value="0.00269207583524811" calcext:value-type="float">
            <text:p>0.002692075835248</text:p>
          </table:table-cell>
        </table:table-row>
        <table:table-row table:style-name="ro1">
          <table:table-cell office:value-type="float" office:value="23.6887760843549" calcext:value-type="float">
            <text:p>23.6887760843549</text:p>
          </table:table-cell>
          <table:table-cell office:value-type="float" office:value="2.48295756748744" calcext:value-type="float">
            <text:p>2.4829575674874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933799797132" calcext:value-type="float">
            <text:p>0.96493379979713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02000" calcext:value-type="float">
            <text:p>502000</text:p>
          </table:table-cell>
          <table:table-cell office:value-type="float" office:value="32" calcext:value-type="float">
            <text:p>32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56678700361011" calcext:value-type="float">
            <text:p>0.956678700361011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43478260869565" calcext:value-type="float">
            <text:p>0.943478260869565</text:p>
          </table:table-cell>
          <table:table-cell office:value-type="float" office:value="0.966810966810967" calcext:value-type="float">
            <text:p>0.966810966810967</text:p>
          </table:table-cell>
          <table:table-cell office:value-type="float" office:value="0.623596886897787" calcext:value-type="float">
            <text:p>0.623596886897787</text:p>
          </table:table-cell>
          <table:table-cell office:value-type="float" office:value="0.506102575329163" calcext:value-type="float">
            <text:p>0.506102575329163</text:p>
          </table:table-cell>
          <table:table-cell office:value-type="float" office:value="0.0194726070475964" calcext:value-type="float">
            <text:p>0.019472607047596</text:p>
          </table:table-cell>
          <table:table-cell office:value-type="float" office:value="0.0044331182180541" calcext:value-type="float">
            <text:p>0.004433118218054</text:p>
          </table:table-cell>
        </table:table-row>
        <table:table-row table:style-name="ro1">
          <table:table-cell office:value-type="float" office:value="25.69049848829" calcext:value-type="float">
            <text:p>25.69049848829</text:p>
          </table:table-cell>
          <table:table-cell office:value-type="float" office:value="2.46987336022513" calcext:value-type="float">
            <text:p>2.4698733602251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6171848894902" calcext:value-type="float">
            <text:p>0.9661718488949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16000" calcext:value-type="float">
            <text:p>516000</text:p>
          </table:table-cell>
          <table:table-cell office:value-type="float" office:value="32" calcext:value-type="float">
            <text:p>32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82683982683983" calcext:value-type="float">
            <text:p>0.982683982683983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71119133574007" calcext:value-type="float">
            <text:p>0.971119133574007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26086956521739" calcext:value-type="float">
            <text:p>0.926086956521739</text:p>
          </table:table-cell>
          <table:table-cell office:value-type="float" office:value="0.963924963924964" calcext:value-type="float">
            <text:p>0.963924963924964</text:p>
          </table:table-cell>
          <table:table-cell office:value-type="float" office:value="1.28203485942002" calcext:value-type="float">
            <text:p>1.28203485942002</text:p>
          </table:table-cell>
          <table:table-cell office:value-type="float" office:value="0.559317174831302" calcext:value-type="float">
            <text:p>0.559317174831302</text:p>
          </table:table-cell>
          <table:table-cell office:value-type="float" office:value="0.0200502068573769" calcext:value-type="float">
            <text:p>0.020050206857377</text:p>
          </table:table-cell>
          <table:table-cell office:value-type="float" office:value="0.00262651906322946" calcext:value-type="float">
            <text:p>0.002626519063229</text:p>
          </table:table-cell>
        </table:table-row>
        <table:table-row table:style-name="ro1">
          <table:table-cell office:value-type="float" office:value="26.5617432594299" calcext:value-type="float">
            <text:p>26.5617432594299</text:p>
          </table:table-cell>
          <table:table-cell office:value-type="float" office:value="2.5696382181985" calcext:value-type="float">
            <text:p>2.569638218198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6068479683745" calcext:value-type="float">
            <text:p>0.96606847968374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30000" calcext:value-type="float">
            <text:p>530000</text:p>
          </table:table-cell>
          <table:table-cell office:value-type="float" office:value="32" calcext:value-type="float">
            <text:p>32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82683982683983" calcext:value-type="float">
            <text:p>0.982683982683983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70397111913357" calcext:value-type="float">
            <text:p>0.970397111913357</text:p>
          </table:table-cell>
          <table:table-cell office:value-type="float" office:value="0.948051948051948" calcext:value-type="float">
            <text:p>0.948051948051948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6086956521739" calcext:value-type="float">
            <text:p>0.926086956521739</text:p>
          </table:table-cell>
          <table:table-cell office:value-type="float" office:value="0.966089466089466" calcext:value-type="float">
            <text:p>0.966089466089466</text:p>
          </table:table-cell>
          <table:table-cell office:value-type="float" office:value="2.025075618528" calcext:value-type="float">
            <text:p>2.025075618528</text:p>
          </table:table-cell>
          <table:table-cell office:value-type="float" office:value="0.476210036903142" calcext:value-type="float">
            <text:p>0.476210036903142</text:p>
          </table:table-cell>
          <table:table-cell office:value-type="float" office:value="0.0203156627328181" calcext:value-type="float">
            <text:p>0.020315662732818</text:p>
          </table:table-cell>
          <table:table-cell office:value-type="float" office:value="0.00264586334838158" calcext:value-type="float">
            <text:p>0.002645863348382</text:p>
          </table:table-cell>
        </table:table-row>
        <table:table-row table:style-name="ro1">
          <table:table-cell office:value-type="float" office:value="27.0669629573822" calcext:value-type="float">
            <text:p>27.0669629573822</text:p>
          </table:table-cell>
          <table:table-cell office:value-type="float" office:value="3.11611594472613" calcext:value-type="float">
            <text:p>3.1161159447261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3490500674616" calcext:value-type="float">
            <text:p>0.96349050067461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43000" calcext:value-type="float">
            <text:p>543000</text:p>
          </table:table-cell>
          <table:table-cell office:value-type="float" office:value="32" calcext:value-type="float">
            <text:p>32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56678700361011" calcext:value-type="float">
            <text:p>0.956678700361011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5959595959596" calcext:value-type="float">
            <text:p>0.95959595959596</text:p>
          </table:table-cell>
          <table:table-cell office:value-type="float" office:value="1.7660710143305" calcext:value-type="float">
            <text:p>1.7660710143305</text:p>
          </table:table-cell>
          <table:table-cell office:value-type="float" office:value="0.74826594873196" calcext:value-type="float">
            <text:p>0.74826594873196</text:p>
          </table:table-cell>
          <table:table-cell office:value-type="float" office:value="0.018637350292386" calcext:value-type="float">
            <text:p>0.018637350292386</text:p>
          </table:table-cell>
          <table:table-cell office:value-type="float" office:value="0.0037742667983895" calcext:value-type="float">
            <text:p>0.00377426679839</text:p>
          </table:table-cell>
        </table:table-row>
        <table:table-row table:style-name="ro1">
          <table:table-cell office:value-type="float" office:value="22.4480472632817" calcext:value-type="float">
            <text:p>22.4480472632817</text:p>
          </table:table-cell>
          <table:table-cell office:value-type="float" office:value="3.65284310068403" calcext:value-type="float">
            <text:p>3.65284310068403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544945513486" calcext:value-type="float">
            <text:p>0.9654494551348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4000" calcext:value-type="float">
            <text:p>424000</text:p>
          </table:table-cell>
          <table:table-cell office:value-type="float" office:value="41" calcext:value-type="float">
            <text:p>41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70397111913357" calcext:value-type="float">
            <text:p>0.970397111913357</text:p>
          </table:table-cell>
          <table:table-cell office:value-type="float" office:value="0.947826086956522" calcext:value-type="float">
            <text:p>0.947826086956522</text:p>
          </table:table-cell>
          <table:table-cell office:value-type="float" office:value="0.967532467532468" calcext:value-type="float">
            <text:p>0.967532467532468</text:p>
          </table:table-cell>
          <table:table-cell office:value-type="float" office:value="1.57430496090548" calcext:value-type="float">
            <text:p>1.57430496090548</text:p>
          </table:table-cell>
          <table:table-cell office:value-type="float" office:value="0.984765598655991" calcext:value-type="float">
            <text:p>0.984765598655991</text:p>
          </table:table-cell>
          <table:table-cell office:value-type="float" office:value="0.0172765156914999" calcext:value-type="float">
            <text:p>0.0172765156915</text:p>
          </table:table-cell>
          <table:table-cell office:value-type="float" office:value="0.00268834251664925" calcext:value-type="float">
            <text:p>0.002688342516649</text:p>
          </table:table-cell>
        </table:table-row>
        <table:table-row table:style-name="ro1">
          <table:table-cell office:value-type="float" office:value="23.9946136134011" calcext:value-type="float">
            <text:p>23.9946136134011</text:p>
          </table:table-cell>
          <table:table-cell office:value-type="float" office:value="2.32388022967747" calcext:value-type="float">
            <text:p>2.32388022967747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5553047605652" calcext:value-type="float">
            <text:p>0.96555304760565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4000" calcext:value-type="float">
            <text:p>444000</text:p>
          </table:table-cell>
          <table:table-cell office:value-type="float" office:value="41" calcext:value-type="float">
            <text:p>41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43478260869565" calcext:value-type="float">
            <text:p>0.943478260869565</text:p>
          </table:table-cell>
          <table:table-cell office:value-type="float" office:value="0.963203463203463" calcext:value-type="float">
            <text:p>0.963203463203463</text:p>
          </table:table-cell>
          <table:table-cell office:value-type="float" office:value="1.25445140547917" calcext:value-type="float">
            <text:p>1.25445140547917</text:p>
          </table:table-cell>
          <table:table-cell office:value-type="float" office:value="0.456026048043699" calcext:value-type="float">
            <text:p>0.456026048043699</text:p>
          </table:table-cell>
          <table:table-cell office:value-type="float" office:value="0.0190541679462748" calcext:value-type="float">
            <text:p>0.019054167946275</text:p>
          </table:table-cell>
          <table:table-cell office:value-type="float" office:value="0.00187463470242551" calcext:value-type="float">
            <text:p>0.001874634702426</text:p>
          </table:table-cell>
        </table:table-row>
        <table:table-row table:style-name="ro1">
          <table:table-cell office:value-type="float" office:value="23.9673266751426" calcext:value-type="float">
            <text:p>23.9673266751426</text:p>
          </table:table-cell>
          <table:table-cell office:value-type="float" office:value="2.28535808835711" calcext:value-type="float">
            <text:p>2.28535808835711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8956268646831" calcext:value-type="float">
            <text:p>0.96895626864683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7000" calcext:value-type="float">
            <text:p>447000</text:p>
          </table:table-cell>
          <table:table-cell office:value-type="float" office:value="41" calcext:value-type="float">
            <text:p>41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70397111913357" calcext:value-type="float">
            <text:p>0.970397111913357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71119133574007" calcext:value-type="float">
            <text:p>0.971119133574007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71841155234657" calcext:value-type="float">
            <text:p>0.971841155234657</text:p>
          </table:table-cell>
          <table:table-cell office:value-type="float" office:value="0.943478260869565" calcext:value-type="float">
            <text:p>0.943478260869565</text:p>
          </table:table-cell>
          <table:table-cell office:value-type="float" office:value="0.968975468975469" calcext:value-type="float">
            <text:p>0.968975468975469</text:p>
          </table:table-cell>
          <table:table-cell office:value-type="float" office:value="0.652962002323792" calcext:value-type="float">
            <text:p>0.652962002323792</text:p>
          </table:table-cell>
          <table:table-cell office:value-type="float" office:value="0.35253823370292" calcext:value-type="float">
            <text:p>0.35253823370292</text:p>
          </table:table-cell>
          <table:table-cell office:value-type="float" office:value="0.0145961061459794" calcext:value-type="float">
            <text:p>0.014596106145979</text:p>
          </table:table-cell>
          <table:table-cell office:value-type="float" office:value="0.00247121378295363" calcext:value-type="float">
            <text:p>0.002471213782954</text:p>
          </table:table-cell>
        </table:table-row>
        <table:table-row table:style-name="ro1">
          <table:table-cell office:value-type="float" office:value="26.6008162498474" calcext:value-type="float">
            <text:p>26.6008162498474</text:p>
          </table:table-cell>
          <table:table-cell office:value-type="float" office:value="2.36176855223519" calcext:value-type="float">
            <text:p>2.36176855223519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5449157455346" calcext:value-type="float">
            <text:p>0.96544915745534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70000" calcext:value-type="float">
            <text:p>470000</text:p>
          </table:table-cell>
          <table:table-cell office:value-type="float" office:value="41" calcext:value-type="float">
            <text:p>41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5956678700361" calcext:value-type="float">
            <text:p>0.95956678700361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43478260869565" calcext:value-type="float">
            <text:p>0.943478260869565</text:p>
          </table:table-cell>
          <table:table-cell office:value-type="float" office:value="0.97041847041847" calcext:value-type="float">
            <text:p>0.97041847041847</text:p>
          </table:table-cell>
          <table:table-cell office:value-type="float" office:value="1.82580505930128" calcext:value-type="float">
            <text:p>1.82580505930128</text:p>
          </table:table-cell>
          <table:table-cell office:value-type="float" office:value="0.576853070284674" calcext:value-type="float">
            <text:p>0.576853070284674</text:p>
          </table:table-cell>
          <table:table-cell office:value-type="float" office:value="0.0168135700179875" calcext:value-type="float">
            <text:p>0.016813570017988</text:p>
          </table:table-cell>
          <table:table-cell office:value-type="float" office:value="0.00350824397483876" calcext:value-type="float">
            <text:p>0.003508243974839</text:p>
          </table:table-cell>
        </table:table-row>
        <table:table-row table:style-name="ro1">
          <table:table-cell office:value-type="float" office:value="23.5807332992554" calcext:value-type="float">
            <text:p>23.5807332992554</text:p>
          </table:table-cell>
          <table:table-cell office:value-type="float" office:value="2.16938359396798" calcext:value-type="float">
            <text:p>2.16938359396798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390271238131" calcext:value-type="float">
            <text:p>0.9639027123813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94000" calcext:value-type="float">
            <text:p>494000</text:p>
          </table:table-cell>
          <table:table-cell office:value-type="float" office:value="41" calcext:value-type="float">
            <text:p>41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63203463203463" calcext:value-type="float">
            <text:p>0.963203463203463</text:p>
          </table:table-cell>
          <table:table-cell office:value-type="float" office:value="0.182085333672386" calcext:value-type="float">
            <text:p>0.182085333672386</text:p>
          </table:table-cell>
          <table:table-cell office:value-type="float" office:value="0.172221613396511" calcext:value-type="float">
            <text:p>0.172221613396511</text:p>
          </table:table-cell>
          <table:table-cell office:value-type="float" office:value="0.0221801730283154" calcext:value-type="float">
            <text:p>0.022180173028315</text:p>
          </table:table-cell>
          <table:table-cell office:value-type="float" office:value="0.00200404109094895" calcext:value-type="float">
            <text:p>0.002004041090949</text:p>
          </table:table-cell>
        </table:table-row>
        <table:table-row table:style-name="ro1">
          <table:table-cell office:value-type="float" office:value="23.8990608283452" calcext:value-type="float">
            <text:p>23.8990608283452</text:p>
          </table:table-cell>
          <table:table-cell office:value-type="float" office:value="2.3954336302621" calcext:value-type="float">
            <text:p>2.3954336302621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565589587766" calcext:value-type="float">
            <text:p>0.9656558958776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96000" calcext:value-type="float">
            <text:p>496000</text:p>
          </table:table-cell>
          <table:table-cell office:value-type="float" office:value="41" calcext:value-type="float">
            <text:p>41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71841155234657" calcext:value-type="float">
            <text:p>0.97184115523465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966089466089466" calcext:value-type="float">
            <text:p>0.966089466089466</text:p>
          </table:table-cell>
          <table:table-cell office:value-type="float" office:value="1.01922349949117" calcext:value-type="float">
            <text:p>1.01922349949117</text:p>
          </table:table-cell>
          <table:table-cell office:value-type="float" office:value="0.225325534171156" calcext:value-type="float">
            <text:p>0.225325534171156</text:p>
          </table:table-cell>
          <table:table-cell office:value-type="float" office:value="0.0170019738695995" calcext:value-type="float">
            <text:p>0.0170019738696</text:p>
          </table:table-cell>
          <table:table-cell office:value-type="float" office:value="0.00344926937776336" calcext:value-type="float">
            <text:p>0.003449269377763</text:p>
          </table:table-cell>
        </table:table-row>
        <table:table-row table:style-name="ro1">
          <table:table-cell office:value-type="float" office:value="23.217640706471" calcext:value-type="float">
            <text:p>23.217640706471</text:p>
          </table:table-cell>
          <table:table-cell office:value-type="float" office:value="2.2835659640176" calcext:value-type="float">
            <text:p>2.2835659640176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617192331478" calcext:value-type="float">
            <text:p>0.9661719233147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52173913043478" calcext:value-type="float">
            <text:p>0.952173913043478</text:p>
          </table:table-cell>
          <table:table-cell office:value-type="float" office:value="0.963203463203463" calcext:value-type="float">
            <text:p>0.963203463203463</text:p>
          </table:table-cell>
          <table:table-cell office:value-type="float" office:value="0.836927780955935" calcext:value-type="float">
            <text:p>0.836927780955935</text:p>
          </table:table-cell>
          <table:table-cell office:value-type="float" office:value="0.221855319953833" calcext:value-type="float">
            <text:p>0.221855319953833</text:p>
          </table:table-cell>
          <table:table-cell office:value-type="float" office:value="0.0220392573010657" calcext:value-type="float">
            <text:p>0.022039257301066</text:p>
          </table:table-cell>
          <table:table-cell office:value-type="float" office:value="0.00222631385109967" calcext:value-type="float">
            <text:p>0.0022263138511</text:p>
          </table:table-cell>
        </table:table-row>
        <table:table-row table:style-name="ro1">
          <table:table-cell office:value-type="float" office:value="23.4089330605098" calcext:value-type="float">
            <text:p>23.4089330605098</text:p>
          </table:table-cell>
          <table:table-cell office:value-type="float" office:value="2.33074501582554" calcext:value-type="float">
            <text:p>2.33074501582554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7408781694496" calcext:value-type="float">
            <text:p>0.96740878169449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01000" calcext:value-type="float">
            <text:p>501000</text:p>
          </table:table-cell>
          <table:table-cell office:value-type="float" office:value="41" calcext:value-type="float">
            <text:p>41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71119133574007" calcext:value-type="float">
            <text:p>0.971119133574007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43478260869565" calcext:value-type="float">
            <text:p>0.943478260869565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566517633939446" calcext:value-type="float">
            <text:p>0.566517633939446</text:p>
          </table:table-cell>
          <table:table-cell office:value-type="float" office:value="0.274888775756261" calcext:value-type="float">
            <text:p>0.274888775756261</text:p>
          </table:table-cell>
          <table:table-cell office:value-type="float" office:value="0.0234644426313526" calcext:value-type="float">
            <text:p>0.023464442631353</text:p>
          </table:table-cell>
          <table:table-cell office:value-type="float" office:value="0.00404040567020618" calcext:value-type="float">
            <text:p>0.004040405670206</text:p>
          </table:table-cell>
        </table:table-row>
        <table:table-row table:style-name="ro1">
          <table:table-cell office:value-type="float" office:value="27.1088038172041" calcext:value-type="float">
            <text:p>27.1088038172041</text:p>
          </table:table-cell>
          <table:table-cell office:value-type="float" office:value="3.34378753389631" calcext:value-type="float">
            <text:p>3.34378753389631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7202787470967" calcext:value-type="float">
            <text:p>0.96720278747096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46000" calcext:value-type="float">
            <text:p>546000</text:p>
          </table:table-cell>
          <table:table-cell office:value-type="float" office:value="41" calcext:value-type="float">
            <text:p>41</text:p>
          </table:table-cell>
          <table:table-cell office:value-type="float" office:value="0.948051948051948" calcext:value-type="float">
            <text:p>0.948051948051948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1304347826087" calcext:value-type="float">
            <text:p>0.91304347826087</text:p>
          </table:table-cell>
          <table:table-cell office:value-type="float" office:value="0.968975468975469" calcext:value-type="float">
            <text:p>0.968975468975469</text:p>
          </table:table-cell>
          <table:table-cell office:value-type="float" office:value="1.57744895604795" calcext:value-type="float">
            <text:p>1.57744895604795</text:p>
          </table:table-cell>
          <table:table-cell office:value-type="float" office:value="0.756693833371251" calcext:value-type="float">
            <text:p>0.756693833371251</text:p>
          </table:table-cell>
          <table:table-cell office:value-type="float" office:value="0.0222336701775691" calcext:value-type="float">
            <text:p>0.022233670177569</text:p>
          </table:table-cell>
          <table:table-cell office:value-type="float" office:value="0.002469178377121" calcext:value-type="float">
            <text:p>0.002469178377121</text:p>
          </table:table-cell>
        </table:table-row>
        <table:table-row table:style-name="ro1">
          <table:table-cell office:value-type="float" office:value="22.3917275496892" calcext:value-type="float">
            <text:p>22.3917275496892</text:p>
          </table:table-cell>
          <table:table-cell office:value-type="float" office:value="3.00076832090105" calcext:value-type="float">
            <text:p>3.00076832090105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387421701" calcext:value-type="float">
            <text:p>0.9649338742170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0000" calcext:value-type="float">
            <text:p>410000</text:p>
          </table:table-cell>
          <table:table-cell office:value-type="float" office:value="50" calcext:value-type="float">
            <text:p>50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70397111913357" calcext:value-type="float">
            <text:p>0.970397111913357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66089466089466" calcext:value-type="float">
            <text:p>0.966089466089466</text:p>
          </table:table-cell>
          <table:table-cell office:value-type="float" office:value="2.23725721216926" calcext:value-type="float">
            <text:p>2.23725721216926</text:p>
          </table:table-cell>
          <table:table-cell office:value-type="float" office:value="0.895889522087362" calcext:value-type="float">
            <text:p>0.895889522087362</text:p>
          </table:table-cell>
          <table:table-cell office:value-type="float" office:value="0.0163132965337159" calcext:value-type="float">
            <text:p>0.016313296533716</text:p>
          </table:table-cell>
          <table:table-cell office:value-type="float" office:value="0.00275373213479793" calcext:value-type="float">
            <text:p>0.002753732134798</text:p>
          </table:table-cell>
        </table:table-row>
        <table:table-row table:style-name="ro1">
          <table:table-cell office:value-type="float" office:value="23.2613591807229" calcext:value-type="float">
            <text:p>23.2613591807229</text:p>
          </table:table-cell>
          <table:table-cell office:value-type="float" office:value="3.67798372677394" calcext:value-type="float">
            <text:p>3.67798372677394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41829329916" calcext:value-type="float">
            <text:p>0.9644182932991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3000" calcext:value-type="float">
            <text:p>423000</text:p>
          </table:table-cell>
          <table:table-cell office:value-type="float" office:value="50" calcext:value-type="float">
            <text:p>50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95812274368231" calcext:value-type="float">
            <text:p>0.95812274368231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26086956521739" calcext:value-type="float">
            <text:p>0.926086956521739</text:p>
          </table:table-cell>
          <table:table-cell office:value-type="float" office:value="0.964646464646465" calcext:value-type="float">
            <text:p>0.964646464646465</text:p>
          </table:table-cell>
          <table:table-cell office:value-type="float" office:value="2.36473151008756" calcext:value-type="float">
            <text:p>2.36473151008756</text:p>
          </table:table-cell>
          <table:table-cell office:value-type="float" office:value="1.37684200696972" calcext:value-type="float">
            <text:p>1.37684200696972</text:p>
          </table:table-cell>
          <table:table-cell office:value-type="float" office:value="0.0153316911950171" calcext:value-type="float">
            <text:p>0.015331691195017</text:p>
          </table:table-cell>
          <table:table-cell office:value-type="float" office:value="0.00266617603113568" calcext:value-type="float">
            <text:p>0.002666176031136</text:p>
          </table:table-cell>
        </table:table-row>
        <table:table-row table:style-name="ro1">
          <table:table-cell office:value-type="float" office:value="24.0550424030849" calcext:value-type="float">
            <text:p>24.0550424030849</text:p>
          </table:table-cell>
          <table:table-cell office:value-type="float" office:value="2.69190457889012" calcext:value-type="float">
            <text:p>2.69190457889012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3799268750274" calcext:value-type="float">
            <text:p>0.96379926875027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7000" calcext:value-type="float">
            <text:p>437000</text:p>
          </table:table-cell>
          <table:table-cell office:value-type="float" office:value="50" calcext:value-type="float">
            <text:p>50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66089466089466" calcext:value-type="float">
            <text:p>0.966089466089466</text:p>
          </table:table-cell>
          <table:table-cell office:value-type="float" office:value="0.652831159962717" calcext:value-type="float">
            <text:p>0.652831159962717</text:p>
          </table:table-cell>
          <table:table-cell office:value-type="float" office:value="0.637617361853595" calcext:value-type="float">
            <text:p>0.637617361853595</text:p>
          </table:table-cell>
          <table:table-cell office:value-type="float" office:value="0.0219187314595795" calcext:value-type="float">
            <text:p>0.02191873145958</text:p>
          </table:table-cell>
          <table:table-cell office:value-type="float" office:value="0.00263274654183781" calcext:value-type="float">
            <text:p>0.002632746541838</text:p>
          </table:table-cell>
        </table:table-row>
        <table:table-row table:style-name="ro1">
          <table:table-cell office:value-type="float" office:value="23.5646466527666" calcext:value-type="float">
            <text:p>23.5646466527666</text:p>
          </table:table-cell>
          <table:table-cell office:value-type="float" office:value="2.36950019427708" calcext:value-type="float">
            <text:p>2.36950019427708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4023056767" calcext:value-type="float">
            <text:p>0.96493402305676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51000" calcext:value-type="float">
            <text:p>451000</text:p>
          </table:table-cell>
          <table:table-cell office:value-type="float" office:value="50" calcext:value-type="float">
            <text:p>50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34782608695652" calcext:value-type="float">
            <text:p>0.934782608695652</text:p>
          </table:table-cell>
          <table:table-cell office:value-type="float" office:value="0.964646464646465" calcext:value-type="float">
            <text:p>0.964646464646465</text:p>
          </table:table-cell>
          <table:table-cell office:value-type="float" office:value="1.01887705143929" calcext:value-type="float">
            <text:p>1.01887705143929</text:p>
          </table:table-cell>
          <table:table-cell office:value-type="float" office:value="0.279027596677421" calcext:value-type="float">
            <text:p>0.279027596677421</text:p>
          </table:table-cell>
          <table:table-cell office:value-type="float" office:value="0.0175875762825045" calcext:value-type="float">
            <text:p>0.017587576282505</text:p>
          </table:table-cell>
          <table:table-cell office:value-type="float" office:value="0.0021433405536934" calcext:value-type="float">
            <text:p>0.002143340553693</text:p>
          </table:table-cell>
        </table:table-row>
        <table:table-row table:style-name="ro1">
          <table:table-cell office:value-type="float" office:value="24.3391201155526" calcext:value-type="float">
            <text:p>24.3391201155526</text:p>
          </table:table-cell>
          <table:table-cell office:value-type="float" office:value="2.39265094484602" calcext:value-type="float">
            <text:p>2.39265094484602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5243907430602" calcext:value-type="float">
            <text:p>0.9652439074306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08000" calcext:value-type="float">
            <text:p>508000</text:p>
          </table:table-cell>
          <table:table-cell office:value-type="float" office:value="50" calcext:value-type="float">
            <text:p>50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70397111913357" calcext:value-type="float">
            <text:p>0.970397111913357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6031746031746" calcext:value-type="float">
            <text:p>0.96031746031746</text:p>
          </table:table-cell>
          <table:table-cell office:value-type="float" office:value="0.838185932971699" calcext:value-type="float">
            <text:p>0.838185932971699</text:p>
          </table:table-cell>
          <table:table-cell office:value-type="float" office:value="0.433267159436742" calcext:value-type="float">
            <text:p>0.433267159436742</text:p>
          </table:table-cell>
          <table:table-cell office:value-type="float" office:value="0.0174249072930672" calcext:value-type="float">
            <text:p>0.017424907293067</text:p>
          </table:table-cell>
          <table:table-cell office:value-type="float" office:value="0.00323260123691125" calcext:value-type="float">
            <text:p>0.003232601236911</text:p>
          </table:table-cell>
        </table:table-row>
        <table:table-row table:style-name="ro1">
          <table:table-cell office:value-type="float" office:value="23.5097802366529" calcext:value-type="float">
            <text:p>23.5097802366529</text:p>
          </table:table-cell>
          <table:table-cell office:value-type="float" office:value="2.20562866755894" calcext:value-type="float">
            <text:p>2.20562866755894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418888658187" calcext:value-type="float">
            <text:p>0.96441888865818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11000" calcext:value-type="float">
            <text:p>511000</text:p>
          </table:table-cell>
          <table:table-cell office:value-type="float" office:value="50" calcext:value-type="float">
            <text:p>50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82683982683983" calcext:value-type="float">
            <text:p>0.982683982683983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72563176895307" calcext:value-type="float">
            <text:p>0.972563176895307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6086956521739" calcext:value-type="float">
            <text:p>0.926086956521739</text:p>
          </table:table-cell>
          <table:table-cell office:value-type="float" office:value="0.958874458874459" calcext:value-type="float">
            <text:p>0.958874458874459</text:p>
          </table:table-cell>
          <table:table-cell office:value-type="float" office:value="0.50456907252691" calcext:value-type="float">
            <text:p>0.50456907252691</text:p>
          </table:table-cell>
          <table:table-cell office:value-type="float" office:value="0.291260463893814" calcext:value-type="float">
            <text:p>0.291260463893814</text:p>
          </table:table-cell>
          <table:table-cell office:value-type="float" office:value="0.0201620056269096" calcext:value-type="float">
            <text:p>0.02016200562691</text:p>
          </table:table-cell>
          <table:table-cell office:value-type="float" office:value="0.00394331787205473" calcext:value-type="float">
            <text:p>0.003943317872055</text:p>
          </table:table-cell>
        </table:table-row>
        <table:table-row table:style-name="ro1">
          <table:table-cell office:value-type="float" office:value="25.4181950432914" calcext:value-type="float">
            <text:p>25.4181950432914</text:p>
          </table:table-cell>
          <table:table-cell office:value-type="float" office:value="2.60750280107771" calcext:value-type="float">
            <text:p>2.60750280107771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62473404196" calcext:value-type="float">
            <text:p>0.9646247340419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13000" calcext:value-type="float">
            <text:p>513000</text:p>
          </table:table-cell>
          <table:table-cell office:value-type="float" office:value="50" calcext:value-type="float">
            <text:p>50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5812274368231" calcext:value-type="float">
            <text:p>0.95812274368231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63203463203463" calcext:value-type="float">
            <text:p>0.963203463203463</text:p>
          </table:table-cell>
          <table:table-cell office:value-type="float" office:value="0.60749041386888" calcext:value-type="float">
            <text:p>0.60749041386888</text:p>
          </table:table-cell>
          <table:table-cell office:value-type="float" office:value="0.444301683639521" calcext:value-type="float">
            <text:p>0.444301683639521</text:p>
          </table:table-cell>
          <table:table-cell office:value-type="float" office:value="0.0132303857529498" calcext:value-type="float">
            <text:p>0.01323038575295</text:p>
          </table:table-cell>
          <table:table-cell office:value-type="float" office:value="0.00342869589170105" calcext:value-type="float">
            <text:p>0.003428695891701</text:p>
          </table:table-cell>
        </table:table-row>
        <table:table-row table:style-name="ro1">
          <table:table-cell office:value-type="float" office:value="25.3539955275399" calcext:value-type="float">
            <text:p>25.3539955275399</text:p>
          </table:table-cell>
          <table:table-cell office:value-type="float" office:value="2.49949288368225" calcext:value-type="float">
            <text:p>2.49949288368225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2046457353317" calcext:value-type="float">
            <text:p>0.96204645735331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18000" calcext:value-type="float">
            <text:p>518000</text:p>
          </table:table-cell>
          <table:table-cell office:value-type="float" office:value="50" calcext:value-type="float">
            <text:p>50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5812274368231" calcext:value-type="float">
            <text:p>0.95812274368231</text:p>
          </table:table-cell>
          <table:table-cell office:value-type="float" office:value="0.948051948051948" calcext:value-type="float">
            <text:p>0.948051948051948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95959595959596" calcext:value-type="float">
            <text:p>0.95959595959596</text:p>
          </table:table-cell>
          <table:table-cell office:value-type="float" office:value="1.76377741806205" calcext:value-type="float">
            <text:p>1.76377741806205</text:p>
          </table:table-cell>
          <table:table-cell office:value-type="float" office:value="0.501403331909186" calcext:value-type="float">
            <text:p>0.501403331909186</text:p>
          </table:table-cell>
          <table:table-cell office:value-type="float" office:value="0.0153191514025306" calcext:value-type="float">
            <text:p>0.015319151402531</text:p>
          </table:table-cell>
          <table:table-cell office:value-type="float" office:value="0.00249278478699571" calcext:value-type="float">
            <text:p>0.002492784786996</text:p>
          </table:table-cell>
        </table:table-row>
        <table:table-row table:style-name="ro1">
          <table:table-cell office:value-type="float" office:value="27.6481277602059" calcext:value-type="float">
            <text:p>27.6481277602059</text:p>
          </table:table-cell>
          <table:table-cell office:value-type="float" office:value="2.96351429394313" calcext:value-type="float">
            <text:p>2.96351429394313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5552526666503" calcext:value-type="float">
            <text:p>0.96555252666650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29000" calcext:value-type="float">
            <text:p>529000</text:p>
          </table:table-cell>
          <table:table-cell office:value-type="float" office:value="50" calcext:value-type="float">
            <text:p>50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43478260869565" calcext:value-type="float">
            <text:p>0.943478260869565</text:p>
          </table:table-cell>
          <table:table-cell office:value-type="float" office:value="0.968253968253968" calcext:value-type="float">
            <text:p>0.968253968253968</text:p>
          </table:table-cell>
          <table:table-cell office:value-type="float" office:value="1.24937409026479" calcext:value-type="float">
            <text:p>1.24937409026479</text:p>
          </table:table-cell>
          <table:table-cell office:value-type="float" office:value="0.762107646149833" calcext:value-type="float">
            <text:p>0.762107646149833</text:p>
          </table:table-cell>
          <table:table-cell office:value-type="float" office:value="0.019993777456525" calcext:value-type="float">
            <text:p>0.019993777456525</text:p>
          </table:table-cell>
          <table:table-cell office:value-type="float" office:value="0.00275161393816922" calcext:value-type="float">
            <text:p>0.002751613938169</text:p>
          </table:table-cell>
        </table:table-row>
        <table:table-row table:style-name="ro1">
          <table:table-cell office:value-type="float" office:value="28.149747644152" calcext:value-type="float">
            <text:p>28.149747644152</text:p>
          </table:table-cell>
          <table:table-cell office:value-type="float" office:value="3.04405948093959" calcext:value-type="float">
            <text:p>3.0440594809395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005635073196" calcext:value-type="float">
            <text:p>0.96400563507319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32000" calcext:value-type="float">
            <text:p>532000</text:p>
          </table:table-cell>
          <table:table-cell office:value-type="float" office:value="50" calcext:value-type="float">
            <text:p>50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5956678700361" calcext:value-type="float">
            <text:p>0.95956678700361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70397111913357" calcext:value-type="float">
            <text:p>0.970397111913357</text:p>
          </table:table-cell>
          <table:table-cell office:value-type="float" office:value="0.926086956521739" calcext:value-type="float">
            <text:p>0.926086956521739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0.837385977399595" calcext:value-type="float">
            <text:p>0.837385977399595</text:p>
          </table:table-cell>
          <table:table-cell office:value-type="float" office:value="0.782780277074815" calcext:value-type="float">
            <text:p>0.782780277074815</text:p>
          </table:table-cell>
          <table:table-cell office:value-type="float" office:value="0.0179104330740339" calcext:value-type="float">
            <text:p>0.017910433074034</text:p>
          </table:table-cell>
          <table:table-cell office:value-type="float" office:value="0.00321727356878304" calcext:value-type="float">
            <text:p>0.003217273568783</text:p>
          </table:table-cell>
        </table:table-row>
        <table:table-row table:style-name="ro1">
          <table:table-cell office:value-type="float" office:value="25.2892310959952" calcext:value-type="float">
            <text:p>25.2892310959952</text:p>
          </table:table-cell>
          <table:table-cell office:value-type="float" office:value="2.53432740483965" calcext:value-type="float">
            <text:p>2.53432740483965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5037466687802" calcext:value-type="float">
            <text:p>0.9650374666878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36000" calcext:value-type="float">
            <text:p>536000</text:p>
          </table:table-cell>
          <table:table-cell office:value-type="float" office:value="50" calcext:value-type="float">
            <text:p>50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82683982683983" calcext:value-type="float">
            <text:p>0.982683982683983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71841155234657" calcext:value-type="float">
            <text:p>0.971841155234657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61760461760462" calcext:value-type="float">
            <text:p>0.961760461760462</text:p>
          </table:table-cell>
          <table:table-cell office:value-type="float" office:value="1.79000212312147" calcext:value-type="float">
            <text:p>1.79000212312147</text:p>
          </table:table-cell>
          <table:table-cell office:value-type="float" office:value="0.368790389875762" calcext:value-type="float">
            <text:p>0.368790389875762</text:p>
          </table:table-cell>
          <table:table-cell office:value-type="float" office:value="0.0211727352282867" calcext:value-type="float">
            <text:p>0.021172735228287</text:p>
          </table:table-cell>
          <table:table-cell office:value-type="float" office:value="0.00307983766460779" calcext:value-type="float">
            <text:p>0.003079837664608</text:p>
          </table:table-cell>
        </table:table-row>
        <table:table-row table:style-name="ro1">
          <table:table-cell office:value-type="float" office:value="27.8242582934243" calcext:value-type="float">
            <text:p>27.8242582934243</text:p>
          </table:table-cell>
          <table:table-cell office:value-type="float" office:value="3.00633587156023" calcext:value-type="float">
            <text:p>3.00633587156023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6997016507073" calcext:value-type="float">
            <text:p>0.96699701650707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40000" calcext:value-type="float">
            <text:p>540000</text:p>
          </table:table-cell>
          <table:table-cell office:value-type="float" office:value="50" calcext:value-type="float">
            <text:p>50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26086956521739" calcext:value-type="float">
            <text:p>0.926086956521739</text:p>
          </table:table-cell>
          <table:table-cell office:value-type="float" office:value="0.963924963924964" calcext:value-type="float">
            <text:p>0.963924963924964</text:p>
          </table:table-cell>
          <table:table-cell office:value-type="float" office:value="2.7817526238722" calcext:value-type="float">
            <text:p>2.7817526238722</text:p>
          </table:table-cell>
          <table:table-cell office:value-type="float" office:value="0.59616276751885" calcext:value-type="float">
            <text:p>0.59616276751885</text:p>
          </table:table-cell>
          <table:table-cell office:value-type="float" office:value="0.0224264282967581" calcext:value-type="float">
            <text:p>0.022426428296758</text:p>
          </table:table-cell>
          <table:table-cell office:value-type="float" office:value="0.00166267724584459" calcext:value-type="float">
            <text:p>0.001662677245845</text:p>
          </table:table-cell>
        </table:table-row>
        <table:table-row table:style-name="ro1">
          <table:table-cell office:value-type="float" office:value="27.0085447856358" calcext:value-type="float">
            <text:p>27.0085447856358</text:p>
          </table:table-cell>
          <table:table-cell office:value-type="float" office:value="2.89791928018842" calcext:value-type="float">
            <text:p>2.89791928018842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6377545438917" calcext:value-type="float">
            <text:p>0.96637754543891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48000" calcext:value-type="float">
            <text:p>548000</text:p>
          </table:table-cell>
          <table:table-cell office:value-type="float" office:value="50" calcext:value-type="float">
            <text:p>50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43478260869565" calcext:value-type="float">
            <text:p>0.943478260869565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1.94346854309065" calcext:value-type="float">
            <text:p>1.94346854309065</text:p>
          </table:table-cell>
          <table:table-cell office:value-type="float" office:value="0.708103864750442" calcext:value-type="float">
            <text:p>0.708103864750442</text:p>
          </table:table-cell>
          <table:table-cell office:value-type="float" office:value="0.0169481528744562" calcext:value-type="float">
            <text:p>0.016948152874456</text:p>
          </table:table-cell>
          <table:table-cell office:value-type="float" office:value="0.00176841892521977" calcext:value-type="float">
            <text:p>0.00176841892522</text:p>
          </table:table-cell>
        </table:table-row>
        <table:table-row table:style-name="ro1">
          <table:table-cell office:value-type="float" office:value="28.318083013807" calcext:value-type="float">
            <text:p>28.318083013807</text:p>
          </table:table-cell>
          <table:table-cell office:value-type="float" office:value="2.45420479774475" calcext:value-type="float">
            <text:p>2.4542047977447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5655821457781" calcext:value-type="float">
            <text:p>0.96565582145778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59000" calcext:value-type="float">
            <text:p>459000</text:p>
          </table:table-cell>
          <table:table-cell office:value-type="float" office:value="63" calcext:value-type="float">
            <text:p>63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896103896103896" calcext:value-type="float">
            <text:p>0.896103896103896</text:p>
          </table:table-cell>
          <table:table-cell office:value-type="float" office:value="0.95884476534296" calcext:value-type="float">
            <text:p>0.95884476534296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26086956521739" calcext:value-type="float">
            <text:p>0.926086956521739</text:p>
          </table:table-cell>
          <table:table-cell office:value-type="float" office:value="0.966810966810967" calcext:value-type="float">
            <text:p>0.966810966810967</text:p>
          </table:table-cell>
          <table:table-cell office:value-type="float" office:value="2.31103069363969" calcext:value-type="float">
            <text:p>2.31103069363969</text:p>
          </table:table-cell>
          <table:table-cell office:value-type="float" office:value="0.481904105208103" calcext:value-type="float">
            <text:p>0.481904105208103</text:p>
          </table:table-cell>
          <table:table-cell office:value-type="float" office:value="0.0226291903874665" calcext:value-type="float">
            <text:p>0.022629190387467</text:p>
          </table:table-cell>
          <table:table-cell office:value-type="float" office:value="0.00334029969364446" calcext:value-type="float">
            <text:p>0.003340299693644</text:p>
          </table:table-cell>
        </table:table-row>
        <table:table-row table:style-name="ro1">
          <table:table-cell office:value-type="float" office:value="25.5798560551235" calcext:value-type="float">
            <text:p>25.5798560551235</text:p>
          </table:table-cell>
          <table:table-cell office:value-type="float" office:value="2.40639345986503" calcext:value-type="float">
            <text:p>2.4063934598650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5552377826746" calcext:value-type="float">
            <text:p>0.96555237782674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81000" calcext:value-type="float">
            <text:p>481000</text:p>
          </table:table-cell>
          <table:table-cell office:value-type="float" office:value="63" calcext:value-type="float">
            <text:p>63</text:p>
          </table:table-cell>
          <table:table-cell office:value-type="float" office:value="0.948051948051948" calcext:value-type="float">
            <text:p>0.948051948051948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70397111913357" calcext:value-type="float">
            <text:p>0.970397111913357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884517319695663" calcext:value-type="float">
            <text:p>0.884517319695663</text:p>
          </table:table-cell>
          <table:table-cell office:value-type="float" office:value="0.510180270637823" calcext:value-type="float">
            <text:p>0.510180270637823</text:p>
          </table:table-cell>
          <table:table-cell office:value-type="float" office:value="0.0169107827284705" calcext:value-type="float">
            <text:p>0.016910782728471</text:p>
          </table:table-cell>
          <table:table-cell office:value-type="float" office:value="0.00389562712298159" calcext:value-type="float">
            <text:p>0.003895627122982</text:p>
          </table:table-cell>
        </table:table-row>
        <table:table-row table:style-name="ro1">
          <table:table-cell office:value-type="float" office:value="28.3981778962272" calcext:value-type="float">
            <text:p>28.3981778962272</text:p>
          </table:table-cell>
          <table:table-cell office:value-type="float" office:value="2.47509963171823" calcext:value-type="float">
            <text:p>2.4750996317182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5140240539931" calcext:value-type="float">
            <text:p>0.96514024053993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88000" calcext:value-type="float">
            <text:p>488000</text:p>
          </table:table-cell>
          <table:table-cell office:value-type="float" office:value="63" calcext:value-type="float">
            <text:p>63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70397111913357" calcext:value-type="float">
            <text:p>0.970397111913357</text:p>
          </table:table-cell>
          <table:table-cell office:value-type="float" office:value="0.934782608695652" calcext:value-type="float">
            <text:p>0.934782608695652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1.59457498966987" calcext:value-type="float">
            <text:p>1.59457498966987</text:p>
          </table:table-cell>
          <table:table-cell office:value-type="float" office:value="0.26481140475446" calcext:value-type="float">
            <text:p>0.26481140475446</text:p>
          </table:table-cell>
          <table:table-cell office:value-type="float" office:value="0.0195640117163008" calcext:value-type="float">
            <text:p>0.019564011716301</text:p>
          </table:table-cell>
          <table:table-cell office:value-type="float" office:value="0.00288097873657079" calcext:value-type="float">
            <text:p>0.002880978736571</text:p>
          </table:table-cell>
        </table:table-row>
        <table:table-row table:style-name="ro1">
          <table:table-cell office:value-type="float" office:value="23.3905586515154" calcext:value-type="float">
            <text:p>23.3905586515154</text:p>
          </table:table-cell>
          <table:table-cell office:value-type="float" office:value="2.26630190440587" calcext:value-type="float">
            <text:p>2.2663019044058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4624287522689" calcext:value-type="float">
            <text:p>0.96462428752268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97000" calcext:value-type="float">
            <text:p>497000</text:p>
          </table:table-cell>
          <table:table-cell office:value-type="float" office:value="63" calcext:value-type="float">
            <text:p>63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47826086956522" calcext:value-type="float">
            <text:p>0.947826086956522</text:p>
          </table:table-cell>
          <table:table-cell office:value-type="float" office:value="0.967532467532468" calcext:value-type="float">
            <text:p>0.967532467532468</text:p>
          </table:table-cell>
          <table:table-cell office:value-type="float" office:value="0.593770098407706" calcext:value-type="float">
            <text:p>0.593770098407706</text:p>
          </table:table-cell>
          <table:table-cell office:value-type="float" office:value="0.258519525717582" calcext:value-type="float">
            <text:p>0.258519525717582</text:p>
          </table:table-cell>
          <table:table-cell office:value-type="float" office:value="0.0184104782152016" calcext:value-type="float">
            <text:p>0.018410478215202</text:p>
          </table:table-cell>
          <table:table-cell office:value-type="float" office:value="0.00228747980759641" calcext:value-type="float">
            <text:p>0.002287479807596</text:p>
          </table:table-cell>
        </table:table-row>
        <table:table-row table:style-name="ro1">
          <table:table-cell office:value-type="float" office:value="23.9734222548349" calcext:value-type="float">
            <text:p>23.9734222548349</text:p>
          </table:table-cell>
          <table:table-cell office:value-type="float" office:value="2.43678351811" calcext:value-type="float">
            <text:p>2.4367835181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6790426924517" calcext:value-type="float">
            <text:p>0.96679042692451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03000" calcext:value-type="float">
            <text:p>503000</text:p>
          </table:table-cell>
          <table:table-cell office:value-type="float" office:value="63" calcext:value-type="float">
            <text:p>63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43478260869565" calcext:value-type="float">
            <text:p>0.943478260869565</text:p>
          </table:table-cell>
          <table:table-cell office:value-type="float" office:value="0.966810966810967" calcext:value-type="float">
            <text:p>0.966810966810967</text:p>
          </table:table-cell>
          <table:table-cell office:value-type="float" office:value="1.54165709258569" calcext:value-type="float">
            <text:p>1.54165709258569</text:p>
          </table:table-cell>
          <table:table-cell office:value-type="float" office:value="0.601852632001653" calcext:value-type="float">
            <text:p>0.601852632001653</text:p>
          </table:table-cell>
          <table:table-cell office:value-type="float" office:value="0.0191317871466202" calcext:value-type="float">
            <text:p>0.01913178714662</text:p>
          </table:table-cell>
          <table:table-cell office:value-type="float" office:value="0.00154377001949981" calcext:value-type="float">
            <text:p>0.0015437700195</text:p>
          </table:table-cell>
        </table:table-row>
        <table:table-row table:style-name="ro1">
          <table:table-cell office:value-type="float" office:value="24.3913909367153" calcext:value-type="float">
            <text:p>24.3913909367153</text:p>
          </table:table-cell>
          <table:table-cell office:value-type="float" office:value="2.35977421488081" calcext:value-type="float">
            <text:p>2.3597742148808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3489756475832" calcext:value-type="float">
            <text:p>0.96348975647583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07000" calcext:value-type="float">
            <text:p>507000</text:p>
          </table:table-cell>
          <table:table-cell office:value-type="float" office:value="63" calcext:value-type="float">
            <text:p>63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54512635379061" calcext:value-type="float">
            <text:p>0.954512635379061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73285198555957" calcext:value-type="float">
            <text:p>0.97328519855595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5812274368231" calcext:value-type="float">
            <text:p>0.95812274368231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56678700361011" calcext:value-type="float">
            <text:p>0.956678700361011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21739130434783" calcext:value-type="float">
            <text:p>0.921739130434783</text:p>
          </table:table-cell>
          <table:table-cell office:value-type="float" office:value="0.966810966810967" calcext:value-type="float">
            <text:p>0.966810966810967</text:p>
          </table:table-cell>
          <table:table-cell office:value-type="float" office:value="0.770741407947699" calcext:value-type="float">
            <text:p>0.770741407947699</text:p>
          </table:table-cell>
          <table:table-cell office:value-type="float" office:value="0.366148554166796" calcext:value-type="float">
            <text:p>0.366148554166796</text:p>
          </table:table-cell>
          <table:table-cell office:value-type="float" office:value="0.0184673276640838" calcext:value-type="float">
            <text:p>0.018467327664084</text:p>
          </table:table-cell>
          <table:table-cell office:value-type="float" office:value="0.00659499655420924" calcext:value-type="float">
            <text:p>0.006594996554209</text:p>
          </table:table-cell>
        </table:table-row>
        <table:table-row table:style-name="ro1">
          <table:table-cell office:value-type="float" office:value="24.2906062943595" calcext:value-type="float">
            <text:p>24.2906062943595</text:p>
          </table:table-cell>
          <table:table-cell office:value-type="float" office:value="2.44930488722665" calcext:value-type="float">
            <text:p>2.4493048872266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6171253535874" calcext:value-type="float">
            <text:p>0.96617125353587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12000" calcext:value-type="float">
            <text:p>512000</text:p>
          </table:table-cell>
          <table:table-cell office:value-type="float" office:value="63" calcext:value-type="float">
            <text:p>63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70397111913357" calcext:value-type="float">
            <text:p>0.970397111913357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71119133574007" calcext:value-type="float">
            <text:p>0.97111913357400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5884476534296" calcext:value-type="float">
            <text:p>0.95884476534296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00432900432901" calcext:value-type="float">
            <text:p>0.900432900432901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47826086956522" calcext:value-type="float">
            <text:p>0.947826086956522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614788207562843" calcext:value-type="float">
            <text:p>0.614788207562843</text:p>
          </table:table-cell>
          <table:table-cell office:value-type="float" office:value="0.253572156498582" calcext:value-type="float">
            <text:p>0.253572156498582</text:p>
          </table:table-cell>
          <table:table-cell office:value-type="float" office:value="0.0216224419322273" calcext:value-type="float">
            <text:p>0.021622441932227</text:p>
          </table:table-cell>
          <table:table-cell office:value-type="float" office:value="0.00462442092746707" calcext:value-type="float">
            <text:p>0.004624420927467</text:p>
          </table:table-cell>
        </table:table-row>
        <table:table-row table:style-name="ro1">
          <table:table-cell office:value-type="float" office:value="19.9852741445814" calcext:value-type="float">
            <text:p>19.9852741445814</text:p>
          </table:table-cell>
          <table:table-cell office:value-type="float" office:value="2.70755852971758" calcext:value-type="float">
            <text:p>2.7075585297175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7821737599973" calcext:value-type="float">
            <text:p>0.96782173759997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07000" calcext:value-type="float">
            <text:p>407000</text:p>
          </table:table-cell>
          <table:table-cell office:value-type="float" office:value="70" calcext:value-type="float">
            <text:p>70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72563176895307" calcext:value-type="float">
            <text:p>0.972563176895307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68253968253968" calcext:value-type="float">
            <text:p>0.968253968253968</text:p>
          </table:table-cell>
          <table:table-cell office:value-type="float" office:value="3.24871407679863" calcext:value-type="float">
            <text:p>3.24871407679863</text:p>
          </table:table-cell>
          <table:table-cell office:value-type="float" office:value="0.888677586748882" calcext:value-type="float">
            <text:p>0.888677586748882</text:p>
          </table:table-cell>
          <table:table-cell office:value-type="float" office:value="0.0197682195175389" calcext:value-type="float">
            <text:p>0.019768219517539</text:p>
          </table:table-cell>
          <table:table-cell office:value-type="float" office:value="0.00255639706131534" calcext:value-type="float">
            <text:p>0.002556397061315</text:p>
          </table:table-cell>
        </table:table-row>
        <table:table-row table:style-name="ro1">
          <table:table-cell office:value-type="float" office:value="22.7267094680241" calcext:value-type="float">
            <text:p>22.7267094680241</text:p>
          </table:table-cell>
          <table:table-cell office:value-type="float" office:value="2.51211292403085" calcext:value-type="float">
            <text:p>2.5121129240308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2974622077252" calcext:value-type="float">
            <text:p>0.96297462207725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08000" calcext:value-type="float">
            <text:p>408000</text:p>
          </table:table-cell>
          <table:table-cell office:value-type="float" office:value="70" calcext:value-type="float">
            <text:p>70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95884476534296" calcext:value-type="float">
            <text:p>0.95884476534296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34782608695652" calcext:value-type="float">
            <text:p>0.934782608695652</text:p>
          </table:table-cell>
          <table:table-cell office:value-type="float" office:value="0.961038961038961" calcext:value-type="float">
            <text:p>0.961038961038961</text:p>
          </table:table-cell>
          <table:table-cell office:value-type="float" office:value="3.55606449512519" calcext:value-type="float">
            <text:p>3.55606449512519</text:p>
          </table:table-cell>
          <table:table-cell office:value-type="float" office:value="0.845165030134025" calcext:value-type="float">
            <text:p>0.845165030134025</text:p>
          </table:table-cell>
          <table:table-cell office:value-type="float" office:value="0.0163674573839191" calcext:value-type="float">
            <text:p>0.016367457383919</text:p>
          </table:table-cell>
          <table:table-cell office:value-type="float" office:value="0.00287799124882117" calcext:value-type="float">
            <text:p>0.002877991248821</text:p>
          </table:table-cell>
        </table:table-row>
        <table:table-row table:style-name="ro1">
          <table:table-cell office:value-type="float" office:value="25.9405815260751" calcext:value-type="float">
            <text:p>25.9405815260751</text:p>
          </table:table-cell>
          <table:table-cell office:value-type="float" office:value="2.73109946932111" calcext:value-type="float">
            <text:p>2.73109946932111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4934097476645" calcext:value-type="float">
            <text:p>0.96493409747664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8000" calcext:value-type="float">
            <text:p>428000</text:p>
          </table:table-cell>
          <table:table-cell office:value-type="float" office:value="70" calcext:value-type="float">
            <text:p>70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63924963924964" calcext:value-type="float">
            <text:p>0.963924963924964</text:p>
          </table:table-cell>
          <table:table-cell office:value-type="float" office:value="2.50991031147365" calcext:value-type="float">
            <text:p>2.50991031147365</text:p>
          </table:table-cell>
          <table:table-cell office:value-type="float" office:value="0.661052405285456" calcext:value-type="float">
            <text:p>0.661052405285456</text:p>
          </table:table-cell>
          <table:table-cell office:value-type="float" office:value="0.0187957110139141" calcext:value-type="float">
            <text:p>0.018795711013914</text:p>
          </table:table-cell>
          <table:table-cell office:value-type="float" office:value="0.00227690174918576" calcext:value-type="float">
            <text:p>0.002276901749186</text:p>
          </table:table-cell>
        </table:table-row>
        <table:table-row table:style-name="ro1">
          <table:table-cell office:value-type="float" office:value="23.6301628521511" calcext:value-type="float">
            <text:p>23.6301628521511</text:p>
          </table:table-cell>
          <table:table-cell office:value-type="float" office:value="2.3952739238739" calcext:value-type="float">
            <text:p>2.395273923873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3180393041146" calcext:value-type="float">
            <text:p>0.96318039304114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5000" calcext:value-type="float">
            <text:p>445000</text:p>
          </table:table-cell>
          <table:table-cell office:value-type="float" office:value="70" calcext:value-type="float">
            <text:p>70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5956678700361" calcext:value-type="float">
            <text:p>0.95956678700361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966089466089466" calcext:value-type="float">
            <text:p>0.966089466089466</text:p>
          </table:table-cell>
          <table:table-cell office:value-type="float" office:value="0.651886438127174" calcext:value-type="float">
            <text:p>0.651886438127174</text:p>
          </table:table-cell>
          <table:table-cell office:value-type="float" office:value="0.606874297104" calcext:value-type="float">
            <text:p>0.606874297104</text:p>
          </table:table-cell>
          <table:table-cell office:value-type="float" office:value="0.0196500293108011" calcext:value-type="float">
            <text:p>0.019650029310801</text:p>
          </table:table-cell>
          <table:table-cell office:value-type="float" office:value="0.00211865372267965" calcext:value-type="float">
            <text:p>0.00211865372268</text:p>
          </table:table-cell>
        </table:table-row>
        <table:table-row table:style-name="ro1">
          <table:table-cell office:value-type="float" office:value="26.277619770595" calcext:value-type="float">
            <text:p>26.277619770595</text:p>
          </table:table-cell>
          <table:table-cell office:value-type="float" office:value="2.69459465571812" calcext:value-type="float">
            <text:p>2.69459465571812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346606862852" calcext:value-type="float">
            <text:p>0.96534660686285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67000" calcext:value-type="float">
            <text:p>467000</text:p>
          </table:table-cell>
          <table:table-cell office:value-type="float" office:value="70" calcext:value-type="float">
            <text:p>70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34782608695652" calcext:value-type="float">
            <text:p>0.934782608695652</text:p>
          </table:table-cell>
          <table:table-cell office:value-type="float" office:value="0.964646464646465" calcext:value-type="float">
            <text:p>0.964646464646465</text:p>
          </table:table-cell>
          <table:table-cell office:value-type="float" office:value="1.67214058831758" calcext:value-type="float">
            <text:p>1.67214058831758</text:p>
          </table:table-cell>
          <table:table-cell office:value-type="float" office:value="0.593481287771125" calcext:value-type="float">
            <text:p>0.593481287771125</text:p>
          </table:table-cell>
          <table:table-cell office:value-type="float" office:value="0.0197767608467497" calcext:value-type="float">
            <text:p>0.01977676084675</text:p>
          </table:table-cell>
          <table:table-cell office:value-type="float" office:value="0.00154206664341633" calcext:value-type="float">
            <text:p>0.001542066643416</text:p>
          </table:table-cell>
        </table:table-row>
        <table:table-row table:style-name="ro1">
          <table:table-cell office:value-type="float" office:value="26.61422760146" calcext:value-type="float">
            <text:p>26.61422760146</text:p>
          </table:table-cell>
          <table:table-cell office:value-type="float" office:value="2.75720943723406" calcext:value-type="float">
            <text:p>2.75720943723406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4212447915388" calcext:value-type="float">
            <text:p>0.96421244791538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69000" calcext:value-type="float">
            <text:p>469000</text:p>
          </table:table-cell>
          <table:table-cell office:value-type="float" office:value="70" calcext:value-type="float">
            <text:p>70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82683982683983" calcext:value-type="float">
            <text:p>0.982683982683983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96031746031746" calcext:value-type="float">
            <text:p>0.96031746031746</text:p>
          </table:table-cell>
          <table:table-cell office:value-type="float" office:value="1.42386263972931" calcext:value-type="float">
            <text:p>1.42386263972931</text:p>
          </table:table-cell>
          <table:table-cell office:value-type="float" office:value="0.601261538620957" calcext:value-type="float">
            <text:p>0.601261538620957</text:p>
          </table:table-cell>
          <table:table-cell office:value-type="float" office:value="0.0199208184863312" calcext:value-type="float">
            <text:p>0.019920818486331</text:p>
          </table:table-cell>
          <table:table-cell office:value-type="float" office:value="0.00230409119098787" calcext:value-type="float">
            <text:p>0.002304091190988</text:p>
          </table:table-cell>
        </table:table-row>
        <table:table-row table:style-name="ro1">
          <table:table-cell office:value-type="float" office:value="24.0270287309374" calcext:value-type="float">
            <text:p>24.0270287309374</text:p>
          </table:table-cell>
          <table:table-cell office:value-type="float" office:value="2.43305148397173" calcext:value-type="float">
            <text:p>2.43305148397173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243758590844" calcext:value-type="float">
            <text:p>0.96524375859084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91000" calcext:value-type="float">
            <text:p>491000</text:p>
          </table:table-cell>
          <table:table-cell office:value-type="float" office:value="70" calcext:value-type="float">
            <text:p>70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71841155234657" calcext:value-type="float">
            <text:p>0.971841155234657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57400722021661" calcext:value-type="float">
            <text:p>0.957400722021661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52173913043478" calcext:value-type="float">
            <text:p>0.952173913043478</text:p>
          </table:table-cell>
          <table:table-cell office:value-type="float" office:value="0.961760461760462" calcext:value-type="float">
            <text:p>0.961760461760462</text:p>
          </table:table-cell>
          <table:table-cell office:value-type="float" office:value="0.912272887411397" calcext:value-type="float">
            <text:p>0.912272887411397</text:p>
          </table:table-cell>
          <table:table-cell office:value-type="float" office:value="0.596977757861287" calcext:value-type="float">
            <text:p>0.596977757861287</text:p>
          </table:table-cell>
          <table:table-cell office:value-type="float" office:value="0.0213119945531911" calcext:value-type="float">
            <text:p>0.021311994553191</text:p>
          </table:table-cell>
          <table:table-cell office:value-type="float" office:value="0.00466717876683843" calcext:value-type="float">
            <text:p>0.004667178766838</text:p>
          </table:table-cell>
        </table:table-row>
        <table:table-row table:style-name="ro1">
          <table:table-cell office:value-type="float" office:value="24.4318498543331" calcext:value-type="float">
            <text:p>24.4318498543331</text:p>
          </table:table-cell>
          <table:table-cell office:value-type="float" office:value="2.5698960508619" calcext:value-type="float">
            <text:p>2.569896050861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6068702943381" calcext:value-type="float">
            <text:p>0.96606870294338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25000" calcext:value-type="float">
            <text:p>525000</text:p>
          </table:table-cell>
          <table:table-cell office:value-type="float" office:value="70" calcext:value-type="float">
            <text:p>70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26086956521739" calcext:value-type="float">
            <text:p>0.926086956521739</text:p>
          </table:table-cell>
          <table:table-cell office:value-type="float" office:value="0.963924963924964" calcext:value-type="float">
            <text:p>0.963924963924964</text:p>
          </table:table-cell>
          <table:table-cell office:value-type="float" office:value="1.11691021563053" calcext:value-type="float">
            <text:p>1.11691021563053</text:p>
          </table:table-cell>
          <table:table-cell office:value-type="float" office:value="0.281188768322047" calcext:value-type="float">
            <text:p>0.281188768322047</text:p>
          </table:table-cell>
          <table:table-cell office:value-type="float" office:value="0.0180989928517028" calcext:value-type="float">
            <text:p>0.018098992851703</text:p>
          </table:table-cell>
          <table:table-cell office:value-type="float" office:value="0.00227971841023935" calcext:value-type="float">
            <text:p>0.002279718410239</text:p>
          </table:table-cell>
        </table:table-row>
        <table:table-row table:style-name="ro1">
          <table:table-cell office:value-type="float" office:value="26.5331095286778" calcext:value-type="float">
            <text:p>26.5331095286778</text:p>
          </table:table-cell>
          <table:table-cell office:value-type="float" office:value="2.73953720501491" calcext:value-type="float">
            <text:p>2.73953720501491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552973185774" calcext:value-type="float">
            <text:p>0.96555297318577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44000" calcext:value-type="float">
            <text:p>544000</text:p>
          </table:table-cell>
          <table:table-cell office:value-type="float" office:value="70" calcext:value-type="float">
            <text:p>70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34782608695652" calcext:value-type="float">
            <text:p>0.934782608695652</text:p>
          </table:table-cell>
          <table:table-cell office:value-type="float" office:value="0.963924963924964" calcext:value-type="float">
            <text:p>0.963924963924964</text:p>
          </table:table-cell>
          <table:table-cell office:value-type="float" office:value="2.22608448677176" calcext:value-type="float">
            <text:p>2.22608448677176</text:p>
          </table:table-cell>
          <table:table-cell office:value-type="float" office:value="0.554777303579064" calcext:value-type="float">
            <text:p>0.554777303579064</text:p>
          </table:table-cell>
          <table:table-cell office:value-type="float" office:value="0.0188046940739405" calcext:value-type="float">
            <text:p>0.018804694073941</text:p>
          </table:table-cell>
          <table:table-cell office:value-type="float" office:value="0.00307861449118009" calcext:value-type="float">
            <text:p>0.00307861449118</text:p>
          </table:table-cell>
        </table:table-row>
        <table:table-row table:style-name="ro1">
          <table:table-cell office:value-type="float" office:value="14.8185947281974" calcext:value-type="float">
            <text:p>14.8185947281974</text:p>
          </table:table-cell>
          <table:table-cell office:value-type="float" office:value="3.07670184544155" calcext:value-type="float">
            <text:p>3.07670184544155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3386982623703" calcext:value-type="float">
            <text:p>0.96338698262370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00000" calcext:value-type="float">
            <text:p>400000</text:p>
          </table:table-cell>
          <table:table-cell office:value-type="float" office:value="79" calcext:value-type="float">
            <text:p>7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57400722021661" calcext:value-type="float">
            <text:p>0.95740072202166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63203463203463" calcext:value-type="float">
            <text:p>0.963203463203463</text:p>
          </table:table-cell>
          <table:table-cell office:value-type="float" office:value="0.969362384471534" calcext:value-type="float">
            <text:p>0.969362384471534</text:p>
          </table:table-cell>
          <table:table-cell office:value-type="float" office:value="0.578361211748238" calcext:value-type="float">
            <text:p>0.578361211748238</text:p>
          </table:table-cell>
          <table:table-cell office:value-type="float" office:value="0.0195528342161429" calcext:value-type="float">
            <text:p>0.019552834216143</text:p>
          </table:table-cell>
          <table:table-cell office:value-type="float" office:value="0.00367561714479333" calcext:value-type="float">
            <text:p>0.003675617144793</text:p>
          </table:table-cell>
        </table:table-row>
        <table:table-row table:style-name="ro1">
          <table:table-cell office:value-type="float" office:value="23.961840731757" calcext:value-type="float">
            <text:p>23.961840731757</text:p>
          </table:table-cell>
          <table:table-cell office:value-type="float" office:value="2.90510875838144" calcext:value-type="float">
            <text:p>2.90510875838144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4933948636888" calcext:value-type="float">
            <text:p>0.96493394863688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9000" calcext:value-type="float">
            <text:p>419000</text:p>
          </table:table-cell>
          <table:table-cell office:value-type="float" office:value="79" calcext:value-type="float">
            <text:p>7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73285198555957" calcext:value-type="float">
            <text:p>0.973285198555957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56678700361011" calcext:value-type="float">
            <text:p>0.956678700361011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43478260869565" calcext:value-type="float">
            <text:p>0.943478260869565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3.68153421608879" calcext:value-type="float">
            <text:p>3.68153421608879</text:p>
          </table:table-cell>
          <table:table-cell office:value-type="float" office:value="0.976970777906263" calcext:value-type="float">
            <text:p>0.976970777906263</text:p>
          </table:table-cell>
          <table:table-cell office:value-type="float" office:value="0.0195447909541887" calcext:value-type="float">
            <text:p>0.019544790954189</text:p>
          </table:table-cell>
          <table:table-cell office:value-type="float" office:value="0.00459698287964317" calcext:value-type="float">
            <text:p>0.004596982879643</text:p>
          </table:table-cell>
        </table:table-row>
        <table:table-row table:style-name="ro1">
          <table:table-cell office:value-type="float" office:value="24.457236800875" calcext:value-type="float">
            <text:p>24.457236800875</text:p>
          </table:table-cell>
          <table:table-cell office:value-type="float" office:value="2.4922320502145" calcext:value-type="float">
            <text:p>2.4922320502145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390271238131" calcext:value-type="float">
            <text:p>0.9639027123813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54000" calcext:value-type="float">
            <text:p>454000</text:p>
          </table:table-cell>
          <table:table-cell office:value-type="float" office:value="79" calcext:value-type="float">
            <text:p>7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34782608695652" calcext:value-type="float">
            <text:p>0.934782608695652</text:p>
          </table:table-cell>
          <table:table-cell office:value-type="float" office:value="0.963203463203463" calcext:value-type="float">
            <text:p>0.963203463203463</text:p>
          </table:table-cell>
          <table:table-cell office:value-type="float" office:value="1.34268697619481" calcext:value-type="float">
            <text:p>1.34268697619481</text:p>
          </table:table-cell>
          <table:table-cell office:value-type="float" office:value="0.343510777017889" calcext:value-type="float">
            <text:p>0.343510777017889</text:p>
          </table:table-cell>
          <table:table-cell office:value-type="float" office:value="0.015427046694191" calcext:value-type="float">
            <text:p>0.015427046694191</text:p>
          </table:table-cell>
          <table:table-cell office:value-type="float" office:value="0.00250007780487238" calcext:value-type="float">
            <text:p>0.002500077804872</text:p>
          </table:table-cell>
        </table:table-row>
        <table:table-row table:style-name="ro1">
          <table:table-cell office:value-type="float" office:value="31.6145265442984" calcext:value-type="float">
            <text:p>31.6145265442984</text:p>
          </table:table-cell>
          <table:table-cell office:value-type="float" office:value="2.67610454559326" calcext:value-type="float">
            <text:p>2.6761045455932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5552973185774" calcext:value-type="float">
            <text:p>0.96555297318577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68000" calcext:value-type="float">
            <text:p>468000</text:p>
          </table:table-cell>
          <table:table-cell office:value-type="float" office:value="79" calcext:value-type="float">
            <text:p>7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72563176895307" calcext:value-type="float">
            <text:p>0.972563176895307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71841155234657" calcext:value-type="float">
            <text:p>0.971841155234657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5956678700361" calcext:value-type="float">
            <text:p>0.95956678700361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21739130434783" calcext:value-type="float">
            <text:p>0.921739130434783</text:p>
          </table:table-cell>
          <table:table-cell office:value-type="float" office:value="0.963924963924964" calcext:value-type="float">
            <text:p>0.963924963924964</text:p>
          </table:table-cell>
          <table:table-cell office:value-type="float" office:value="2.46328214538903" calcext:value-type="float">
            <text:p>2.46328214538903</text:p>
          </table:table-cell>
          <table:table-cell office:value-type="float" office:value="0.557082750758731" calcext:value-type="float">
            <text:p>0.557082750758731</text:p>
          </table:table-cell>
          <table:table-cell office:value-type="float" office:value="0.0184646345535721" calcext:value-type="float">
            <text:p>0.018464634553572</text:p>
          </table:table-cell>
          <table:table-cell office:value-type="float" office:value="0.00492175194460758" calcext:value-type="float">
            <text:p>0.004921751944608</text:p>
          </table:table-cell>
        </table:table-row>
        <table:table-row table:style-name="ro1">
          <table:table-cell office:value-type="float" office:value="25.2825201920101" calcext:value-type="float">
            <text:p>25.2825201920101</text:p>
          </table:table-cell>
          <table:table-cell office:value-type="float" office:value="2.449341910226" calcext:value-type="float">
            <text:p>2.44934191022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4830728265488" calcext:value-type="float">
            <text:p>0.96483072826548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71000" calcext:value-type="float">
            <text:p>471000</text:p>
          </table:table-cell>
          <table:table-cell office:value-type="float" office:value="79" calcext:value-type="float">
            <text:p>7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5884476534296" calcext:value-type="float">
            <text:p>0.95884476534296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34782608695652" calcext:value-type="float">
            <text:p>0.934782608695652</text:p>
          </table:table-cell>
          <table:table-cell office:value-type="float" office:value="0.966089466089466" calcext:value-type="float">
            <text:p>0.966089466089466</text:p>
          </table:table-cell>
          <table:table-cell office:value-type="float" office:value="1.42808073548956" calcext:value-type="float">
            <text:p>1.42808073548956</text:p>
          </table:table-cell>
          <table:table-cell office:value-type="float" office:value="0.586908291770407" calcext:value-type="float">
            <text:p>0.586908291770407</text:p>
          </table:table-cell>
          <table:table-cell office:value-type="float" office:value="0.0196979382475654" calcext:value-type="float">
            <text:p>0.019697938247565</text:p>
          </table:table-cell>
          <table:table-cell office:value-type="float" office:value="0.00285626905936835" calcext:value-type="float">
            <text:p>0.002856269059368</text:p>
          </table:table-cell>
        </table:table-row>
        <table:table-row table:style-name="ro1">
          <table:table-cell office:value-type="float" office:value="24.0253095626831" calcext:value-type="float">
            <text:p>24.0253095626831</text:p>
          </table:table-cell>
          <table:table-cell office:value-type="float" office:value="2.30697621617998" calcext:value-type="float">
            <text:p>2.3069762161799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8338062716608" calcext:value-type="float">
            <text:p>0.96833806271660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72000" calcext:value-type="float">
            <text:p>472000</text:p>
          </table:table-cell>
          <table:table-cell office:value-type="float" office:value="79" calcext:value-type="float">
            <text:p>7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76895306859206" calcext:value-type="float">
            <text:p>0.976895306859206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74007220216606" calcext:value-type="float">
            <text:p>0.974007220216606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26086956521739" calcext:value-type="float">
            <text:p>0.926086956521739</text:p>
          </table:table-cell>
          <table:table-cell office:value-type="float" office:value="0.962481962481962" calcext:value-type="float">
            <text:p>0.962481962481962</text:p>
          </table:table-cell>
          <table:table-cell office:value-type="float" office:value="0.610195129399005" calcext:value-type="float">
            <text:p>0.610195129399005</text:p>
          </table:table-cell>
          <table:table-cell office:value-type="float" office:value="0.440071639150727" calcext:value-type="float">
            <text:p>0.440071639150727</text:p>
          </table:table-cell>
          <table:table-cell office:value-type="float" office:value="0.018160939471469" calcext:value-type="float">
            <text:p>0.018160939471469</text:p>
          </table:table-cell>
          <table:table-cell office:value-type="float" office:value="0.00476008384477078" calcext:value-type="float">
            <text:p>0.004760083844771</text:p>
          </table:table-cell>
        </table:table-row>
        <table:table-row table:style-name="ro1">
          <table:table-cell office:value-type="float" office:value="24.1473873002189" calcext:value-type="float">
            <text:p>24.1473873002189</text:p>
          </table:table-cell>
          <table:table-cell office:value-type="float" office:value="2.29999647821699" calcext:value-type="float">
            <text:p>2.29999647821699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5243163231817" calcext:value-type="float">
            <text:p>0.96524316323181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05000" calcext:value-type="float">
            <text:p>505000</text:p>
          </table:table-cell>
          <table:table-cell office:value-type="float" office:value="79" calcext:value-type="float">
            <text:p>7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5956678700361" calcext:value-type="float">
            <text:p>0.95956678700361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67532467532468" calcext:value-type="float">
            <text:p>0.967532467532468</text:p>
          </table:table-cell>
          <table:table-cell office:value-type="float" office:value="1.06402984991923" calcext:value-type="float">
            <text:p>1.06402984991923</text:p>
          </table:table-cell>
          <table:table-cell office:value-type="float" office:value="0.299685913794562" calcext:value-type="float">
            <text:p>0.299685913794562</text:p>
          </table:table-cell>
          <table:table-cell office:value-type="float" office:value="0.0203582759003311" calcext:value-type="float">
            <text:p>0.020358275900331</text:p>
          </table:table-cell>
          <table:table-cell office:value-type="float" office:value="0.00271615802354888" calcext:value-type="float">
            <text:p>0.002716158023549</text:p>
          </table:table-cell>
        </table:table-row>
        <table:table-row table:style-name="ro1">
          <table:table-cell office:value-type="float" office:value="23.8333445276533" calcext:value-type="float">
            <text:p>23.8333445276533</text:p>
          </table:table-cell>
          <table:table-cell office:value-type="float" office:value="2.22928667068481" calcext:value-type="float">
            <text:p>2.22928667068481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483065384561" calcext:value-type="float">
            <text:p>0.9648306538456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06000" calcext:value-type="float">
            <text:p>506000</text:p>
          </table:table-cell>
          <table:table-cell office:value-type="float" office:value="79" calcext:value-type="float">
            <text:p>79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95812274368231" calcext:value-type="float">
            <text:p>0.95812274368231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71841155234657" calcext:value-type="float">
            <text:p>0.971841155234657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43478260869565" calcext:value-type="float">
            <text:p>0.943478260869565</text:p>
          </table:table-cell>
          <table:table-cell office:value-type="float" office:value="0.966810966810967" calcext:value-type="float">
            <text:p>0.966810966810967</text:p>
          </table:table-cell>
          <table:table-cell office:value-type="float" office:value="0.554050438630315" calcext:value-type="float">
            <text:p>0.554050438630315</text:p>
          </table:table-cell>
          <table:table-cell office:value-type="float" office:value="0.456924177871821" calcext:value-type="float">
            <text:p>0.456924177871821</text:p>
          </table:table-cell>
          <table:table-cell office:value-type="float" office:value="0.0175211687022545" calcext:value-type="float">
            <text:p>0.017521168702255</text:p>
          </table:table-cell>
          <table:table-cell office:value-type="float" office:value="0.00422428674378219" calcext:value-type="float">
            <text:p>0.004224286743782</text:p>
          </table:table-cell>
        </table:table-row>
        <table:table-row table:style-name="ro1">
          <table:table-cell office:value-type="float" office:value="26.175550528935" calcext:value-type="float">
            <text:p>26.175550528935</text:p>
          </table:table-cell>
          <table:table-cell office:value-type="float" office:value="2.88755883489336" calcext:value-type="float">
            <text:p>2.8875588348933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307791686853" calcext:value-type="float">
            <text:p>0.9630779168685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33000" calcext:value-type="float">
            <text:p>533000</text:p>
          </table:table-cell>
          <table:table-cell office:value-type="float" office:value="79" calcext:value-type="float">
            <text:p>79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5956678700361" calcext:value-type="float">
            <text:p>0.95956678700361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5959595959596" calcext:value-type="float">
            <text:p>0.95959595959596</text:p>
          </table:table-cell>
          <table:table-cell office:value-type="float" office:value="1.70209188842822" calcext:value-type="float">
            <text:p>1.70209188842822</text:p>
          </table:table-cell>
          <table:table-cell office:value-type="float" office:value="0.634609615499974" calcext:value-type="float">
            <text:p>0.634609615499974</text:p>
          </table:table-cell>
          <table:table-cell office:value-type="float" office:value="0.0182782443976144" calcext:value-type="float">
            <text:p>0.018278244397614</text:p>
          </table:table-cell>
          <table:table-cell office:value-type="float" office:value="0.00352098389224958" calcext:value-type="float">
            <text:p>0.00352098389225</text:p>
          </table:table-cell>
        </table:table-row>
        <table:table-row table:style-name="ro1">
          <table:table-cell office:value-type="float" office:value="20.1322009222848" calcext:value-type="float">
            <text:p>20.1322009222848</text:p>
          </table:table-cell>
          <table:table-cell office:value-type="float" office:value="2.95247064317976" calcext:value-type="float">
            <text:p>2.9524706431797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3386908203824" calcext:value-type="float">
            <text:p>0.96338690820382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4000" calcext:value-type="float">
            <text:p>414000</text:p>
          </table:table-cell>
          <table:table-cell office:value-type="float" office:value="88" calcext:value-type="float">
            <text:p>88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5956678700361" calcext:value-type="float">
            <text:p>0.95956678700361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5956678700361" calcext:value-type="float">
            <text:p>0.95956678700361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34782608695652" calcext:value-type="float">
            <text:p>0.934782608695652</text:p>
          </table:table-cell>
          <table:table-cell office:value-type="float" office:value="0.963924963924964" calcext:value-type="float">
            <text:p>0.963924963924964</text:p>
          </table:table-cell>
          <table:table-cell office:value-type="float" office:value="3.0818548969134" calcext:value-type="float">
            <text:p>3.0818548969134</text:p>
          </table:table-cell>
          <table:table-cell office:value-type="float" office:value="0.635878606438144" calcext:value-type="float">
            <text:p>0.635878606438144</text:p>
          </table:table-cell>
          <table:table-cell office:value-type="float" office:value="0.0175819201392109" calcext:value-type="float">
            <text:p>0.017581920139211</text:p>
          </table:table-cell>
          <table:table-cell office:value-type="float" office:value="0.00290712167919998" calcext:value-type="float">
            <text:p>0.0029071216792</text:p>
          </table:table-cell>
        </table:table-row>
        <table:table-row table:style-name="ro1">
          <table:table-cell office:value-type="float" office:value="21.8297113009862" calcext:value-type="float">
            <text:p>21.8297113009862</text:p>
          </table:table-cell>
          <table:table-cell office:value-type="float" office:value="2.98700564248221" calcext:value-type="float">
            <text:p>2.9870056424822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4212075815995" calcext:value-type="float">
            <text:p>0.96421207581599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7000" calcext:value-type="float">
            <text:p>417000</text:p>
          </table:table-cell>
          <table:table-cell office:value-type="float" office:value="88" calcext:value-type="float">
            <text:p>8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63924963924964" calcext:value-type="float">
            <text:p>0.963924963924964</text:p>
          </table:table-cell>
          <table:table-cell office:value-type="float" office:value="2.01285263668656" calcext:value-type="float">
            <text:p>2.01285263668656</text:p>
          </table:table-cell>
          <table:table-cell office:value-type="float" office:value="1.02307352899215" calcext:value-type="float">
            <text:p>1.02307352899215</text:p>
          </table:table-cell>
          <table:table-cell office:value-type="float" office:value="0.0190358329299172" calcext:value-type="float">
            <text:p>0.019035832929917</text:p>
          </table:table-cell>
          <table:table-cell office:value-type="float" office:value="0.00217780007912257" calcext:value-type="float">
            <text:p>0.002177800079123</text:p>
          </table:table-cell>
        </table:table-row>
        <table:table-row table:style-name="ro1">
          <table:table-cell office:value-type="float" office:value="24.5909526688712" calcext:value-type="float">
            <text:p>24.5909526688712</text:p>
          </table:table-cell>
          <table:table-cell office:value-type="float" office:value="2.38956219809396" calcext:value-type="float">
            <text:p>2.3895621980939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5655747037903" calcext:value-type="float">
            <text:p>0.96565574703790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9000" calcext:value-type="float">
            <text:p>429000</text:p>
          </table:table-cell>
          <table:table-cell office:value-type="float" office:value="88" calcext:value-type="float">
            <text:p>8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34782608695652" calcext:value-type="float">
            <text:p>0.934782608695652</text:p>
          </table:table-cell>
          <table:table-cell office:value-type="float" office:value="0.967532467532468" calcext:value-type="float">
            <text:p>0.967532467532468</text:p>
          </table:table-cell>
          <table:table-cell office:value-type="float" office:value="1.69688886344011" calcext:value-type="float">
            <text:p>1.69688886344011</text:p>
          </table:table-cell>
          <table:table-cell office:value-type="float" office:value="0.645569897725992" calcext:value-type="float">
            <text:p>0.645569897725992</text:p>
          </table:table-cell>
          <table:table-cell office:value-type="float" office:value="0.0191848476839575" calcext:value-type="float">
            <text:p>0.019184847683958</text:p>
          </table:table-cell>
          <table:table-cell office:value-type="float" office:value="0.00154090232377531" calcext:value-type="float">
            <text:p>0.001540902323775</text:p>
          </table:table-cell>
        </table:table-row>
        <table:table-row table:style-name="ro1">
          <table:table-cell office:value-type="float" office:value="25.4422965049744" calcext:value-type="float">
            <text:p>25.4422965049744</text:p>
          </table:table-cell>
          <table:table-cell office:value-type="float" office:value="2.42476766450065" calcext:value-type="float">
            <text:p>2.4247676645006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4934023056767" calcext:value-type="float">
            <text:p>0.96493402305676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9000" calcext:value-type="float">
            <text:p>439000</text:p>
          </table:table-cell>
          <table:table-cell office:value-type="float" office:value="88" calcext:value-type="float">
            <text:p>88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61038961038961" calcext:value-type="float">
            <text:p>0.961038961038961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964646464646465" calcext:value-type="float">
            <text:p>0.964646464646465</text:p>
          </table:table-cell>
          <table:table-cell office:value-type="float" office:value="1.6235589823883" calcext:value-type="float">
            <text:p>1.6235589823883</text:p>
          </table:table-cell>
          <table:table-cell office:value-type="float" office:value="0.541579034031262" calcext:value-type="float">
            <text:p>0.541579034031262</text:p>
          </table:table-cell>
          <table:table-cell office:value-type="float" office:value="0.0130455100506752" calcext:value-type="float">
            <text:p>0.013045510050675</text:p>
          </table:table-cell>
          <table:table-cell office:value-type="float" office:value="0.00199952990461568" calcext:value-type="float">
            <text:p>0.001999529904616</text:p>
          </table:table-cell>
        </table:table-row>
        <table:table-row table:style-name="ro1">
          <table:table-cell office:value-type="float" office:value="24.1786986078535" calcext:value-type="float">
            <text:p>24.1786986078535</text:p>
          </table:table-cell>
          <table:table-cell office:value-type="float" office:value="2.40870159012931" calcext:value-type="float">
            <text:p>2.4087015901293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4933278857982" calcext:value-type="float">
            <text:p>0.96493327885798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61000" calcext:value-type="float">
            <text:p>461000</text:p>
          </table:table-cell>
          <table:table-cell office:value-type="float" office:value="88" calcext:value-type="float">
            <text:p>8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43478260869565" calcext:value-type="float">
            <text:p>0.943478260869565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1.79609669290956" calcext:value-type="float">
            <text:p>1.79609669290956</text:p>
          </table:table-cell>
          <table:table-cell office:value-type="float" office:value="0.553643518240896" calcext:value-type="float">
            <text:p>0.553643518240896</text:p>
          </table:table-cell>
          <table:table-cell office:value-type="float" office:value="0.0186004147002069" calcext:value-type="float">
            <text:p>0.018600414700207</text:p>
          </table:table-cell>
          <table:table-cell office:value-type="float" office:value="0.00347614912368642" calcext:value-type="float">
            <text:p>0.003476149123686</text:p>
          </table:table-cell>
        </table:table-row>
        <table:table-row table:style-name="ro1">
          <table:table-cell office:value-type="float" office:value="27.0709849085127" calcext:value-type="float">
            <text:p>27.0709849085127</text:p>
          </table:table-cell>
          <table:table-cell office:value-type="float" office:value="2.62569011960711" calcext:value-type="float">
            <text:p>2.6256901196071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2871401705852" calcext:value-type="float">
            <text:p>0.96287140170585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78000" calcext:value-type="float">
            <text:p>478000</text:p>
          </table:table-cell>
          <table:table-cell office:value-type="float" office:value="88" calcext:value-type="float">
            <text:p>8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5884476534296" calcext:value-type="float">
            <text:p>0.95884476534296</text:p>
          </table:table-cell>
          <table:table-cell office:value-type="float" office:value="0.982683982683983" calcext:value-type="float">
            <text:p>0.982683982683983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56678700361011" calcext:value-type="float">
            <text:p>0.956678700361011</text:p>
          </table:table-cell>
          <table:table-cell office:value-type="float" office:value="0.91304347826087" calcext:value-type="float">
            <text:p>0.91304347826087</text:p>
          </table:table-cell>
          <table:table-cell office:value-type="float" office:value="0.961760461760462" calcext:value-type="float">
            <text:p>0.961760461760462</text:p>
          </table:table-cell>
          <table:table-cell office:value-type="float" office:value="2.28198660465047" calcext:value-type="float">
            <text:p>2.28198660465047</text:p>
          </table:table-cell>
          <table:table-cell office:value-type="float" office:value="0.541533343855851" calcext:value-type="float">
            <text:p>0.541533343855851</text:p>
          </table:table-cell>
          <table:table-cell office:value-type="float" office:value="0.0219683381047533" calcext:value-type="float">
            <text:p>0.021968338104753</text:p>
          </table:table-cell>
          <table:table-cell office:value-type="float" office:value="0.00357481831041198" calcext:value-type="float">
            <text:p>0.003574818310412</text:p>
          </table:table-cell>
        </table:table-row>
        <table:table-row table:style-name="ro1">
          <table:table-cell office:value-type="float" office:value="26.483563218798" calcext:value-type="float">
            <text:p>26.483563218798</text:p>
          </table:table-cell>
          <table:table-cell office:value-type="float" office:value="2.38441790853228" calcext:value-type="float">
            <text:p>2.3844179085322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5552824346016" calcext:value-type="float">
            <text:p>0.96555282434601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80000" calcext:value-type="float">
            <text:p>480000</text:p>
          </table:table-cell>
          <table:table-cell office:value-type="float" office:value="88" calcext:value-type="float">
            <text:p>8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57400722021661" calcext:value-type="float">
            <text:p>0.957400722021661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2.01782153872035" calcext:value-type="float">
            <text:p>2.01782153872035</text:p>
          </table:table-cell>
          <table:table-cell office:value-type="float" office:value="0.463158814931685" calcext:value-type="float">
            <text:p>0.463158814931685</text:p>
          </table:table-cell>
          <table:table-cell office:value-type="float" office:value="0.0154866121087647" calcext:value-type="float">
            <text:p>0.015486612108765</text:p>
          </table:table-cell>
          <table:table-cell office:value-type="float" office:value="0.004078987044575" calcext:value-type="float">
            <text:p>0.004078987044575</text:p>
          </table:table-cell>
        </table:table-row>
        <table:table-row table:style-name="ro1">
          <table:table-cell office:value-type="float" office:value="24.7615693637303" calcext:value-type="float">
            <text:p>24.7615693637303</text:p>
          </table:table-cell>
          <table:table-cell office:value-type="float" office:value="2.41506511824472" calcext:value-type="float">
            <text:p>2.4150651182447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4005188553925" calcext:value-type="float">
            <text:p>0.96400518855392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89000" calcext:value-type="float">
            <text:p>489000</text:p>
          </table:table-cell>
          <table:table-cell office:value-type="float" office:value="88" calcext:value-type="float">
            <text:p>88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5884476534296" calcext:value-type="float">
            <text:p>0.95884476534296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55956678700361" calcext:value-type="float">
            <text:p>0.955956678700361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1.21718086205584" calcext:value-type="float">
            <text:p>1.21718086205584</text:p>
          </table:table-cell>
          <table:table-cell office:value-type="float" office:value="0.457706546763349" calcext:value-type="float">
            <text:p>0.457706546763349</text:p>
          </table:table-cell>
          <table:table-cell office:value-type="float" office:value="0.0203946003046339" calcext:value-type="float">
            <text:p>0.020394600304634</text:p>
          </table:table-cell>
          <table:table-cell office:value-type="float" office:value="0.00456103285247146" calcext:value-type="float">
            <text:p>0.004561032852471</text:p>
          </table:table-cell>
        </table:table-row>
        <table:table-row table:style-name="ro1">
          <table:table-cell office:value-type="float" office:value="25.4627165794373" calcext:value-type="float">
            <text:p>25.4627165794373</text:p>
          </table:table-cell>
          <table:table-cell office:value-type="float" office:value="2.38596739087786" calcext:value-type="float">
            <text:p>2.3859673908778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2561666171774" calcext:value-type="float">
            <text:p>0.96256166617177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14000" calcext:value-type="float">
            <text:p>514000</text:p>
          </table:table-cell>
          <table:table-cell office:value-type="float" office:value="88" calcext:value-type="float">
            <text:p>8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95884476534296" calcext:value-type="float">
            <text:p>0.95884476534296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5884476534296" calcext:value-type="float">
            <text:p>0.95884476534296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964646464646465" calcext:value-type="float">
            <text:p>0.964646464646465</text:p>
          </table:table-cell>
          <table:table-cell office:value-type="float" office:value="1.53365744874476" calcext:value-type="float">
            <text:p>1.53365744874476</text:p>
          </table:table-cell>
          <table:table-cell office:value-type="float" office:value="0.418208636554651" calcext:value-type="float">
            <text:p>0.418208636554651</text:p>
          </table:table-cell>
          <table:table-cell office:value-type="float" office:value="0.0180432262250248" calcext:value-type="float">
            <text:p>0.018043226225025</text:p>
          </table:table-cell>
          <table:table-cell office:value-type="float" office:value="0.00257539070222048" calcext:value-type="float">
            <text:p>0.00257539070222</text:p>
          </table:table-cell>
        </table:table-row>
        <table:table-row table:style-name="ro1">
          <table:table-cell office:value-type="float" office:value="25.3273082801274" calcext:value-type="float">
            <text:p>25.3273082801274</text:p>
          </table:table-cell>
          <table:table-cell office:value-type="float" office:value="2.86491560935974" calcext:value-type="float">
            <text:p>2.8649156093597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6067735484961" calcext:value-type="float">
            <text:p>0.96606773548496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21000" calcext:value-type="float">
            <text:p>521000</text:p>
          </table:table-cell>
          <table:table-cell office:value-type="float" office:value="88" calcext:value-type="float">
            <text:p>88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70397111913357" calcext:value-type="float">
            <text:p>0.97039711191335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56678700361011" calcext:value-type="float">
            <text:p>0.956678700361011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5956678700361" calcext:value-type="float">
            <text:p>0.95956678700361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71119133574007" calcext:value-type="float">
            <text:p>0.971119133574007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4782608695652" calcext:value-type="float">
            <text:p>0.934782608695652</text:p>
          </table:table-cell>
          <table:table-cell office:value-type="float" office:value="0.973304473304473" calcext:value-type="float">
            <text:p>0.973304473304473</text:p>
          </table:table-cell>
          <table:table-cell office:value-type="float" office:value="2.08128953604863" calcext:value-type="float">
            <text:p>2.08128953604863</text:p>
          </table:table-cell>
          <table:table-cell office:value-type="float" office:value="0.614784369869403" calcext:value-type="float">
            <text:p>0.614784369869403</text:p>
          </table:table-cell>
          <table:table-cell office:value-type="float" office:value="0.0178840508004088" calcext:value-type="float">
            <text:p>0.017884050800409</text:p>
          </table:table-cell>
          <table:table-cell office:value-type="float" office:value="0.00572784398078853" calcext:value-type="float">
            <text:p>0.005727843980789</text:p>
          </table:table-cell>
        </table:table-row>
        <table:table-row table:style-name="ro1">
          <table:table-cell office:value-type="float" office:value="18.1596377917698" calcext:value-type="float">
            <text:p>18.1596377917698</text:p>
          </table:table-cell>
          <table:table-cell office:value-type="float" office:value="3.22402048110962" calcext:value-type="float">
            <text:p>3.2240204811096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28339015291" calcext:value-type="float">
            <text:p>0.9632833901529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01000" calcext:value-type="float">
            <text:p>401000</text:p>
          </table:table-cell>
          <table:table-cell office:value-type="float" office:value="98" calcext:value-type="float">
            <text:p>98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5812274368231" calcext:value-type="float">
            <text:p>0.95812274368231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55234657039711" calcext:value-type="float">
            <text:p>0.955234657039711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967532467532468" calcext:value-type="float">
            <text:p>0.967532467532468</text:p>
          </table:table-cell>
          <table:table-cell office:value-type="float" office:value="1.4079196386357" calcext:value-type="float">
            <text:p>1.4079196386357</text:p>
          </table:table-cell>
          <table:table-cell office:value-type="float" office:value="1.07338733964486" calcext:value-type="float">
            <text:p>1.07338733964486</text:p>
          </table:table-cell>
          <table:table-cell office:value-type="float" office:value="0.0183572284814622" calcext:value-type="float">
            <text:p>0.018357228481462</text:p>
          </table:table-cell>
          <table:table-cell office:value-type="float" office:value="0.00501152272496019" calcext:value-type="float">
            <text:p>0.00501152272496</text:p>
          </table:table-cell>
        </table:table-row>
        <table:table-row table:style-name="ro1">
          <table:table-cell office:value-type="float" office:value="19.9531923362187" calcext:value-type="float">
            <text:p>19.9531923362187</text:p>
          </table:table-cell>
          <table:table-cell office:value-type="float" office:value="3.85746083940778" calcext:value-type="float">
            <text:p>3.8574608394077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2768106914574" calcext:value-type="float">
            <text:p>0.96276810691457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02000" calcext:value-type="float">
            <text:p>402000</text:p>
          </table:table-cell>
          <table:table-cell office:value-type="float" office:value="98" calcext:value-type="float">
            <text:p>9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63203463203463" calcext:value-type="float">
            <text:p>0.963203463203463</text:p>
          </table:table-cell>
          <table:table-cell office:value-type="float" office:value="2.94802792745758" calcext:value-type="float">
            <text:p>2.94802792745758</text:p>
          </table:table-cell>
          <table:table-cell office:value-type="float" office:value="1.04918183621542" calcext:value-type="float">
            <text:p>1.04918183621542</text:p>
          </table:table-cell>
          <table:table-cell office:value-type="float" office:value="0.017439694324266" calcext:value-type="float">
            <text:p>0.017439694324266</text:p>
          </table:table-cell>
          <table:table-cell office:value-type="float" office:value="0.00224636276477545" calcext:value-type="float">
            <text:p>0.002246362764775</text:p>
          </table:table-cell>
        </table:table-row>
        <table:table-row table:style-name="ro1">
          <table:table-cell office:value-type="float" office:value="25.1244738101959" calcext:value-type="float">
            <text:p>25.1244738101959</text:p>
          </table:table-cell>
          <table:table-cell office:value-type="float" office:value="2.94145744187491" calcext:value-type="float">
            <text:p>2.9414574418749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5759637188208" calcext:value-type="float">
            <text:p>0.96575963718820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5000" calcext:value-type="float">
            <text:p>425000</text:p>
          </table:table-cell>
          <table:table-cell office:value-type="float" office:value="98" calcext:value-type="float">
            <text:p>98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26086956521739" calcext:value-type="float">
            <text:p>0.926086956521739</text:p>
          </table:table-cell>
          <table:table-cell office:value-type="float" office:value="0.96031746031746" calcext:value-type="float">
            <text:p>0.96031746031746</text:p>
          </table:table-cell>
          <table:table-cell office:value-type="float" office:value="1.95805057749928" calcext:value-type="float">
            <text:p>1.95805057749928</text:p>
          </table:table-cell>
          <table:table-cell office:value-type="float" office:value="0.879889890932715" calcext:value-type="float">
            <text:p>0.879889890932715</text:p>
          </table:table-cell>
          <table:table-cell office:value-type="float" office:value="0.0174707218218448" calcext:value-type="float">
            <text:p>0.017470721821845</text:p>
          </table:table-cell>
          <table:table-cell office:value-type="float" office:value="0.00295329591334207" calcext:value-type="float">
            <text:p>0.002953295913342</text:p>
          </table:table-cell>
        </table:table-row>
        <table:table-row table:style-name="ro1">
          <table:table-cell office:value-type="float" office:value="24.2105146135603" calcext:value-type="float">
            <text:p>24.2105146135603</text:p>
          </table:table-cell>
          <table:table-cell office:value-type="float" office:value="2.20687198638916" calcext:value-type="float">
            <text:p>2.2068719863891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5346904542366" calcext:value-type="float">
            <text:p>0.96534690454236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8000" calcext:value-type="float">
            <text:p>438000</text:p>
          </table:table-cell>
          <table:table-cell office:value-type="float" office:value="98" calcext:value-type="float">
            <text:p>98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73285198555957" calcext:value-type="float">
            <text:p>0.973285198555957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82683982683983" calcext:value-type="float">
            <text:p>0.982683982683983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5884476534296" calcext:value-type="float">
            <text:p>0.95884476534296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61760461760462" calcext:value-type="float">
            <text:p>0.961760461760462</text:p>
          </table:table-cell>
          <table:table-cell office:value-type="float" office:value="1.29826210219022" calcext:value-type="float">
            <text:p>1.29826210219022</text:p>
          </table:table-cell>
          <table:table-cell office:value-type="float" office:value="0.191307779157143" calcext:value-type="float">
            <text:p>0.191307779157143</text:p>
          </table:table-cell>
          <table:table-cell office:value-type="float" office:value="0.0230035962487186" calcext:value-type="float">
            <text:p>0.023003596248719</text:p>
          </table:table-cell>
          <table:table-cell office:value-type="float" office:value="0.00425948073269939" calcext:value-type="float">
            <text:p>0.004259480732699</text:p>
          </table:table-cell>
        </table:table-row>
        <table:table-row table:style-name="ro1">
          <table:table-cell office:value-type="float" office:value="23.8636890138899" calcext:value-type="float">
            <text:p>23.8636890138899</text:p>
          </table:table-cell>
          <table:table-cell office:value-type="float" office:value="2.37778779438564" calcext:value-type="float">
            <text:p>2.3777877943856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5140017280296" calcext:value-type="float">
            <text:p>0.96514001728029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50000" calcext:value-type="float">
            <text:p>450000</text:p>
          </table:table-cell>
          <table:table-cell office:value-type="float" office:value="98" calcext:value-type="float">
            <text:p>98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5812274368231" calcext:value-type="float">
            <text:p>0.95812274368231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57400722021661" calcext:value-type="float">
            <text:p>0.957400722021661</text:p>
          </table:table-cell>
          <table:table-cell office:value-type="float" office:value="0.943478260869565" calcext:value-type="float">
            <text:p>0.943478260869565</text:p>
          </table:table-cell>
          <table:table-cell office:value-type="float" office:value="0.967532467532468" calcext:value-type="float">
            <text:p>0.967532467532468</text:p>
          </table:table-cell>
          <table:table-cell office:value-type="float" office:value="1.17335108648548" calcext:value-type="float">
            <text:p>1.17335108648548</text:p>
          </table:table-cell>
          <table:table-cell office:value-type="float" office:value="0.49628806239263" calcext:value-type="float">
            <text:p>0.49628806239263</text:p>
          </table:table-cell>
          <table:table-cell office:value-type="float" office:value="0.0196008582735012" calcext:value-type="float">
            <text:p>0.019600858273501</text:p>
          </table:table-cell>
          <table:table-cell office:value-type="float" office:value="0.00493971102020389" calcext:value-type="float">
            <text:p>0.004939711020204</text:p>
          </table:table-cell>
        </table:table-row>
        <table:table-row table:style-name="ro1">
          <table:table-cell office:value-type="float" office:value="24.8149105821337" calcext:value-type="float">
            <text:p>24.8149105821337</text:p>
          </table:table-cell>
          <table:table-cell office:value-type="float" office:value="2.32720906393869" calcext:value-type="float">
            <text:p>2.3272090639386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493432073628" calcext:value-type="float">
            <text:p>0.9649343207362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65000" calcext:value-type="float">
            <text:p>465000</text:p>
          </table:table-cell>
          <table:table-cell office:value-type="float" office:value="98" calcext:value-type="float">
            <text:p>9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961760461760462" calcext:value-type="float">
            <text:p>0.961760461760462</text:p>
          </table:table-cell>
          <table:table-cell office:value-type="float" office:value="1.45881735802366" calcext:value-type="float">
            <text:p>1.45881735802366</text:p>
          </table:table-cell>
          <table:table-cell office:value-type="float" office:value="0.442154482206368" calcext:value-type="float">
            <text:p>0.442154482206368</text:p>
          </table:table-cell>
          <table:table-cell office:value-type="float" office:value="0.016993196576735" calcext:value-type="float">
            <text:p>0.016993196576735</text:p>
          </table:table-cell>
          <table:table-cell office:value-type="float" office:value="0.00236930072493048" calcext:value-type="float">
            <text:p>0.00236930072493</text:p>
          </table:table-cell>
        </table:table-row>
        <table:table-row table:style-name="ro1">
          <table:table-cell office:value-type="float" office:value="25.6968415124076" calcext:value-type="float">
            <text:p>25.6968415124076</text:p>
          </table:table-cell>
          <table:table-cell office:value-type="float" office:value="2.66152330807277" calcext:value-type="float">
            <text:p>2.6615233080727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4521290410924" calcext:value-type="float">
            <text:p>0.96452129041092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82000" calcext:value-type="float">
            <text:p>482000</text:p>
          </table:table-cell>
          <table:table-cell office:value-type="float" office:value="98" calcext:value-type="float">
            <text:p>9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5884476534296" calcext:value-type="float">
            <text:p>0.95884476534296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71841155234657" calcext:value-type="float">
            <text:p>0.971841155234657</text:p>
          </table:table-cell>
          <table:table-cell office:value-type="float" office:value="0.917391304347826" calcext:value-type="float">
            <text:p>0.917391304347826</text:p>
          </table:table-cell>
          <table:table-cell office:value-type="float" office:value="0.966089466089466" calcext:value-type="float">
            <text:p>0.966089466089466</text:p>
          </table:table-cell>
          <table:table-cell office:value-type="float" office:value="0.987945389119408" calcext:value-type="float">
            <text:p>0.987945389119408</text:p>
          </table:table-cell>
          <table:table-cell office:value-type="float" office:value="0.50195063918381" calcext:value-type="float">
            <text:p>0.50195063918381</text:p>
          </table:table-cell>
          <table:table-cell office:value-type="float" office:value="0.0157203768808929" calcext:value-type="float">
            <text:p>0.015720376880893</text:p>
          </table:table-cell>
          <table:table-cell office:value-type="float" office:value="0.00402007851457709" calcext:value-type="float">
            <text:p>0.004020078514577</text:p>
          </table:table-cell>
        </table:table-row>
        <table:table-row table:style-name="ro1">
          <table:table-cell office:value-type="float" office:value="25.9510118620736" calcext:value-type="float">
            <text:p>25.9510118620736</text:p>
          </table:table-cell>
          <table:table-cell office:value-type="float" office:value="2.55080005100795" calcext:value-type="float">
            <text:p>2.5508000510079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46058388" calcext:value-type="float">
            <text:p>0.96369634605838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84000" calcext:value-type="float">
            <text:p>484000</text:p>
          </table:table-cell>
          <table:table-cell office:value-type="float" office:value="98" calcext:value-type="float">
            <text:p>9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48051948051948" calcext:value-type="float">
            <text:p>0.948051948051948</text:p>
          </table:table-cell>
          <table:table-cell office:value-type="float" office:value="0.95956678700361" calcext:value-type="float">
            <text:p>0.95956678700361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26086956521739" calcext:value-type="float">
            <text:p>0.926086956521739</text:p>
          </table:table-cell>
          <table:table-cell office:value-type="float" office:value="0.963924963924964" calcext:value-type="float">
            <text:p>0.963924963924964</text:p>
          </table:table-cell>
          <table:table-cell office:value-type="float" office:value="1.81840821048867" calcext:value-type="float">
            <text:p>1.81840821048867</text:p>
          </table:table-cell>
          <table:table-cell office:value-type="float" office:value="0.659446273699719" calcext:value-type="float">
            <text:p>0.659446273699719</text:p>
          </table:table-cell>
          <table:table-cell office:value-type="float" office:value="0.0190829920571" calcext:value-type="float">
            <text:p>0.0190829920571</text:p>
          </table:table-cell>
          <table:table-cell office:value-type="float" office:value="0.00220778628653148" calcext:value-type="float">
            <text:p>0.002207786286531</text:p>
          </table:table-cell>
        </table:table-row>
        <table:table-row table:style-name="ro1">
          <table:table-cell office:value-type="float" office:value="24.0748087678637" calcext:value-type="float">
            <text:p>24.0748087678637</text:p>
          </table:table-cell>
          <table:table-cell office:value-type="float" office:value="2.33434792927333" calcext:value-type="float">
            <text:p>2.3343479292733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7616041055958" calcext:value-type="float">
            <text:p>0.96761604105595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24000" calcext:value-type="float">
            <text:p>524000</text:p>
          </table:table-cell>
          <table:table-cell office:value-type="float" office:value="98" calcext:value-type="float">
            <text:p>98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71841155234657" calcext:value-type="float">
            <text:p>0.971841155234657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72563176895307" calcext:value-type="float">
            <text:p>0.972563176895307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00432900432901" calcext:value-type="float">
            <text:p>0.900432900432901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62481962481962" calcext:value-type="float">
            <text:p>0.962481962481962</text:p>
          </table:table-cell>
          <table:table-cell office:value-type="float" office:value="0.861040391317425" calcext:value-type="float">
            <text:p>0.861040391317425</text:p>
          </table:table-cell>
          <table:table-cell office:value-type="float" office:value="0.203104942913404" calcext:value-type="float">
            <text:p>0.203104942913404</text:p>
          </table:table-cell>
          <table:table-cell office:value-type="float" office:value="0.0205429274416757" calcext:value-type="float">
            <text:p>0.020542927441676</text:p>
          </table:table-cell>
          <table:table-cell office:value-type="float" office:value="0.0038237202311876" calcext:value-type="float">
            <text:p>0.003823720231188</text:p>
          </table:table-cell>
        </table:table-row>
        <table:table-row table:style-name="ro1">
          <table:table-cell office:value-type="float" office:value="27.0900488921574" calcext:value-type="float">
            <text:p>27.0900488921574</text:p>
          </table:table-cell>
          <table:table-cell office:value-type="float" office:value="2.89087424959455" calcext:value-type="float">
            <text:p>2.8908742495945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5862262200581" calcext:value-type="float">
            <text:p>0.96586226220058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42000" calcext:value-type="float">
            <text:p>542000</text:p>
          </table:table-cell>
          <table:table-cell office:value-type="float" office:value="98" calcext:value-type="float">
            <text:p>98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26086956521739" calcext:value-type="float">
            <text:p>0.926086956521739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1.51007361890711" calcext:value-type="float">
            <text:p>1.51007361890711</text:p>
          </table:table-cell>
          <table:table-cell office:value-type="float" office:value="0.520592224185102" calcext:value-type="float">
            <text:p>0.520592224185102</text:p>
          </table:table-cell>
          <table:table-cell office:value-type="float" office:value="0.0177747427049252" calcext:value-type="float">
            <text:p>0.017774742704925</text:p>
          </table:table-cell>
          <table:table-cell office:value-type="float" office:value="0.00179740773703307" calcext:value-type="float">
            <text:p>0.001797407737033</text:p>
          </table:table-cell>
        </table:table-row>
        <table:table-row table:style-name="ro1">
          <table:table-cell office:value-type="float" office:value="24.6935615880149" calcext:value-type="float">
            <text:p>24.6935615880149</text:p>
          </table:table-cell>
          <table:table-cell office:value-type="float" office:value="2.6246554170336" calcext:value-type="float">
            <text:p>2.6246554170336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5036722489018" calcext:value-type="float">
            <text:p>0.96503672248901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0000" calcext:value-type="float">
            <text:p>430000</text:p>
          </table:table-cell>
          <table:table-cell office:value-type="float" office:value="108" calcext:value-type="float">
            <text:p>10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5884476534296" calcext:value-type="float">
            <text:p>0.95884476534296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968975468975469" calcext:value-type="float">
            <text:p>0.968975468975469</text:p>
          </table:table-cell>
          <table:table-cell office:value-type="float" office:value="1.84188679701569" calcext:value-type="float">
            <text:p>1.84188679701569</text:p>
          </table:table-cell>
          <table:table-cell office:value-type="float" office:value="0.592462275907281" calcext:value-type="float">
            <text:p>0.592462275907281</text:p>
          </table:table-cell>
          <table:table-cell office:value-type="float" office:value="0.0190715715666069" calcext:value-type="float">
            <text:p>0.019071571566607</text:p>
          </table:table-cell>
          <table:table-cell office:value-type="float" office:value="0.00389826698398642" calcext:value-type="float">
            <text:p>0.003898266983986</text:p>
          </table:table-cell>
        </table:table-row>
        <table:table-row table:style-name="ro1">
          <table:table-cell office:value-type="float" office:value="24.9708756719317" calcext:value-type="float">
            <text:p>24.9708756719317</text:p>
          </table:table-cell>
          <table:table-cell office:value-type="float" office:value="2.5945862020765" calcext:value-type="float">
            <text:p>2.5945862020765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462473404196" calcext:value-type="float">
            <text:p>0.9646247340419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3000" calcext:value-type="float">
            <text:p>433000</text:p>
          </table:table-cell>
          <table:table-cell office:value-type="float" office:value="108" calcext:value-type="float">
            <text:p>10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957400722021661" calcext:value-type="float">
            <text:p>0.957400722021661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75451263537906" calcext:value-type="float">
            <text:p>0.975451263537906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34782608695652" calcext:value-type="float">
            <text:p>0.934782608695652</text:p>
          </table:table-cell>
          <table:table-cell office:value-type="float" office:value="0.963203463203463" calcext:value-type="float">
            <text:p>0.963203463203463</text:p>
          </table:table-cell>
          <table:table-cell office:value-type="float" office:value="1.08646455320654" calcext:value-type="float">
            <text:p>1.08646455320654</text:p>
          </table:table-cell>
          <table:table-cell office:value-type="float" office:value="0.281707188567447" calcext:value-type="float">
            <text:p>0.281707188567447</text:p>
          </table:table-cell>
          <table:table-cell office:value-type="float" office:value="0.0244765528735079" calcext:value-type="float">
            <text:p>0.024476552873508</text:p>
          </table:table-cell>
          <table:table-cell office:value-type="float" office:value="0.0053187495904277" calcext:value-type="float">
            <text:p>0.005318749590428</text:p>
          </table:table-cell>
        </table:table-row>
        <table:table-row table:style-name="ro1">
          <table:table-cell office:value-type="float" office:value="23.8288337503161" calcext:value-type="float">
            <text:p>23.8288337503161</text:p>
          </table:table-cell>
          <table:table-cell office:value-type="float" office:value="2.48383508409773" calcext:value-type="float">
            <text:p>2.48383508409773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4624510782324" calcext:value-type="float">
            <text:p>0.96462451078232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9000" calcext:value-type="float">
            <text:p>449000</text:p>
          </table:table-cell>
          <table:table-cell office:value-type="float" office:value="108" calcext:value-type="float">
            <text:p>10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82683982683983" calcext:value-type="float">
            <text:p>0.982683982683983</text:p>
          </table:table-cell>
          <table:table-cell office:value-type="float" office:value="0.970397111913357" calcext:value-type="float">
            <text:p>0.970397111913357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5956678700361" calcext:value-type="float">
            <text:p>0.95956678700361</text:p>
          </table:table-cell>
          <table:table-cell office:value-type="float" office:value="0.917391304347826" calcext:value-type="float">
            <text:p>0.917391304347826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0.77077568454592" calcext:value-type="float">
            <text:p>0.77077568454592</text:p>
          </table:table-cell>
          <table:table-cell office:value-type="float" office:value="0.493125683911083" calcext:value-type="float">
            <text:p>0.493125683911083</text:p>
          </table:table-cell>
          <table:table-cell office:value-type="float" office:value="0.0231601706902642" calcext:value-type="float">
            <text:p>0.023160170690264</text:p>
          </table:table-cell>
          <table:table-cell office:value-type="float" office:value="0.00362113110498255" calcext:value-type="float">
            <text:p>0.003621131104983</text:p>
          </table:table-cell>
        </table:table-row>
        <table:table-row table:style-name="ro1">
          <table:table-cell office:value-type="float" office:value="24.4854768344334" calcext:value-type="float">
            <text:p>24.4854768344334</text:p>
          </table:table-cell>
          <table:table-cell office:value-type="float" office:value="2.64180323055812" calcext:value-type="float">
            <text:p>2.64180323055812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4624585202202" calcext:value-type="float">
            <text:p>0.9646245852022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57000" calcext:value-type="float">
            <text:p>457000</text:p>
          </table:table-cell>
          <table:table-cell office:value-type="float" office:value="108" calcext:value-type="float">
            <text:p>108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57400722021661" calcext:value-type="float">
            <text:p>0.957400722021661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70397111913357" calcext:value-type="float">
            <text:p>0.970397111913357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964646464646465" calcext:value-type="float">
            <text:p>0.964646464646465</text:p>
          </table:table-cell>
          <table:table-cell office:value-type="float" office:value="1.72998901709934" calcext:value-type="float">
            <text:p>1.72998901709934</text:p>
          </table:table-cell>
          <table:table-cell office:value-type="float" office:value="0.567619763132828" calcext:value-type="float">
            <text:p>0.567619763132828</text:p>
          </table:table-cell>
          <table:table-cell office:value-type="float" office:value="0.0177624810878199" calcext:value-type="float">
            <text:p>0.01776248108782</text:p>
          </table:table-cell>
          <table:table-cell office:value-type="float" office:value="0.00402930850495388" calcext:value-type="float">
            <text:p>0.004029308504954</text:p>
          </table:table-cell>
        </table:table-row>
        <table:table-row table:style-name="ro1">
          <table:table-cell office:value-type="float" office:value="29.2374300956726" calcext:value-type="float">
            <text:p>29.2374300956726</text:p>
          </table:table-cell>
          <table:table-cell office:value-type="float" office:value="2.97200703620911" calcext:value-type="float">
            <text:p>2.97200703620911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6273952968125" calcext:value-type="float">
            <text:p>0.96627395296812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77000" calcext:value-type="float">
            <text:p>477000</text:p>
          </table:table-cell>
          <table:table-cell office:value-type="float" office:value="108" calcext:value-type="float">
            <text:p>10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82683982683983" calcext:value-type="float">
            <text:p>0.982683982683983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73285198555957" calcext:value-type="float">
            <text:p>0.97328519855595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4782608695652" calcext:value-type="float">
            <text:p>0.93478260869565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1.295011760028" calcext:value-type="float">
            <text:p>1.295011760028</text:p>
          </table:table-cell>
          <table:table-cell office:value-type="float" office:value="0.658804398136653" calcext:value-type="float">
            <text:p>0.658804398136653</text:p>
          </table:table-cell>
          <table:table-cell office:value-type="float" office:value="0.0218145600962868" calcext:value-type="float">
            <text:p>0.021814560096287</text:p>
          </table:table-cell>
          <table:table-cell office:value-type="float" office:value="0.00486636887935972" calcext:value-type="float">
            <text:p>0.00486636887936</text:p>
          </table:table-cell>
        </table:table-row>
        <table:table-row table:style-name="ro1">
          <table:table-cell office:value-type="float" office:value="25.4782660688673" calcext:value-type="float">
            <text:p>25.4782660688673</text:p>
          </table:table-cell>
          <table:table-cell office:value-type="float" office:value="2.73424574307033" calcext:value-type="float">
            <text:p>2.73424574307033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5965482571981" calcext:value-type="float">
            <text:p>0.96596548257198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19000" calcext:value-type="float">
            <text:p>519000</text:p>
          </table:table-cell>
          <table:table-cell office:value-type="float" office:value="108" calcext:value-type="float">
            <text:p>108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17391304347826" calcext:value-type="float">
            <text:p>0.917391304347826</text:p>
          </table:table-cell>
          <table:table-cell office:value-type="float" office:value="0.964646464646465" calcext:value-type="float">
            <text:p>0.964646464646465</text:p>
          </table:table-cell>
          <table:table-cell office:value-type="float" office:value="1.38131683449005" calcext:value-type="float">
            <text:p>1.38131683449005</text:p>
          </table:table-cell>
          <table:table-cell office:value-type="float" office:value="0.46425811874098" calcext:value-type="float">
            <text:p>0.46425811874098</text:p>
          </table:table-cell>
          <table:table-cell office:value-type="float" office:value="0.0204578732191804" calcext:value-type="float">
            <text:p>0.02045787321918</text:p>
          </table:table-cell>
          <table:table-cell office:value-type="float" office:value="0.0029735536094408" calcext:value-type="float">
            <text:p>0.002973553609441</text:p>
          </table:table-cell>
        </table:table-row>
        <table:table-row table:style-name="ro1">
          <table:table-cell office:value-type="float" office:value="26.2594184194292" calcext:value-type="float">
            <text:p>26.2594184194292</text:p>
          </table:table-cell>
          <table:table-cell office:value-type="float" office:value="2.81365040370396" calcext:value-type="float">
            <text:p>2.81365040370396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6171848894902" calcext:value-type="float">
            <text:p>0.9661718488949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28000" calcext:value-type="float">
            <text:p>528000</text:p>
          </table:table-cell>
          <table:table-cell office:value-type="float" office:value="108" calcext:value-type="float">
            <text:p>108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71119133574007" calcext:value-type="float">
            <text:p>0.97111913357400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5956678700361" calcext:value-type="float">
            <text:p>0.95956678700361</text:p>
          </table:table-cell>
          <table:table-cell office:value-type="float" office:value="0.943478260869565" calcext:value-type="float">
            <text:p>0.943478260869565</text:p>
          </table:table-cell>
          <table:table-cell office:value-type="float" office:value="0.963924963924964" calcext:value-type="float">
            <text:p>0.963924963924964</text:p>
          </table:table-cell>
          <table:table-cell office:value-type="float" office:value="0.75227773427333" calcext:value-type="float">
            <text:p>0.75227773427333</text:p>
          </table:table-cell>
          <table:table-cell office:value-type="float" office:value="0.400378040288157" calcext:value-type="float">
            <text:p>0.400378040288157</text:p>
          </table:table-cell>
          <table:table-cell office:value-type="float" office:value="0.020664067494869" calcext:value-type="float">
            <text:p>0.020664067494869</text:p>
          </table:table-cell>
          <table:table-cell office:value-type="float" office:value="0.0034153936093432" calcext:value-type="float">
            <text:p>0.003415393609343</text:p>
          </table:table-cell>
        </table:table-row>
        <table:table-row table:style-name="ro1">
          <table:table-cell office:value-type="float" office:value="27.2742137568338" calcext:value-type="float">
            <text:p>27.2742137568338</text:p>
          </table:table-cell>
          <table:table-cell office:value-type="float" office:value="2.87868581499372" calcext:value-type="float">
            <text:p>2.87868581499372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5243312071574" calcext:value-type="float">
            <text:p>0.96524331207157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39000" calcext:value-type="float">
            <text:p>539000</text:p>
          </table:table-cell>
          <table:table-cell office:value-type="float" office:value="108" calcext:value-type="float">
            <text:p>108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5884476534296" calcext:value-type="float">
            <text:p>0.95884476534296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21739130434783" calcext:value-type="float">
            <text:p>0.921739130434783</text:p>
          </table:table-cell>
          <table:table-cell office:value-type="float" office:value="0.966089466089466" calcext:value-type="float">
            <text:p>0.966089466089466</text:p>
          </table:table-cell>
          <table:table-cell office:value-type="float" office:value="1.50452016529841" calcext:value-type="float">
            <text:p>1.50452016529841</text:p>
          </table:table-cell>
          <table:table-cell office:value-type="float" office:value="0.636433561487098" calcext:value-type="float">
            <text:p>0.636433561487098</text:p>
          </table:table-cell>
          <table:table-cell office:value-type="float" office:value="0.0174809147876035" calcext:value-type="float">
            <text:p>0.017480914787604</text:p>
          </table:table-cell>
          <table:table-cell office:value-type="float" office:value="0.00358875207982232" calcext:value-type="float">
            <text:p>0.003588752079822</text:p>
          </table:table-cell>
        </table:table-row>
        <table:table-row table:style-name="ro1">
          <table:table-cell office:value-type="float" office:value="18.7884116853986" calcext:value-type="float">
            <text:p>18.7884116853986</text:p>
          </table:table-cell>
          <table:table-cell office:value-type="float" office:value="3.98417939458575" calcext:value-type="float">
            <text:p>3.98417939458575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64108706604838" calcext:value-type="float">
            <text:p>0.96410870660483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03000" calcext:value-type="float">
            <text:p>403000</text:p>
          </table:table-cell>
          <table:table-cell office:value-type="float" office:value="116" calcext:value-type="float">
            <text:p>116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26086956521739" calcext:value-type="float">
            <text:p>0.926086956521739</text:p>
          </table:table-cell>
          <table:table-cell office:value-type="float" office:value="0.966089466089466" calcext:value-type="float">
            <text:p>0.966089466089466</text:p>
          </table:table-cell>
          <table:table-cell office:value-type="float" office:value="2.58176119439294" calcext:value-type="float">
            <text:p>2.58176119439294</text:p>
          </table:table-cell>
          <table:table-cell office:value-type="float" office:value="1.15494465189498" calcext:value-type="float">
            <text:p>1.15494465189498</text:p>
          </table:table-cell>
          <table:table-cell office:value-type="float" office:value="0.01961434849318" calcext:value-type="float">
            <text:p>0.01961434849318</text:p>
          </table:table-cell>
          <table:table-cell office:value-type="float" office:value="0.00320134111477231" calcext:value-type="float">
            <text:p>0.003201341114772</text:p>
          </table:table-cell>
        </table:table-row>
        <table:table-row table:style-name="ro1">
          <table:table-cell office:value-type="float" office:value="20.8247928959983" calcext:value-type="float">
            <text:p>20.8247928959983</text:p>
          </table:table-cell>
          <table:table-cell office:value-type="float" office:value="3.02346055848258" calcext:value-type="float">
            <text:p>3.0234605584825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65449678394495" calcext:value-type="float">
            <text:p>0.96544967839449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04000" calcext:value-type="float">
            <text:p>404000</text:p>
          </table:table-cell>
          <table:table-cell office:value-type="float" office:value="116" calcext:value-type="float">
            <text:p>116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82683982683983" calcext:value-type="float">
            <text:p>0.982683982683983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26086956521739" calcext:value-type="float">
            <text:p>0.926086956521739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2.49929680627917" calcext:value-type="float">
            <text:p>2.49929680627917</text:p>
          </table:table-cell>
          <table:table-cell office:value-type="float" office:value="0.94197051287848" calcext:value-type="float">
            <text:p>0.94197051287848</text:p>
          </table:table-cell>
          <table:table-cell office:value-type="float" office:value="0.0213160148465181" calcext:value-type="float">
            <text:p>0.021316014846518</text:p>
          </table:table-cell>
          <table:table-cell office:value-type="float" office:value="0.00276757701287888" calcext:value-type="float">
            <text:p>0.002767577012879</text:p>
          </table:table-cell>
        </table:table-row>
        <table:table-row table:style-name="ro1">
          <table:table-cell office:value-type="float" office:value="21.8713559082576" calcext:value-type="float">
            <text:p>21.8713559082576</text:p>
          </table:table-cell>
          <table:table-cell office:value-type="float" office:value="3.22483018466405" calcext:value-type="float">
            <text:p>3.22483018466405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61633799127353" calcext:value-type="float">
            <text:p>0.96163379912735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05000" calcext:value-type="float">
            <text:p>405000</text:p>
          </table:table-cell>
          <table:table-cell office:value-type="float" office:value="116" calcext:value-type="float">
            <text:p>116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55956678700361" calcext:value-type="float">
            <text:p>0.955956678700361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96031746031746" calcext:value-type="float">
            <text:p>0.96031746031746</text:p>
          </table:table-cell>
          <table:table-cell office:value-type="float" office:value="3.34857057926252" calcext:value-type="float">
            <text:p>3.34857057926252</text:p>
          </table:table-cell>
          <table:table-cell office:value-type="float" office:value="1.05650409295761" calcext:value-type="float">
            <text:p>1.05650409295761</text:p>
          </table:table-cell>
          <table:table-cell office:value-type="float" office:value="0.0184790931218543" calcext:value-type="float">
            <text:p>0.018479093121854</text:p>
          </table:table-cell>
          <table:table-cell office:value-type="float" office:value="0.0031673998973858" calcext:value-type="float">
            <text:p>0.003167399897386</text:p>
          </table:table-cell>
        </table:table-row>
        <table:table-row table:style-name="ro1">
          <table:table-cell office:value-type="float" office:value="22.2395820958274" calcext:value-type="float">
            <text:p>22.2395820958274</text:p>
          </table:table-cell>
          <table:table-cell office:value-type="float" office:value="2.51659951891218" calcext:value-type="float">
            <text:p>2.5165995189121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65553270865287" calcext:value-type="float">
            <text:p>0.96555327086528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2000" calcext:value-type="float">
            <text:p>412000</text:p>
          </table:table-cell>
          <table:table-cell office:value-type="float" office:value="116" calcext:value-type="float">
            <text:p>116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70397111913357" calcext:value-type="float">
            <text:p>0.970397111913357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43478260869565" calcext:value-type="float">
            <text:p>0.943478260869565</text:p>
          </table:table-cell>
          <table:table-cell office:value-type="float" office:value="0.961038961038961" calcext:value-type="float">
            <text:p>0.961038961038961</text:p>
          </table:table-cell>
          <table:table-cell office:value-type="float" office:value="3.85058626771396" calcext:value-type="float">
            <text:p>3.85058626771396</text:p>
          </table:table-cell>
          <table:table-cell office:value-type="float" office:value="0.700154491947261" calcext:value-type="float">
            <text:p>0.700154491947261</text:p>
          </table:table-cell>
          <table:table-cell office:value-type="float" office:value="0.0212832054362942" calcext:value-type="float">
            <text:p>0.021283205436294</text:p>
          </table:table-cell>
          <table:table-cell office:value-type="float" office:value="0.0025445513287333" calcext:value-type="float">
            <text:p>0.002544551328733</text:p>
          </table:table-cell>
        </table:table-row>
        <table:table-row table:style-name="ro1">
          <table:table-cell office:value-type="float" office:value="21.5478617463793" calcext:value-type="float">
            <text:p>21.5478617463793</text:p>
          </table:table-cell>
          <table:table-cell office:value-type="float" office:value="2.57946181297302" calcext:value-type="float">
            <text:p>2.57946181297302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65140314959809" calcext:value-type="float">
            <text:p>0.96514031495980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3000" calcext:value-type="float">
            <text:p>413000</text:p>
          </table:table-cell>
          <table:table-cell office:value-type="float" office:value="116" calcext:value-type="float">
            <text:p>116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34782608695652" calcext:value-type="float">
            <text:p>0.934782608695652</text:p>
          </table:table-cell>
          <table:table-cell office:value-type="float" office:value="0.964646464646465" calcext:value-type="float">
            <text:p>0.964646464646465</text:p>
          </table:table-cell>
          <table:table-cell office:value-type="float" office:value="4.57136498668807" calcext:value-type="float">
            <text:p>4.57136498668807</text:p>
          </table:table-cell>
          <table:table-cell office:value-type="float" office:value="0.48108373739037" calcext:value-type="float">
            <text:p>0.48108373739037</text:p>
          </table:table-cell>
          <table:table-cell office:value-type="float" office:value="0.018613798652622" calcext:value-type="float">
            <text:p>0.018613798652622</text:p>
          </table:table-cell>
          <table:table-cell office:value-type="float" office:value="0.00230561535151594" calcext:value-type="float">
            <text:p>0.002305615351516</text:p>
          </table:table-cell>
        </table:table-row>
        <table:table-row table:style-name="ro1">
          <table:table-cell office:value-type="float" office:value="24.6038814953395" calcext:value-type="float">
            <text:p>24.6038814953395</text:p>
          </table:table-cell>
          <table:table-cell office:value-type="float" office:value="2.54947536332267" calcext:value-type="float">
            <text:p>2.54947536332267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66378289637702" calcext:value-type="float">
            <text:p>0.9663782896377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5000" calcext:value-type="float">
            <text:p>435000</text:p>
          </table:table-cell>
          <table:table-cell office:value-type="float" office:value="116" calcext:value-type="float">
            <text:p>116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70397111913357" calcext:value-type="float">
            <text:p>0.970397111913357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73285198555957" calcext:value-type="float">
            <text:p>0.973285198555957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26086956521739" calcext:value-type="float">
            <text:p>0.926086956521739</text:p>
          </table:table-cell>
          <table:table-cell office:value-type="float" office:value="0.962481962481962" calcext:value-type="float">
            <text:p>0.962481962481962</text:p>
          </table:table-cell>
          <table:table-cell office:value-type="float" office:value="1.24224339411446" calcext:value-type="float">
            <text:p>1.24224339411446</text:p>
          </table:table-cell>
          <table:table-cell office:value-type="float" office:value="0.712508385425483" calcext:value-type="float">
            <text:p>0.712508385425483</text:p>
          </table:table-cell>
          <table:table-cell office:value-type="float" office:value="0.0163356584520427" calcext:value-type="float">
            <text:p>0.016335658452043</text:p>
          </table:table-cell>
          <table:table-cell office:value-type="float" office:value="0.00429161173393789" calcext:value-type="float">
            <text:p>0.004291611733938</text:p>
          </table:table-cell>
        </table:table-row>
        <table:table-row table:style-name="ro1">
          <table:table-cell office:value-type="float" office:value="24.1904958316258" calcext:value-type="float">
            <text:p>24.1904958316258</text:p>
          </table:table-cell>
          <table:table-cell office:value-type="float" office:value="2.33855101040431" calcext:value-type="float">
            <text:p>2.33855101040431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65759413928573" calcext:value-type="float">
            <text:p>0.96575941392857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62000" calcext:value-type="float">
            <text:p>462000</text:p>
          </table:table-cell>
          <table:table-cell office:value-type="float" office:value="116" calcext:value-type="float">
            <text:p>116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74729241877256" calcext:value-type="float">
            <text:p>0.97472924187725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17391304347826" calcext:value-type="float">
            <text:p>0.917391304347826</text:p>
          </table:table-cell>
          <table:table-cell office:value-type="float" office:value="0.962481962481962" calcext:value-type="float">
            <text:p>0.962481962481962</text:p>
          </table:table-cell>
          <table:table-cell office:value-type="float" office:value="1.87461074050844" calcext:value-type="float">
            <text:p>1.87461074050844</text:p>
          </table:table-cell>
          <table:table-cell office:value-type="float" office:value="0.496419001858613" calcext:value-type="float">
            <text:p>0.496419001858613</text:p>
          </table:table-cell>
          <table:table-cell office:value-type="float" office:value="0.0201740420959217" calcext:value-type="float">
            <text:p>0.020174042095922</text:p>
          </table:table-cell>
          <table:table-cell office:value-type="float" office:value="0.00457764392979935" calcext:value-type="float">
            <text:p>0.004577643929799</text:p>
          </table:table-cell>
        </table:table-row>
        <table:table-row table:style-name="ro1">
          <table:table-cell office:value-type="float" office:value="27.1413427080427" calcext:value-type="float">
            <text:p>27.1413427080427</text:p>
          </table:table-cell>
          <table:table-cell office:value-type="float" office:value="2.62854450089591" calcext:value-type="float">
            <text:p>2.62854450089591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65655672618024" calcext:value-type="float">
            <text:p>0.96565567261802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76000" calcext:value-type="float">
            <text:p>476000</text:p>
          </table:table-cell>
          <table:table-cell office:value-type="float" office:value="116" calcext:value-type="float">
            <text:p>116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72563176895307" calcext:value-type="float">
            <text:p>0.97256317689530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5812274368231" calcext:value-type="float">
            <text:p>0.95812274368231</text:p>
          </table:table-cell>
          <table:table-cell office:value-type="float" office:value="0.943478260869565" calcext:value-type="float">
            <text:p>0.943478260869565</text:p>
          </table:table-cell>
          <table:table-cell office:value-type="float" office:value="0.968253968253968" calcext:value-type="float">
            <text:p>0.968253968253968</text:p>
          </table:table-cell>
          <table:table-cell office:value-type="float" office:value="1.547803998971" calcext:value-type="float">
            <text:p>1.547803998971</text:p>
          </table:table-cell>
          <table:table-cell office:value-type="float" office:value="0.663148740165936" calcext:value-type="float">
            <text:p>0.663148740165936</text:p>
          </table:table-cell>
          <table:table-cell office:value-type="float" office:value="0.0198504500898202" calcext:value-type="float">
            <text:p>0.01985045008982</text:p>
          </table:table-cell>
          <table:table-cell office:value-type="float" office:value="0.00467877284054847" calcext:value-type="float">
            <text:p>0.004678772840548</text:p>
          </table:table-cell>
        </table:table-row>
        <table:table-row table:style-name="ro1">
          <table:table-cell office:value-type="float" office:value="23.9783434867859" calcext:value-type="float">
            <text:p>23.9783434867859</text:p>
          </table:table-cell>
          <table:table-cell office:value-type="float" office:value="2.29306667191642" calcext:value-type="float">
            <text:p>2.29306667191642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65346606862852" calcext:value-type="float">
            <text:p>0.96534660686285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09000" calcext:value-type="float">
            <text:p>509000</text:p>
          </table:table-cell>
          <table:table-cell office:value-type="float" office:value="116" calcext:value-type="float">
            <text:p>116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00432900432901" calcext:value-type="float">
            <text:p>0.900432900432901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26086956521739" calcext:value-type="float">
            <text:p>0.926086956521739</text:p>
          </table:table-cell>
          <table:table-cell office:value-type="float" office:value="0.964646464646465" calcext:value-type="float">
            <text:p>0.964646464646465</text:p>
          </table:table-cell>
          <table:table-cell office:value-type="float" office:value="0.843051567099483" calcext:value-type="float">
            <text:p>0.843051567099483</text:p>
          </table:table-cell>
          <table:table-cell office:value-type="float" office:value="0.242674384977837" calcext:value-type="float">
            <text:p>0.242674384977837</text:p>
          </table:table-cell>
          <table:table-cell office:value-type="float" office:value="0.0250163587465713" calcext:value-type="float">
            <text:p>0.025016358746571</text:p>
          </table:table-cell>
          <table:table-cell office:value-type="float" office:value="0.00211263594746644" calcext:value-type="float">
            <text:p>0.002112635947466</text:p>
          </table:table-cell>
        </table:table-row>
        <table:table-row table:style-name="ro1">
          <table:table-cell office:value-type="float" office:value="24.6804927757808" calcext:value-type="float">
            <text:p>24.6804927757808</text:p>
          </table:table-cell>
          <table:table-cell office:value-type="float" office:value="2.44022359166826" calcext:value-type="float">
            <text:p>2.44022359166826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63593721046016" calcext:value-type="float">
            <text:p>0.96359372104601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10000" calcext:value-type="float">
            <text:p>510000</text:p>
          </table:table-cell>
          <table:table-cell office:value-type="float" office:value="116" calcext:value-type="float">
            <text:p>116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5956678700361" calcext:value-type="float">
            <text:p>0.95956678700361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5812274368231" calcext:value-type="float">
            <text:p>0.95812274368231</text:p>
          </table:table-cell>
          <table:table-cell office:value-type="float" office:value="0.934782608695652" calcext:value-type="float">
            <text:p>0.934782608695652</text:p>
          </table:table-cell>
          <table:table-cell office:value-type="float" office:value="0.958874458874459" calcext:value-type="float">
            <text:p>0.958874458874459</text:p>
          </table:table-cell>
          <table:table-cell office:value-type="float" office:value="1.34849285325624" calcext:value-type="float">
            <text:p>1.34849285325624</text:p>
          </table:table-cell>
          <table:table-cell office:value-type="float" office:value="0.345011430380466" calcext:value-type="float">
            <text:p>0.345011430380466</text:p>
          </table:table-cell>
          <table:table-cell office:value-type="float" office:value="0.0198668721218364" calcext:value-type="float">
            <text:p>0.019866872121836</text:p>
          </table:table-cell>
          <table:table-cell office:value-type="float" office:value="0.00430778122407987" calcext:value-type="float">
            <text:p>0.00430778122408</text:p>
          </table:table-cell>
        </table:table-row>
        <table:table-row table:style-name="ro1">
          <table:table-cell office:value-type="float" office:value="25.86073245321" calcext:value-type="float">
            <text:p>25.86073245321</text:p>
          </table:table-cell>
          <table:table-cell office:value-type="float" office:value="2.56670788356236" calcext:value-type="float">
            <text:p>2.56670788356236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64005783912952" calcext:value-type="float">
            <text:p>0.96400578391295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17000" calcext:value-type="float">
            <text:p>517000</text:p>
          </table:table-cell>
          <table:table-cell office:value-type="float" office:value="116" calcext:value-type="float">
            <text:p>116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63924963924964" calcext:value-type="float">
            <text:p>0.963924963924964</text:p>
          </table:table-cell>
          <table:table-cell office:value-type="float" office:value="1.11466035757253" calcext:value-type="float">
            <text:p>1.11466035757253</text:p>
          </table:table-cell>
          <table:table-cell office:value-type="float" office:value="0.644974799043917" calcext:value-type="float">
            <text:p>0.644974799043917</text:p>
          </table:table-cell>
          <table:table-cell office:value-type="float" office:value="0.0199928117040721" calcext:value-type="float">
            <text:p>0.019992811704072</text:p>
          </table:table-cell>
          <table:table-cell office:value-type="float" office:value="0.00223123470916816" calcext:value-type="float">
            <text:p>0.002231234709168</text:p>
          </table:table-cell>
        </table:table-row>
        <table:table-row table:style-name="ro1">
          <table:table-cell office:value-type="float" office:value="24.7339431558337" calcext:value-type="float">
            <text:p>24.7339431558337</text:p>
          </table:table-cell>
          <table:table-cell office:value-type="float" office:value="2.2128073828561" calcext:value-type="float">
            <text:p>2.2128073828561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6379949200991" calcext:value-type="float">
            <text:p>0.9637994920099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22000" calcext:value-type="float">
            <text:p>522000</text:p>
          </table:table-cell>
          <table:table-cell office:value-type="float" office:value="116" calcext:value-type="float">
            <text:p>116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5884476534296" calcext:value-type="float">
            <text:p>0.95884476534296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00432900432901" calcext:value-type="float">
            <text:p>0.900432900432901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6086956521739" calcext:value-type="float">
            <text:p>0.926086956521739</text:p>
          </table:table-cell>
          <table:table-cell office:value-type="float" office:value="0.963924963924964" calcext:value-type="float">
            <text:p>0.963924963924964</text:p>
          </table:table-cell>
          <table:table-cell office:value-type="float" office:value="1.11347647597856" calcext:value-type="float">
            <text:p>1.11347647597856</text:p>
          </table:table-cell>
          <table:table-cell office:value-type="float" office:value="0.269560343974342" calcext:value-type="float">
            <text:p>0.269560343974342</text:p>
          </table:table-cell>
          <table:table-cell office:value-type="float" office:value="0.0219353796881205" calcext:value-type="float">
            <text:p>0.021935379688121</text:p>
          </table:table-cell>
          <table:table-cell office:value-type="float" office:value="0.00307381850824654" calcext:value-type="float">
            <text:p>0.003073818508247</text:p>
          </table:table-cell>
        </table:table-row>
        <table:table-row table:style-name="ro1">
          <table:table-cell office:value-type="float" office:value="25.5815339769636" calcext:value-type="float">
            <text:p>25.5815339769636</text:p>
          </table:table-cell>
          <table:table-cell office:value-type="float" office:value="2.95160058566502" calcext:value-type="float">
            <text:p>2.95160058566502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63283985511938" calcext:value-type="float">
            <text:p>0.96328398551193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1000" calcext:value-type="float">
            <text:p>431000</text:p>
          </table:table-cell>
          <table:table-cell office:value-type="float" office:value="128" calcext:value-type="float">
            <text:p>12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71841155234657" calcext:value-type="float">
            <text:p>0.971841155234657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95884476534296" calcext:value-type="float">
            <text:p>0.95884476534296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17391304347826" calcext:value-type="float">
            <text:p>0.917391304347826</text:p>
          </table:table-cell>
          <table:table-cell office:value-type="float" office:value="0.961760461760462" calcext:value-type="float">
            <text:p>0.961760461760462</text:p>
          </table:table-cell>
          <table:table-cell office:value-type="float" office:value="1.80283530611936" calcext:value-type="float">
            <text:p>1.80283530611936</text:p>
          </table:table-cell>
          <table:table-cell office:value-type="float" office:value="0.45912525087144" calcext:value-type="float">
            <text:p>0.45912525087144</text:p>
          </table:table-cell>
          <table:table-cell office:value-type="float" office:value="0.0186138230466054" calcext:value-type="float">
            <text:p>0.018613823046606</text:p>
          </table:table-cell>
          <table:table-cell office:value-type="float" office:value="0.00397996588288906" calcext:value-type="float">
            <text:p>0.003979965882889</text:p>
          </table:table-cell>
        </table:table-row>
        <table:table-row table:style-name="ro1">
          <table:table-cell office:value-type="float" office:value="27.1674630982535" calcext:value-type="float">
            <text:p>27.1674630982535</text:p>
          </table:table-cell>
          <table:table-cell office:value-type="float" office:value="2.59092923573085" calcext:value-type="float">
            <text:p>2.59092923573085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63387354723095" calcext:value-type="float">
            <text:p>0.96338735472309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2000" calcext:value-type="float">
            <text:p>432000</text:p>
          </table:table-cell>
          <table:table-cell office:value-type="float" office:value="128" calcext:value-type="float">
            <text:p>12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57400722021661" calcext:value-type="float">
            <text:p>0.957400722021661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21739130434783" calcext:value-type="float">
            <text:p>0.921739130434783</text:p>
          </table:table-cell>
          <table:table-cell office:value-type="float" office:value="0.95959595959596" calcext:value-type="float">
            <text:p>0.95959595959596</text:p>
          </table:table-cell>
          <table:table-cell office:value-type="float" office:value="1.39039537817272" calcext:value-type="float">
            <text:p>1.39039537817272</text:p>
          </table:table-cell>
          <table:table-cell office:value-type="float" office:value="0.542297428663511" calcext:value-type="float">
            <text:p>0.542297428663511</text:p>
          </table:table-cell>
          <table:table-cell office:value-type="float" office:value="0.0177171496845519" calcext:value-type="float">
            <text:p>0.017717149684552</text:p>
          </table:table-cell>
          <table:table-cell office:value-type="float" office:value="0.00381084844356865" calcext:value-type="float">
            <text:p>0.003810848443569</text:p>
          </table:table-cell>
        </table:table-row>
        <table:table-row table:style-name="ro1">
          <table:table-cell office:value-type="float" office:value="26.7937199388232" calcext:value-type="float">
            <text:p>26.7937199388232</text:p>
          </table:table-cell>
          <table:table-cell office:value-type="float" office:value="2.63639494350978" calcext:value-type="float">
            <text:p>2.63639494350978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65862262200581" calcext:value-type="float">
            <text:p>0.96586226220058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60000" calcext:value-type="float">
            <text:p>460000</text:p>
          </table:table-cell>
          <table:table-cell office:value-type="float" office:value="128" calcext:value-type="float">
            <text:p>12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72563176895307" calcext:value-type="float">
            <text:p>0.972563176895307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26086956521739" calcext:value-type="float">
            <text:p>0.926086956521739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2.17919398892036" calcext:value-type="float">
            <text:p>2.17919398892036</text:p>
          </table:table-cell>
          <table:table-cell office:value-type="float" office:value="0.491881125322475" calcext:value-type="float">
            <text:p>0.491881125322475</text:p>
          </table:table-cell>
          <table:table-cell office:value-type="float" office:value="0.0197103334379278" calcext:value-type="float">
            <text:p>0.019710333437928</text:p>
          </table:table-cell>
          <table:table-cell office:value-type="float" office:value="0.00303126433517263" calcext:value-type="float">
            <text:p>0.003031264335173</text:p>
          </table:table-cell>
        </table:table-row>
        <table:table-row table:style-name="ro1">
          <table:table-cell office:value-type="float" office:value="24.8300063950675" calcext:value-type="float">
            <text:p>24.8300063950675</text:p>
          </table:table-cell>
          <table:table-cell office:value-type="float" office:value="2.6042194707053" calcext:value-type="float">
            <text:p>2.6042194707053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66584581540744" calcext:value-type="float">
            <text:p>0.96658458154074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63000" calcext:value-type="float">
            <text:p>463000</text:p>
          </table:table-cell>
          <table:table-cell office:value-type="float" office:value="128" calcext:value-type="float">
            <text:p>12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971119133574007" calcext:value-type="float">
            <text:p>0.971119133574007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62481962481962" calcext:value-type="float">
            <text:p>0.962481962481962</text:p>
          </table:table-cell>
          <table:table-cell office:value-type="float" office:value="0.990335284127134" calcext:value-type="float">
            <text:p>0.990335284127134</text:p>
          </table:table-cell>
          <table:table-cell office:value-type="float" office:value="0.620456177863062" calcext:value-type="float">
            <text:p>0.620456177863062</text:p>
          </table:table-cell>
          <table:table-cell office:value-type="float" office:value="0.0204831670679092" calcext:value-type="float">
            <text:p>0.020483167067909</text:p>
          </table:table-cell>
          <table:table-cell office:value-type="float" office:value="0.00356862186534506" calcext:value-type="float">
            <text:p>0.003568621865345</text:p>
          </table:table-cell>
        </table:table-row>
        <table:table-row table:style-name="ro1">
          <table:table-cell office:value-type="float" office:value="23.9322683811188" calcext:value-type="float">
            <text:p>23.9322683811188</text:p>
          </table:table-cell>
          <table:table-cell office:value-type="float" office:value="2.27042075565883" calcext:value-type="float">
            <text:p>2.27042075565883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65553270865287" calcext:value-type="float">
            <text:p>0.96555327086528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93000" calcext:value-type="float">
            <text:p>493000</text:p>
          </table:table-cell>
          <table:table-cell office:value-type="float" office:value="128" calcext:value-type="float">
            <text:p>12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70397111913357" calcext:value-type="float">
            <text:p>0.970397111913357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61038961038961" calcext:value-type="float">
            <text:p>0.961038961038961</text:p>
          </table:table-cell>
          <table:table-cell office:value-type="float" office:value="1.48854142870384" calcext:value-type="float">
            <text:p>1.48854142870384</text:p>
          </table:table-cell>
          <table:table-cell office:value-type="float" office:value="0.482662716195865" calcext:value-type="float">
            <text:p>0.482662716195865</text:p>
          </table:table-cell>
          <table:table-cell office:value-type="float" office:value="0.0179755922818077" calcext:value-type="float">
            <text:p>0.017975592281808</text:p>
          </table:table-cell>
          <table:table-cell office:value-type="float" office:value="0.00290018195221177" calcext:value-type="float">
            <text:p>0.002900181952212</text:p>
          </table:table-cell>
        </table:table-row>
        <table:table-row table:style-name="ro1">
          <table:table-cell office:value-type="float" office:value="21.8603467941284" calcext:value-type="float">
            <text:p>21.8603467941284</text:p>
          </table:table-cell>
          <table:table-cell office:value-type="float" office:value="2.33964208194188" calcext:value-type="float">
            <text:p>2.3396420819418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2664812123296" calcext:value-type="float">
            <text:p>0.96266481212329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06000" calcext:value-type="float">
            <text:p>406000</text:p>
          </table:table-cell>
          <table:table-cell office:value-type="float" office:value="133" calcext:value-type="float">
            <text:p>133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5956678700361" calcext:value-type="float">
            <text:p>0.95956678700361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64646464646465" calcext:value-type="float">
            <text:p>0.964646464646465</text:p>
          </table:table-cell>
          <table:table-cell office:value-type="float" office:value="4.09485726921698" calcext:value-type="float">
            <text:p>4.09485726921698</text:p>
          </table:table-cell>
          <table:table-cell office:value-type="float" office:value="0.479931712598779" calcext:value-type="float">
            <text:p>0.479931712598779</text:p>
          </table:table-cell>
          <table:table-cell office:value-type="float" office:value="0.0197591189711391" calcext:value-type="float">
            <text:p>0.019759118971139</text:p>
          </table:table-cell>
          <table:table-cell office:value-type="float" office:value="0.00203527358814848" calcext:value-type="float">
            <text:p>0.002035273588148</text:p>
          </table:table-cell>
        </table:table-row>
        <table:table-row table:style-name="ro1">
          <table:table-cell office:value-type="float" office:value="22.1875718321119" calcext:value-type="float">
            <text:p>22.1875718321119</text:p>
          </table:table-cell>
          <table:table-cell office:value-type="float" office:value="3.40304664203099" calcext:value-type="float">
            <text:p>3.4030466420309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934469576037" calcext:value-type="float">
            <text:p>0.96493446957603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6000" calcext:value-type="float">
            <text:p>416000</text:p>
          </table:table-cell>
          <table:table-cell office:value-type="float" office:value="133" calcext:value-type="float">
            <text:p>133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71119133574007" calcext:value-type="float">
            <text:p>0.971119133574007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5956678700361" calcext:value-type="float">
            <text:p>0.95956678700361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73285198555957" calcext:value-type="float">
            <text:p>0.973285198555957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21739130434783" calcext:value-type="float">
            <text:p>0.921739130434783</text:p>
          </table:table-cell>
          <table:table-cell office:value-type="float" office:value="0.96031746031746" calcext:value-type="float">
            <text:p>0.96031746031746</text:p>
          </table:table-cell>
          <table:table-cell office:value-type="float" office:value="2.39735549580758" calcext:value-type="float">
            <text:p>2.39735549580758</text:p>
          </table:table-cell>
          <table:table-cell office:value-type="float" office:value="1.12072212022867" calcext:value-type="float">
            <text:p>1.12072212022867</text:p>
          </table:table-cell>
          <table:table-cell office:value-type="float" office:value="0.0207223880188484" calcext:value-type="float">
            <text:p>0.020722388018848</text:p>
          </table:table-cell>
          <table:table-cell office:value-type="float" office:value="0.00499639459719868" calcext:value-type="float">
            <text:p>0.004996394597199</text:p>
          </table:table-cell>
        </table:table-row>
        <table:table-row table:style-name="ro1">
          <table:table-cell office:value-type="float" office:value="24.8599881444659" calcext:value-type="float">
            <text:p>24.8599881444659</text:p>
          </table:table-cell>
          <table:table-cell office:value-type="float" office:value="2.81757957594735" calcext:value-type="float">
            <text:p>2.8175795759473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3696494898145" calcext:value-type="float">
            <text:p>0.96369649489814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31000" calcext:value-type="float">
            <text:p>531000</text:p>
          </table:table-cell>
          <table:table-cell office:value-type="float" office:value="133" calcext:value-type="float">
            <text:p>133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5884476534296" calcext:value-type="float">
            <text:p>0.95884476534296</text:p>
          </table:table-cell>
          <table:table-cell office:value-type="float" office:value="0.900432900432901" calcext:value-type="float">
            <text:p>0.900432900432901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62481962481962" calcext:value-type="float">
            <text:p>0.962481962481962</text:p>
          </table:table-cell>
          <table:table-cell office:value-type="float" office:value="0.858397403658948" calcext:value-type="float">
            <text:p>0.858397403658948</text:p>
          </table:table-cell>
          <table:table-cell office:value-type="float" office:value="0.529244522902941" calcext:value-type="float">
            <text:p>0.529244522902941</text:p>
          </table:table-cell>
          <table:table-cell office:value-type="float" office:value="0.0238165105995989" calcext:value-type="float">
            <text:p>0.023816510599599</text:p>
          </table:table-cell>
          <table:table-cell office:value-type="float" office:value="0.00290481417611177" calcext:value-type="float">
            <text:p>0.002904814176112</text:p>
          </table:table-cell>
        </table:table-row>
        <table:table-row table:style-name="ro1">
          <table:table-cell office:value-type="float" office:value="22.4436394827706" calcext:value-type="float">
            <text:p>22.4436394827706</text:p>
          </table:table-cell>
          <table:table-cell office:value-type="float" office:value="2.31639753069196" calcext:value-type="float">
            <text:p>2.3163975306919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62974547657374" calcext:value-type="float">
            <text:p>0.96297454765737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8000" calcext:value-type="float">
            <text:p>418000</text:p>
          </table:table-cell>
          <table:table-cell office:value-type="float" office:value="136" calcext:value-type="float">
            <text:p>136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56678700361011" calcext:value-type="float">
            <text:p>0.956678700361011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26086956521739" calcext:value-type="float">
            <text:p>0.926086956521739</text:p>
          </table:table-cell>
          <table:table-cell office:value-type="float" office:value="0.961760461760462" calcext:value-type="float">
            <text:p>0.961760461760462</text:p>
          </table:table-cell>
          <table:table-cell office:value-type="float" office:value="3.52307702283098" calcext:value-type="float">
            <text:p>3.52307702283098</text:p>
          </table:table-cell>
          <table:table-cell office:value-type="float" office:value="0.641893340846638" calcext:value-type="float">
            <text:p>0.641893340846638</text:p>
          </table:table-cell>
          <table:table-cell office:value-type="float" office:value="0.0222608338587835" calcext:value-type="float">
            <text:p>0.022260833858784</text:p>
          </table:table-cell>
          <table:table-cell office:value-type="float" office:value="0.00298070567609432" calcext:value-type="float">
            <text:p>0.002980705676094</text:p>
          </table:table-cell>
        </table:table-row>
        <table:table-row table:style-name="ro1">
          <table:table-cell office:value-type="float" office:value="24.1145823001862" calcext:value-type="float">
            <text:p>24.1145823001862</text:p>
          </table:table-cell>
          <table:table-cell office:value-type="float" office:value="2.19931592260088" calcext:value-type="float">
            <text:p>2.1993159226008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6555364296468" calcext:value-type="float">
            <text:p>0.965553642964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6000" calcext:value-type="float">
            <text:p>446000</text:p>
          </table:table-cell>
          <table:table-cell office:value-type="float" office:value="136" calcext:value-type="float">
            <text:p>136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0.970397111913357" calcext:value-type="float">
            <text:p>0.970397111913357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" calcext:value-type="float">
            <text:p>0.9</text:p>
          </table:table-cell>
          <table:table-cell office:value-type="float" office:value="0.957431457431457" calcext:value-type="float">
            <text:p>0.957431457431457</text:p>
          </table:table-cell>
          <table:table-cell office:value-type="float" office:value="0.965320247507667" calcext:value-type="float">
            <text:p>0.965320247507667</text:p>
          </table:table-cell>
          <table:table-cell office:value-type="float" office:value="0.269603980210287" calcext:value-type="float">
            <text:p>0.269603980210287</text:p>
          </table:table-cell>
          <table:table-cell office:value-type="float" office:value="0.0188064539932486" calcext:value-type="float">
            <text:p>0.018806453993249</text:p>
          </table:table-cell>
          <table:table-cell office:value-type="float" office:value="0.00412491614604418" calcext:value-type="float">
            <text:p>0.004124916146044</text:p>
          </table:table-cell>
        </table:table-row>
        <table:table-row table:style-name="ro1">
          <table:table-cell office:value-type="float" office:value="25.3488283157349" calcext:value-type="float">
            <text:p>25.3488283157349</text:p>
          </table:table-cell>
          <table:table-cell office:value-type="float" office:value="2.57803123337882" calcext:value-type="float">
            <text:p>2.5780312333788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63902340281918" calcext:value-type="float">
            <text:p>0.96390234028191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15000" calcext:value-type="float">
            <text:p>515000</text:p>
          </table:table-cell>
          <table:table-cell office:value-type="float" office:value="136" calcext:value-type="float">
            <text:p>136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5812274368231" calcext:value-type="float">
            <text:p>0.95812274368231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95884476534296" calcext:value-type="float">
            <text:p>0.95884476534296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21739130434783" calcext:value-type="float">
            <text:p>0.921739130434783</text:p>
          </table:table-cell>
          <table:table-cell office:value-type="float" office:value="0.966810966810967" calcext:value-type="float">
            <text:p>0.966810966810967</text:p>
          </table:table-cell>
          <table:table-cell office:value-type="float" office:value="1.04244429916045" calcext:value-type="float">
            <text:p>1.04244429916045</text:p>
          </table:table-cell>
          <table:table-cell office:value-type="float" office:value="0.576688570363741" calcext:value-type="float">
            <text:p>0.576688570363741</text:p>
          </table:table-cell>
          <table:table-cell office:value-type="float" office:value="0.0181621677168171" calcext:value-type="float">
            <text:p>0.018162167716817</text:p>
          </table:table-cell>
          <table:table-cell office:value-type="float" office:value="0.00374444693894813" calcext:value-type="float">
            <text:p>0.003744446938948</text:p>
          </table:table-cell>
        </table:table-row>
        <table:table-row table:style-name="ro1">
          <table:table-cell office:value-type="float" office:value="23.9999354566847" calcext:value-type="float">
            <text:p>23.9999354566847</text:p>
          </table:table-cell>
          <table:table-cell office:value-type="float" office:value="2.65042683056423" calcext:value-type="float">
            <text:p>2.6504268305642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65037466687802" calcext:value-type="float">
            <text:p>0.9650374666878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26000" calcext:value-type="float">
            <text:p>526000</text:p>
          </table:table-cell>
          <table:table-cell office:value-type="float" office:value="136" calcext:value-type="float">
            <text:p>136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34782608695652" calcext:value-type="float">
            <text:p>0.934782608695652</text:p>
          </table:table-cell>
          <table:table-cell office:value-type="float" office:value="0.961760461760462" calcext:value-type="float">
            <text:p>0.961760461760462</text:p>
          </table:table-cell>
          <table:table-cell office:value-type="float" office:value="0.37262367859419" calcext:value-type="float">
            <text:p>0.37262367859419</text:p>
          </table:table-cell>
          <table:table-cell office:value-type="float" office:value="0.194863753630998" calcext:value-type="float">
            <text:p>0.194863753630998</text:p>
          </table:table-cell>
          <table:table-cell office:value-type="float" office:value="0.0164248837341886" calcext:value-type="float">
            <text:p>0.016424883734189</text:p>
          </table:table-cell>
          <table:table-cell office:value-type="float" office:value="0.002172346409554" calcext:value-type="float">
            <text:p>0.002172346409554</text:p>
          </table:table-cell>
        </table:table-row>
        <table:table-row table:style-name="ro1">
          <table:table-cell office:value-type="float" office:value="26.8318344865526" calcext:value-type="float">
            <text:p>26.8318344865526</text:p>
          </table:table-cell>
          <table:table-cell office:value-type="float" office:value="3.29335328510829" calcext:value-type="float">
            <text:p>3.2933532851082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64625106141352" calcext:value-type="float">
            <text:p>0.96462510614135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45000" calcext:value-type="float">
            <text:p>545000</text:p>
          </table:table-cell>
          <table:table-cell office:value-type="float" office:value="136" calcext:value-type="float">
            <text:p>136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75451263537906" calcext:value-type="float">
            <text:p>0.975451263537906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21739130434783" calcext:value-type="float">
            <text:p>0.921739130434783</text:p>
          </table:table-cell>
          <table:table-cell office:value-type="float" office:value="0.95959595959596" calcext:value-type="float">
            <text:p>0.95959595959596</text:p>
          </table:table-cell>
          <table:table-cell office:value-type="float" office:value="1.68525646744859" calcext:value-type="float">
            <text:p>1.68525646744859</text:p>
          </table:table-cell>
          <table:table-cell office:value-type="float" office:value="0.689778883409058" calcext:value-type="float">
            <text:p>0.689778883409058</text:p>
          </table:table-cell>
          <table:table-cell office:value-type="float" office:value="0.0199878502670713" calcext:value-type="float">
            <text:p>0.019987850267071</text:p>
          </table:table-cell>
          <table:table-cell office:value-type="float" office:value="0.00535768528822574" calcext:value-type="float">
            <text:p>0.005357685288226</text:p>
          </table:table-cell>
        </table:table-row>
        <table:table-row table:style-name="ro1">
          <table:table-cell office:value-type="float" office:value="24.1621689796448" calcext:value-type="float">
            <text:p>24.1621689796448</text:p>
          </table:table-cell>
          <table:table-cell office:value-type="float" office:value="2.54754158428737" calcext:value-type="float">
            <text:p>2.5475415842873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63799864109302" calcext:value-type="float">
            <text:p>0.9637998641093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56000" calcext:value-type="float">
            <text:p>456000</text:p>
          </table:table-cell>
          <table:table-cell office:value-type="float" office:value="141" calcext:value-type="float">
            <text:p>141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96031746031746" calcext:value-type="float">
            <text:p>0.96031746031746</text:p>
          </table:table-cell>
          <table:table-cell office:value-type="float" office:value="1.39722370645081" calcext:value-type="float">
            <text:p>1.39722370645081</text:p>
          </table:table-cell>
          <table:table-cell office:value-type="float" office:value="0.566373800056041" calcext:value-type="float">
            <text:p>0.566373800056041</text:p>
          </table:table-cell>
          <table:table-cell office:value-type="float" office:value="0.0167818772725903" calcext:value-type="float">
            <text:p>0.01678187727259</text:p>
          </table:table-cell>
          <table:table-cell office:value-type="float" office:value="0.00215698639098132" calcext:value-type="float">
            <text:p>0.002156986390981</text:p>
          </table:table-cell>
        </table:table-row>
        <table:table-row table:style-name="ro1">
          <table:table-cell office:value-type="float" office:value="25.5186114992414" calcext:value-type="float">
            <text:p>25.5186114992414</text:p>
          </table:table-cell>
          <table:table-cell office:value-type="float" office:value="3.12855161939348" calcext:value-type="float">
            <text:p>3.1285516193934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66893796135673" calcext:value-type="float">
            <text:p>0.96689379613567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35000" calcext:value-type="float">
            <text:p>535000</text:p>
          </table:table-cell>
          <table:table-cell office:value-type="float" office:value="141" calcext:value-type="float">
            <text:p>141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26086956521739" calcext:value-type="float">
            <text:p>0.926086956521739</text:p>
          </table:table-cell>
          <table:table-cell office:value-type="float" office:value="0.964646464646465" calcext:value-type="float">
            <text:p>0.964646464646465</text:p>
          </table:table-cell>
          <table:table-cell office:value-type="float" office:value="1.17612879151475" calcext:value-type="float">
            <text:p>1.17612879151475</text:p>
          </table:table-cell>
          <table:table-cell office:value-type="float" office:value="0.67749543315775" calcext:value-type="float">
            <text:p>0.67749543315775</text:p>
          </table:table-cell>
          <table:table-cell office:value-type="float" office:value="0.0184837510403" calcext:value-type="float">
            <text:p>0.0184837510403</text:p>
          </table:table-cell>
          <table:table-cell office:value-type="float" office:value="0.00229358178445876" calcext:value-type="float">
            <text:p>0.002293581784459</text:p>
          </table:table-cell>
        </table:table-row>
        <table:table-row table:style-name="ro1">
          <table:table-cell office:value-type="float" office:value="25.1274382046291" calcext:value-type="float">
            <text:p>25.1274382046291</text:p>
          </table:table-cell>
          <table:table-cell office:value-type="float" office:value="3.10104077202933" calcext:value-type="float">
            <text:p>3.1010407720293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66893275196524" calcext:value-type="float">
            <text:p>0.96689327519652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37000" calcext:value-type="float">
            <text:p>537000</text:p>
          </table:table-cell>
          <table:table-cell office:value-type="float" office:value="141" calcext:value-type="float">
            <text:p>141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70397111913357" calcext:value-type="float">
            <text:p>0.970397111913357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8953068592058" calcext:value-type="float">
            <text:p>0.968953068592058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26086956521739" calcext:value-type="float">
            <text:p>0.926086956521739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445391741059475" calcext:value-type="float">
            <text:p>0.445391741059475</text:p>
          </table:table-cell>
          <table:table-cell office:value-type="float" office:value="0.725492252828511" calcext:value-type="float">
            <text:p>0.725492252828511</text:p>
          </table:table-cell>
          <table:table-cell office:value-type="float" office:value="0.0153132452478135" calcext:value-type="float">
            <text:p>0.015313245247814</text:p>
          </table:table-cell>
          <table:table-cell office:value-type="float" office:value="0.00248759696816345" calcext:value-type="float">
            <text:p>0.002487596968163</text:p>
          </table:table-cell>
        </table:table-row>
        <table:table-row table:style-name="ro1">
          <table:table-cell office:value-type="float" office:value="23.4866264207023" calcext:value-type="float">
            <text:p>23.4866264207023</text:p>
          </table:table-cell>
          <table:table-cell office:value-type="float" office:value="3.00860694476536" calcext:value-type="float">
            <text:p>3.0086069447653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64315147347638" calcext:value-type="float">
            <text:p>0.96431514734763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09000" calcext:value-type="float">
            <text:p>409000</text:p>
          </table:table-cell>
          <table:table-cell office:value-type="float" office:value="144" calcext:value-type="float">
            <text:p>144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08695652173913" calcext:value-type="float">
            <text:p>0.908695652173913</text:p>
          </table:table-cell>
          <table:table-cell office:value-type="float" office:value="0.964646464646465" calcext:value-type="float">
            <text:p>0.964646464646465</text:p>
          </table:table-cell>
          <table:table-cell office:value-type="float" office:value="1.88504872527638" calcext:value-type="float">
            <text:p>1.88504872527638</text:p>
          </table:table-cell>
          <table:table-cell office:value-type="float" office:value="1.00016485467751" calcext:value-type="float">
            <text:p>1.00016485467751</text:p>
          </table:table-cell>
          <table:table-cell office:value-type="float" office:value="0.0247389268039214" calcext:value-type="float">
            <text:p>0.024738926803922</text:p>
          </table:table-cell>
          <table:table-cell office:value-type="float" office:value="0.00203754278827718" calcext:value-type="float">
            <text:p>0.002037542788277</text:p>
          </table:table-cell>
        </table:table-row>
        <table:table-row table:style-name="ro1">
          <table:table-cell office:value-type="float" office:value="24.0315330028534" calcext:value-type="float">
            <text:p>24.0315330028534</text:p>
          </table:table-cell>
          <table:table-cell office:value-type="float" office:value="2.25614465985979" calcext:value-type="float">
            <text:p>2.2561446598597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64108855444596" calcext:value-type="float">
            <text:p>0.96410885544459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6000" calcext:value-type="float">
            <text:p>436000</text:p>
          </table:table-cell>
          <table:table-cell office:value-type="float" office:value="144" calcext:value-type="float">
            <text:p>144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964646464646465" calcext:value-type="float">
            <text:p>0.964646464646465</text:p>
          </table:table-cell>
          <table:table-cell office:value-type="float" office:value="1.2967109820524" calcext:value-type="float">
            <text:p>1.2967109820524</text:p>
          </table:table-cell>
          <table:table-cell office:value-type="float" office:value="0.466865652778714" calcext:value-type="float">
            <text:p>0.466865652778714</text:p>
          </table:table-cell>
          <table:table-cell office:value-type="float" office:value="0.0215685525234586" calcext:value-type="float">
            <text:p>0.021568552523459</text:p>
          </table:table-cell>
          <table:table-cell office:value-type="float" office:value="0.00274910768656674" calcext:value-type="float">
            <text:p>0.002749107686567</text:p>
          </table:table-cell>
        </table:table-row>
        <table:table-row table:style-name="ro1">
          <table:table-cell office:value-type="float" office:value="24.9579792363303" calcext:value-type="float">
            <text:p>24.9579792363303</text:p>
          </table:table-cell>
          <table:table-cell office:value-type="float" office:value="2.51364094870431" calcext:value-type="float">
            <text:p>2.5136409487043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65965184892467" calcext:value-type="float">
            <text:p>0.96596518489246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90000" calcext:value-type="float">
            <text:p>490000</text:p>
          </table:table-cell>
          <table:table-cell office:value-type="float" office:value="144" calcext:value-type="float">
            <text:p>144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9675090252708" calcext:value-type="float">
            <text:p>0.969675090252708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8231046931408" calcext:value-type="float">
            <text:p>0.968231046931408</text:p>
          </table:table-cell>
          <table:table-cell office:value-type="float" office:value="0.930735930735931" calcext:value-type="float">
            <text:p>0.930735930735931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95884476534296" calcext:value-type="float">
            <text:p>0.95884476534296</text:p>
          </table:table-cell>
          <table:table-cell office:value-type="float" office:value="0.91304347826087" calcext:value-type="float">
            <text:p>0.91304347826087</text:p>
          </table:table-cell>
          <table:table-cell office:value-type="float" office:value="0.967532467532468" calcext:value-type="float">
            <text:p>0.967532467532468</text:p>
          </table:table-cell>
          <table:table-cell office:value-type="float" office:value="2.12897718061259" calcext:value-type="float">
            <text:p>2.12897718061259</text:p>
          </table:table-cell>
          <table:table-cell office:value-type="float" office:value="0.560000445739837" calcext:value-type="float">
            <text:p>0.560000445739837</text:p>
          </table:table-cell>
          <table:table-cell office:value-type="float" office:value="0.0192468550433381" calcext:value-type="float">
            <text:p>0.019246855043338</text:p>
          </table:table-cell>
          <table:table-cell office:value-type="float" office:value="0.00321739380685376" calcext:value-type="float">
            <text:p>0.003217393806854</text:p>
          </table:table-cell>
        </table:table-row>
        <table:table-row table:style-name="ro1">
          <table:table-cell office:value-type="float" office:value="24.182354416166" calcext:value-type="float">
            <text:p>24.182354416166</text:p>
          </table:table-cell>
          <table:table-cell office:value-type="float" office:value="2.31919659887041" calcext:value-type="float">
            <text:p>2.3191965988704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62974622077252" calcext:value-type="float">
            <text:p>0.96297462207725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23000" calcext:value-type="float">
            <text:p>523000</text:p>
          </table:table-cell>
          <table:table-cell office:value-type="float" office:value="144" calcext:value-type="float">
            <text:p>144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101083032491" calcext:value-type="float">
            <text:p>0.96101083032491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71119133574007" calcext:value-type="float">
            <text:p>0.971119133574007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5884476534296" calcext:value-type="float">
            <text:p>0.95884476534296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173285198556" calcext:value-type="float">
            <text:p>0.96173285198556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3176895306859" calcext:value-type="float">
            <text:p>0.963176895306859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961038961038961" calcext:value-type="float">
            <text:p>0.961038961038961</text:p>
          </table:table-cell>
          <table:table-cell office:value-type="float" office:value="0.643612164278839" calcext:value-type="float">
            <text:p>0.643612164278839</text:p>
          </table:table-cell>
          <table:table-cell office:value-type="float" office:value="0.222927089627581" calcext:value-type="float">
            <text:p>0.222927089627581</text:p>
          </table:table-cell>
          <table:table-cell office:value-type="float" office:value="0.0186368862261665" calcext:value-type="float">
            <text:p>0.018636886226167</text:p>
          </table:table-cell>
          <table:table-cell office:value-type="float" office:value="0.00365335998641703" calcext:value-type="float">
            <text:p>0.003653359986417</text:p>
          </table:table-cell>
        </table:table-row>
        <table:table-row table:style-name="ro1">
          <table:table-cell office:value-type="float" office:value="24.4016420500619" calcext:value-type="float">
            <text:p>24.4016420500619</text:p>
          </table:table-cell>
          <table:table-cell office:value-type="float" office:value="2.20214639391218" calcext:value-type="float">
            <text:p>2.20214639391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4314924088003" calcext:value-type="float">
            <text:p>0.96431492408800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64000" calcext:value-type="float">
            <text:p>464000</text:p>
          </table:table-cell>
          <table:table-cell office:value-type="float" office:value="148" calcext:value-type="float">
            <text:p>14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5956678700361" calcext:value-type="float">
            <text:p>0.95956678700361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52380952380952" calcext:value-type="float">
            <text:p>0.952380952380952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6787003610108" calcext:value-type="float">
            <text:p>0.966787003610108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962454873646209" calcext:value-type="float">
            <text:p>0.962454873646209</text:p>
          </table:table-cell>
          <table:table-cell office:value-type="float" office:value="0.934782608695652" calcext:value-type="float">
            <text:p>0.934782608695652</text:p>
          </table:table-cell>
          <table:table-cell office:value-type="float" office:value="0.966810966810967" calcext:value-type="float">
            <text:p>0.966810966810967</text:p>
          </table:table-cell>
          <table:table-cell office:value-type="float" office:value="1.04726549757102" calcext:value-type="float">
            <text:p>1.04726549757102</text:p>
          </table:table-cell>
          <table:table-cell office:value-type="float" office:value="0.327173139519866" calcext:value-type="float">
            <text:p>0.327173139519866</text:p>
          </table:table-cell>
          <table:table-cell office:value-type="float" office:value="0.0130427899090059" calcext:value-type="float">
            <text:p>0.013042789909006</text:p>
          </table:table-cell>
          <table:table-cell office:value-type="float" office:value="0.00252991532520337" calcext:value-type="float">
            <text:p>0.002529915325203</text:p>
          </table:table-cell>
        </table:table-row>
        <table:table-row table:style-name="ro1">
          <table:table-cell office:value-type="float" office:value="26.4418607439314" calcext:value-type="float">
            <text:p>26.4418607439314</text:p>
          </table:table-cell>
          <table:table-cell office:value-type="float" office:value="2.67411800793239" calcext:value-type="float">
            <text:p>2.6741180079323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3180318621268" calcext:value-type="float">
            <text:p>0.9631803186212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87000" calcext:value-type="float">
            <text:p>487000</text:p>
          </table:table-cell>
          <table:table-cell office:value-type="float" office:value="148" calcext:value-type="float">
            <text:p>14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5956678700361" calcext:value-type="float">
            <text:p>0.95956678700361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4620938628159" calcext:value-type="float">
            <text:p>0.964620938628159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95884476534296" calcext:value-type="float">
            <text:p>0.95884476534296</text:p>
          </table:table-cell>
          <table:table-cell office:value-type="float" office:value="0.922077922077922" calcext:value-type="float">
            <text:p>0.922077922077922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6028880866426" calcext:value-type="float">
            <text:p>0.96028880866426</text:p>
          </table:table-cell>
          <table:table-cell office:value-type="float" office:value="0.913419913419914" calcext:value-type="float">
            <text:p>0.913419913419914</text:p>
          </table:table-cell>
          <table:table-cell office:value-type="float" office:value="0.966064981949458" calcext:value-type="float">
            <text:p>0.966064981949458</text:p>
          </table:table-cell>
          <table:table-cell office:value-type="float" office:value="0.921739130434783" calcext:value-type="float">
            <text:p>0.921739130434783</text:p>
          </table:table-cell>
          <table:table-cell office:value-type="float" office:value="0.966810966810967" calcext:value-type="float">
            <text:p>0.966810966810967</text:p>
          </table:table-cell>
          <table:table-cell office:value-type="float" office:value="1.1027620955479" calcext:value-type="float">
            <text:p>1.1027620955479</text:p>
          </table:table-cell>
          <table:table-cell office:value-type="float" office:value="0.462579280150061" calcext:value-type="float">
            <text:p>0.462579280150061</text:p>
          </table:table-cell>
          <table:table-cell office:value-type="float" office:value="0.0174702432682754" calcext:value-type="float">
            <text:p>0.017470243268275</text:p>
          </table:table-cell>
          <table:table-cell office:value-type="float" office:value="0.00320969558253841" calcext:value-type="float">
            <text:p>0.003209695582538</text:p>
          </table:table-cell>
        </table:table-row>
        <table:table-row table:style-name="ro1">
          <table:table-cell office:value-type="float" office:value="23.5633390971592" calcext:value-type="float">
            <text:p>23.5633390971592</text:p>
          </table:table-cell>
          <table:table-cell office:value-type="float" office:value="2.31486821174622" calcext:value-type="float">
            <text:p>2.31486821174622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64314775248246" calcext:value-type="float">
            <text:p>0.96431477524824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53000" calcext:value-type="float">
            <text:p>453000</text:p>
          </table:table-cell>
          <table:table-cell office:value-type="float" office:value="150" calcext:value-type="float">
            <text:p>150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35064935064935" calcext:value-type="float">
            <text:p>0.935064935064935</text:p>
          </table:table-cell>
          <table:table-cell office:value-type="float" office:value="0.967509025270758" calcext:value-type="float">
            <text:p>0.967509025270758</text:p>
          </table:table-cell>
          <table:table-cell office:value-type="float" office:value="0.956709956709957" calcext:value-type="float">
            <text:p>0.956709956709957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26406926406926" calcext:value-type="float">
            <text:p>0.926406926406926</text:p>
          </table:table-cell>
          <table:table-cell office:value-type="float" office:value="0.955956678700361" calcext:value-type="float">
            <text:p>0.955956678700361</text:p>
          </table:table-cell>
          <table:table-cell office:value-type="float" office:value="0.917748917748918" calcext:value-type="float">
            <text:p>0.917748917748918</text:p>
          </table:table-cell>
          <table:table-cell office:value-type="float" office:value="0.965342960288809" calcext:value-type="float">
            <text:p>0.965342960288809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963898916967509" calcext:value-type="float">
            <text:p>0.963898916967509</text:p>
          </table:table-cell>
          <table:table-cell office:value-type="float" office:value="0.926086956521739" calcext:value-type="float">
            <text:p>0.926086956521739</text:p>
          </table:table-cell>
          <table:table-cell office:value-type="float" office:value="0.968253968253968" calcext:value-type="float">
            <text:p>0.968253968253968</text:p>
          </table:table-cell>
          <table:table-cell office:value-type="float" office:value="0.823965898191166" calcext:value-type="float">
            <text:p>0.823965898191166</text:p>
          </table:table-cell>
          <table:table-cell office:value-type="float" office:value="0.292824306348287" calcext:value-type="float">
            <text:p>0.292824306348287</text:p>
          </table:table-cell>
          <table:table-cell office:value-type="float" office:value="0.0151786915929409" calcext:value-type="float">
            <text:p>0.015178691592941</text:p>
          </table:table-cell>
          <table:table-cell office:value-type="float" office:value="0.00374239147797624" calcext:value-type="float">
            <text:p>0.003742391477976</text:p>
          </table:table-cell>
        </table:table-row>
      </table:table>
      <table:table table:name="Tabelle2" table:style-name="ta1">
        <table:table-column table:style-name="co12" table:default-cell-style-name="Default"/>
        <table:table-row table:style-name="ro1">
          <table:table-cell office:value-type="float" office:value="411000" calcext:value-type="float">
            <text:p>411000</text:p>
          </table:table-cell>
        </table:table-row>
        <table:table-row table:style-name="ro1">
          <table:table-cell office:value-type="float" office:value="426000" calcext:value-type="float">
            <text:p>426000</text:p>
          </table:table-cell>
        </table:table-row>
        <table:table-row table:style-name="ro1">
          <table:table-cell office:value-type="float" office:value="434000" calcext:value-type="float">
            <text:p>434000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</table:table-row>
        <table:table-row table:style-name="ro1">
          <table:table-cell office:value-type="float" office:value="473000" calcext:value-type="float">
            <text:p>473000</text:p>
          </table:table-cell>
        </table:table-row>
        <table:table-row table:style-name="ro1">
          <table:table-cell office:value-type="float" office:value="474000" calcext:value-type="float">
            <text:p>474000</text:p>
          </table:table-cell>
        </table:table-row>
        <table:table-row table:style-name="ro1">
          <table:table-cell office:value-type="float" office:value="483000" calcext:value-type="float">
            <text:p>483000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</table:table-row>
        <table:table-row table:style-name="ro1">
          <table:table-cell office:value-type="float" office:value="527000" calcext:value-type="float">
            <text:p>527000</text:p>
          </table:table-cell>
        </table:table-row>
        <table:table-row table:style-name="ro1">
          <table:table-cell office:value-type="float" office:value="534000" calcext:value-type="float">
            <text:p>534000</text:p>
          </table:table-cell>
        </table:table-row>
        <table:table-row table:style-name="ro1">
          <table:table-cell office:value-type="float" office:value="538000" calcext:value-type="float">
            <text:p>538000</text:p>
          </table:table-cell>
        </table:table-row>
      </table:table>
      <table:named-expressions/>
      <table:database-ranges>
        <table:database-range table:name="__Anonymous_Sheet_DB__0" table:target-range-address="search_results.A1:search_results.AD151">
          <table:sort>
            <table:sort-by table:field-number="11" table:data-type="automatic"/>
          </table:sort>
        </table:database-range>
        <table:database-range table:name="__Anonymous_Sheet_DB__1" table:target-range-address="Tabelle2.A1:Tabelle2.A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30T15:26:48.028067143</dc:date>
    <meta:editing-duration>PT11M22S</meta:editing-duration>
    <meta:editing-cycles>2</meta:editing-cycles>
    <meta:generator>LibreOffice/5.2.7.2$Linux_X86_64 LibreOffice_project/20m0$Build-2</meta:generator>
    <meta:document-statistic meta:table-count="2" meta:cell-count="45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minimum="410000" chart:maximum="55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AC2:search_results.AC151" chart:error-lower-range="search_results.AC2:search_results.AC151"/>
      <style:graphic-properties svg:stroke-width="0.08cm" svg:stroke-color="#ccff99" draw:fill-color="#ccff99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earch_results.AC2:search_results.AC151" chart:error-lower-range="search_results.AC2:search_results.AC151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AD2:search_results.AD151" chart:error-lower-range="search_results.AD2:search_results.AD151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earch_results.AD2:search_results.AD151" chart:error-lower-range="search_results.AD2:search_results.AD151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37cm" svg:height="12.004cm" xlink:href=".." xlink:type="simple" chart:class="chart:scatter" chart:column-mapping="1" chart:style-name="ch1">
        <chart:legend chart:legend-position="end" svg:x="23.268cm" svg:y="5.454cm" style:legend-expansion="high" chart:style-name="ch2"/>
        <chart:plot-area chart:style-name="ch3" table:cell-range-address="search_results.C1:search_results.D26 search_results.K2:search_results.K26" chart:data-source-has-labels="row" svg:x="0.546cm" svg:y="0.24cm" svg:width="22.176cm" svg:height="11.524cm">
          <chartooo:coordinate-region svg:x="1.644cm" svg:y="0.439cm" svg:width="20.521cm" svg:height="10.6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earch_results.C2:search_results.C26" chart:label-cell-address="search_results.C1:search_results.C1" chart:class="chart:scatter">
            <chart:domain table:cell-range-address="search_results.K2:search_results.K26"/>
            <chart:error-indicator chart:style-name="ch8" chart:dimension="y"/>
            <chart:data-point chart:repeated="25"/>
          </chart:series>
          <chart:series chart:style-name="ch9" chart:values-cell-range-address="search_results.D2:search_results.D26" chart:label-cell-address="search_results.D1:search_results.D1" chart:class="chart:scatter">
            <chart:error-indicator chart:style-name="ch10" chart:dimension="y"/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K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AC</text:p>
              </table:table-cell>
              <table:table-cell office:value-type="string">
                <text:p>Spalte AC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AD</text:p>
              </table:table-cell>
              <table:table-cell office:value-type="string">
                <text:p>Spalte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1000">
                <text:p>411000</text:p>
                <draw:g>
                  <svg:desc>search_results.K2:search_results.K26</svg:desc>
                </draw:g>
              </table:table-cell>
              <table:table-cell office:value-type="float" office:value="0.943688118811881">
                <text:p>0.943688118811881</text:p>
                <draw:g>
                  <svg:desc>search_results.C2:search_results.C26</svg:desc>
                </draw:g>
              </table:table-cell>
              <table:table-cell office:value-type="float" office:value="0.0135086214683583">
                <text:p>0.0135086214683583</text:p>
                <draw:g>
                  <svg:desc>search_results.AC2:search_results.AC151</svg:desc>
                </draw:g>
              </table:table-cell>
              <table:table-cell office:value-type="float" office:value="0.0135086214683583">
                <text:p>0.0135086214683583</text:p>
                <draw:g>
                  <svg:desc>search_results.AC2:search_results.AC151</svg:desc>
                </draw:g>
              </table:table-cell>
              <table:table-cell office:value-type="float" office:value="0.968337244097945">
                <text:p>0.968337244097945</text:p>
                <draw:g>
                  <svg:desc>search_results.D2:search_results.D26</svg:desc>
                </draw:g>
              </table:table-cell>
              <table:table-cell office:value-type="float" office:value="0.0029268534093783">
                <text:p>0.0029268534093783</text:p>
                <draw:g>
                  <svg:desc>search_results.AD2:search_results.AD151</svg:desc>
                </draw:g>
              </table:table-cell>
              <table:table-cell office:value-type="float" office:value="0.0029268534093783">
                <text:p>0.0029268534093783</text:p>
                <draw:g>
                  <svg:desc>search_results.AD2:search_results.AD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0000">
                <text:p>440000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197614077217499">
                <text:p>0.0197614077217499</text:p>
              </table:table-cell>
              <table:table-cell office:value-type="float" office:value="0.0197614077217499">
                <text:p>0.0197614077217499</text:p>
              </table:table-cell>
              <table:table-cell office:value-type="float" office:value="0.965037392267923">
                <text:p>0.965037392267923</text:p>
              </table:table-cell>
              <table:table-cell office:value-type="float" office:value="0.00525956625246974">
                <text:p>0.00525956625246974</text:p>
              </table:table-cell>
              <table:table-cell office:value-type="float" office:value="0.00525956625246974">
                <text:p>0.00525956625246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4000">
                <text:p>474000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179233860703237">
                <text:p>0.0179233860703237</text:p>
              </table:table-cell>
              <table:table-cell office:value-type="float" office:value="0.0179233860703237">
                <text:p>0.0179233860703237</text:p>
              </table:table-cell>
              <table:table-cell office:value-type="float" office:value="0.966996793247438">
                <text:p>0.966996793247438</text:p>
              </table:table-cell>
              <table:table-cell office:value-type="float" office:value="0.00255043150338252">
                <text:p>0.00255043150338252</text:p>
              </table:table-cell>
              <table:table-cell office:value-type="float" office:value="0.00255043150338252">
                <text:p>0.00255043150338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3000">
                <text:p>473000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147910553210662">
                <text:p>0.0147910553210662</text:p>
              </table:table-cell>
              <table:table-cell office:value-type="float" office:value="0.0147910553210662">
                <text:p>0.0147910553210662</text:p>
              </table:table-cell>
              <table:table-cell office:value-type="float" office:value="0.967099343839931">
                <text:p>0.967099343839931</text:p>
              </table:table-cell>
              <table:table-cell office:value-type="float" office:value="0.00231698387017859">
                <text:p>0.00231698387017859</text:p>
              </table:table-cell>
              <table:table-cell office:value-type="float" office:value="0.00231698387017859">
                <text:p>0.002316983870178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0000">
                <text:p>520000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158504214991875">
                <text:p>0.0158504214991875</text:p>
              </table:table-cell>
              <table:table-cell office:value-type="float" office:value="0.0158504214991875">
                <text:p>0.0158504214991875</text:p>
              </table:table-cell>
              <table:table-cell office:value-type="float" office:value="0.967305561323096">
                <text:p>0.967305561323096</text:p>
              </table:table-cell>
              <table:table-cell office:value-type="float" office:value="0.00404616345435784">
                <text:p>0.00404616345435784</text:p>
              </table:table-cell>
              <table:table-cell office:value-type="float" office:value="0.00404616345435784">
                <text:p>0.004046163454357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8000">
                <text:p>538000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168246087922099">
                <text:p>0.0168246087922099</text:p>
              </table:table-cell>
              <table:table-cell office:value-type="float" office:value="0.0168246087922099">
                <text:p>0.0168246087922099</text:p>
              </table:table-cell>
              <table:table-cell office:value-type="float" office:value="0.966377991958188">
                <text:p>0.966377991958188</text:p>
              </table:table-cell>
              <table:table-cell office:value-type="float" office:value="0.00467618124296638">
                <text:p>0.00467618124296638</text:p>
              </table:table-cell>
              <table:table-cell office:value-type="float" office:value="0.00467618124296638">
                <text:p>0.004676181242966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4000">
                <text:p>434000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184842092031219">
                <text:p>0.0184842092031219</text:p>
              </table:table-cell>
              <table:table-cell office:value-type="float" office:value="0.0184842092031219">
                <text:p>0.0184842092031219</text:p>
              </table:table-cell>
              <table:table-cell office:value-type="float" office:value="0.964418516558795">
                <text:p>0.964418516558795</text:p>
              </table:table-cell>
              <table:table-cell office:value-type="float" office:value="0.00287809137586832">
                <text:p>0.00287809137586832</text:p>
              </table:table-cell>
              <table:table-cell office:value-type="float" office:value="0.00287809137586832">
                <text:p>0.00287809137586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4000">
                <text:p>53400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26490624460812">
                <text:p>0.0126490624460812</text:p>
              </table:table-cell>
              <table:table-cell office:value-type="float" office:value="0.0126490624460812">
                <text:p>0.0126490624460812</text:p>
              </table:table-cell>
              <table:table-cell office:value-type="float" office:value="0.967305486903218">
                <text:p>0.967305486903218</text:p>
              </table:table-cell>
              <table:table-cell office:value-type="float" office:value="0.00331851314019779">
                <text:p>0.00331851314019779</text:p>
              </table:table-cell>
              <table:table-cell office:value-type="float" office:value="0.00331851314019779">
                <text:p>0.00331851314019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6000">
                <text:p>426000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8978860509032">
                <text:p>0.018978860509032</text:p>
              </table:table-cell>
              <table:table-cell office:value-type="float" office:value="0.018978860509032">
                <text:p>0.018978860509032</text:p>
              </table:table-cell>
              <table:table-cell office:value-type="float" office:value="0.96390219144216">
                <text:p>0.96390219144216</text:p>
              </table:table-cell>
              <table:table-cell office:value-type="float" office:value="0.00392045904725599">
                <text:p>0.00392045904725599</text:p>
              </table:table-cell>
              <table:table-cell office:value-type="float" office:value="0.00392045904725599">
                <text:p>0.00392045904725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3000">
                <text:p>483000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6941269059688">
                <text:p>0.016941269059688</text:p>
              </table:table-cell>
              <table:table-cell office:value-type="float" office:value="0.016941269059688">
                <text:p>0.016941269059688</text:p>
              </table:table-cell>
              <table:table-cell office:value-type="float" office:value="0.96328339015291">
                <text:p>0.96328339015291</text:p>
              </table:table-cell>
              <table:table-cell office:value-type="float" office:value="0.00476783016310092">
                <text:p>0.00476783016310092</text:p>
              </table:table-cell>
              <table:table-cell office:value-type="float" office:value="0.00476783016310092">
                <text:p>0.00476783016310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7000">
                <text:p>527000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87333307209901">
                <text:p>0.0187333307209901</text:p>
              </table:table-cell>
              <table:table-cell office:value-type="float" office:value="0.0187333307209901">
                <text:p>0.0187333307209901</text:p>
              </table:table-cell>
              <table:table-cell office:value-type="float" office:value="0.964624585202203">
                <text:p>0.964624585202203</text:p>
              </table:table-cell>
              <table:table-cell office:value-type="float" office:value="0.00247121749426678">
                <text:p>0.00247121749426678</text:p>
              </table:table-cell>
              <table:table-cell office:value-type="float" office:value="0.00247121749426678">
                <text:p>0.002471217494266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5000">
                <text:p>45500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209684498670321">
                <text:p>0.0209684498670321</text:p>
              </table:table-cell>
              <table:table-cell office:value-type="float" office:value="0.0209684498670321">
                <text:p>0.0209684498670321</text:p>
              </table:table-cell>
              <table:table-cell office:value-type="float" office:value="0.965758744149667">
                <text:p>0.965758744149667</text:p>
              </table:table-cell>
              <table:table-cell office:value-type="float" office:value="0.00428015842363352">
                <text:p>0.00428015842363352</text:p>
              </table:table-cell>
              <table:table-cell office:value-type="float" office:value="0.00428015842363352">
                <text:p>0.00428015842363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8000">
                <text:p>45800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77480531473288">
                <text:p>0.0177480531473288</text:p>
              </table:table-cell>
              <table:table-cell office:value-type="float" office:value="0.0177480531473288">
                <text:p>0.0177480531473288</text:p>
              </table:table-cell>
              <table:table-cell office:value-type="float" office:value="0.962149231205446">
                <text:p>0.962149231205446</text:p>
              </table:table-cell>
              <table:table-cell office:value-type="float" office:value="0.00475674423262241">
                <text:p>0.00475674423262241</text:p>
              </table:table-cell>
              <table:table-cell office:value-type="float" office:value="0.00475674423262241">
                <text:p>0.00475674423262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2000">
                <text:p>49200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80541778391256">
                <text:p>0.0180541778391256</text:p>
              </table:table-cell>
              <table:table-cell office:value-type="float" office:value="0.0180541778391256">
                <text:p>0.0180541778391256</text:p>
              </table:table-cell>
              <table:table-cell office:value-type="float" office:value="0.965036945748653">
                <text:p>0.965036945748653</text:p>
              </table:table-cell>
              <table:table-cell office:value-type="float" office:value="0.00224833341314596">
                <text:p>0.00224833341314596</text:p>
              </table:table-cell>
              <table:table-cell office:value-type="float" office:value="0.00224833341314596">
                <text:p>0.002248333413145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9000">
                <text:p>49900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4068692638765">
                <text:p>0.014068692638765</text:p>
              </table:table-cell>
              <table:table-cell office:value-type="float" office:value="0.014068692638765">
                <text:p>0.014068692638765</text:p>
              </table:table-cell>
              <table:table-cell office:value-type="float" office:value="0.965965854671373">
                <text:p>0.965965854671373</text:p>
              </table:table-cell>
              <table:table-cell office:value-type="float" office:value="0.00323271465510038">
                <text:p>0.00323271465510038</text:p>
              </table:table-cell>
              <table:table-cell office:value-type="float" office:value="0.00323271465510038">
                <text:p>0.003232714655100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1000">
                <text:p>54100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73770036228548">
                <text:p>0.0173770036228548</text:p>
              </table:table-cell>
              <table:table-cell office:value-type="float" office:value="0.0173770036228548">
                <text:p>0.0173770036228548</text:p>
              </table:table-cell>
              <table:table-cell office:value-type="float" office:value="0.967409377053524">
                <text:p>0.967409377053524</text:p>
              </table:table-cell>
              <table:table-cell office:value-type="float" office:value="0.00462103673741005">
                <text:p>0.00462103673741005</text:p>
              </table:table-cell>
              <table:table-cell office:value-type="float" office:value="0.00462103673741005">
                <text:p>0.00462103673741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2000">
                <text:p>422000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88412108476967">
                <text:p>0.0188412108476967</text:p>
              </table:table-cell>
              <table:table-cell office:value-type="float" office:value="0.0188412108476967">
                <text:p>0.0188412108476967</text:p>
              </table:table-cell>
              <table:table-cell office:value-type="float" office:value="0.964315296187395">
                <text:p>0.964315296187395</text:p>
              </table:table-cell>
              <table:table-cell office:value-type="float" office:value="0.00353295377051729">
                <text:p>0.00353295377051729</text:p>
              </table:table-cell>
              <table:table-cell office:value-type="float" office:value="0.00353295377051729">
                <text:p>0.003532953770517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3000">
                <text:p>443000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74065160834233">
                <text:p>0.0174065160834233</text:p>
              </table:table-cell>
              <table:table-cell office:value-type="float" office:value="0.0174065160834233">
                <text:p>0.0174065160834233</text:p>
              </table:table-cell>
              <table:table-cell office:value-type="float" office:value="0.963593869885773">
                <text:p>0.963593869885773</text:p>
              </table:table-cell>
              <table:table-cell office:value-type="float" office:value="0.00515616557703141">
                <text:p>0.00515616557703141</text:p>
              </table:table-cell>
              <table:table-cell office:value-type="float" office:value="0.00515616557703141">
                <text:p>0.00515616557703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2000">
                <text:p>452000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25685487760725">
                <text:p>0.0125685487760725</text:p>
              </table:table-cell>
              <table:table-cell office:value-type="float" office:value="0.0125685487760725">
                <text:p>0.0125685487760725</text:p>
              </table:table-cell>
              <table:table-cell office:value-type="float" office:value="0.966068479683745">
                <text:p>0.966068479683745</text:p>
              </table:table-cell>
              <table:table-cell office:value-type="float" office:value="0.00458275373167548">
                <text:p>0.00458275373167548</text:p>
              </table:table-cell>
              <table:table-cell office:value-type="float" office:value="0.00458275373167548">
                <text:p>0.004582753731675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000">
                <text:p>475000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84523860933353">
                <text:p>0.0184523860933353</text:p>
              </table:table-cell>
              <table:table-cell office:value-type="float" office:value="0.0184523860933353">
                <text:p>0.0184523860933353</text:p>
              </table:table-cell>
              <table:table-cell office:value-type="float" office:value="0.966584060601595">
                <text:p>0.966584060601595</text:p>
              </table:table-cell>
              <table:table-cell office:value-type="float" office:value="0.00473864528891831">
                <text:p>0.00473864528891831</text:p>
              </table:table-cell>
              <table:table-cell office:value-type="float" office:value="0.00473864528891831">
                <text:p>0.004738645288918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5000">
                <text:p>485000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75308636609754">
                <text:p>0.0175308636609754</text:p>
              </table:table-cell>
              <table:table-cell office:value-type="float" office:value="0.0175308636609754">
                <text:p>0.0175308636609754</text:p>
              </table:table-cell>
              <table:table-cell office:value-type="float" office:value="0.963489905315588">
                <text:p>0.963489905315588</text:p>
              </table:table-cell>
              <table:table-cell office:value-type="float" office:value="0.00261603419984507">
                <text:p>0.00261603419984507</text:p>
              </table:table-cell>
              <table:table-cell office:value-type="float" office:value="0.00261603419984507">
                <text:p>0.002616034199845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6000">
                <text:p>486000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70754975700775">
                <text:p>0.0170754975700775</text:p>
              </table:table-cell>
              <table:table-cell office:value-type="float" office:value="0.0170754975700775">
                <text:p>0.0170754975700775</text:p>
              </table:table-cell>
              <table:table-cell office:value-type="float" office:value="0.966687355392874">
                <text:p>0.966687355392874</text:p>
              </table:table-cell>
              <table:table-cell office:value-type="float" office:value="0.00316844480856113">
                <text:p>0.00316844480856113</text:p>
              </table:table-cell>
              <table:table-cell office:value-type="float" office:value="0.00316844480856113">
                <text:p>0.003168444808561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8000">
                <text:p>498000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98182456467179">
                <text:p>0.0198182456467179</text:p>
              </table:table-cell>
              <table:table-cell office:value-type="float" office:value="0.0198182456467179">
                <text:p>0.0198182456467179</text:p>
              </table:table-cell>
              <table:table-cell office:value-type="float" office:value="0.967100013618838">
                <text:p>0.967100013618838</text:p>
              </table:table-cell>
              <table:table-cell office:value-type="float" office:value="0.00285628573669662">
                <text:p>0.00285628573669662</text:p>
              </table:table-cell>
              <table:table-cell office:value-type="float" office:value="0.00285628573669662">
                <text:p>0.002856285736696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4000">
                <text:p>504000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94327878072533">
                <text:p>0.0194327878072533</text:p>
              </table:table-cell>
              <table:table-cell office:value-type="float" office:value="0.0194327878072533">
                <text:p>0.0194327878072533</text:p>
              </table:table-cell>
              <table:table-cell office:value-type="float" office:value="0.963077619189017">
                <text:p>0.963077619189017</text:p>
              </table:table-cell>
              <table:table-cell office:value-type="float" office:value="0.00332884799052883">
                <text:p>0.00332884799052883</text:p>
              </table:table-cell>
              <table:table-cell office:value-type="float" office:value="0.00332884799052883">
                <text:p>0.003328847990528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9000">
                <text:p>549000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94015963443059">
                <text:p>0.0194015963443059</text:p>
              </table:table-cell>
              <table:table-cell office:value-type="float" office:value="0.0194015963443059">
                <text:p>0.0194015963443059</text:p>
              </table:table-cell>
              <table:table-cell office:value-type="float" office:value="0.96400541181356">
                <text:p>0.96400541181356</text:p>
              </table:table-cell>
              <table:table-cell office:value-type="float" office:value="0.00342129713073723">
                <text:p>0.00342129713073723</text:p>
              </table:table-cell>
              <table:table-cell office:value-type="float" office:value="0.00342129713073723">
                <text:p>0.00342129713073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529573179539">
                <text:p>0.0166529573179539</text:p>
              </table:table-cell>
              <table:table-cell office:value-type="float" office:value="0.0166529573179539">
                <text:p>0.0166529573179539</text:p>
              </table:table-cell>
              <table:table-cell office:value-type="float" office:value="NaN">
                <text:p>NaN</text:p>
              </table:table-cell>
              <table:table-cell office:value-type="float" office:value="0.00255648357288512">
                <text:p>0.00255648357288512</text:p>
              </table:table-cell>
              <table:table-cell office:value-type="float" office:value="0.00255648357288512">
                <text:p>0.00255648357288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37945373918">
                <text:p>0.0166637945373918</text:p>
              </table:table-cell>
              <table:table-cell office:value-type="float" office:value="0.0166637945373918">
                <text:p>0.0166637945373918</text:p>
              </table:table-cell>
              <table:table-cell office:value-type="float" office:value="NaN">
                <text:p>NaN</text:p>
              </table:table-cell>
              <table:table-cell office:value-type="float" office:value="0.00295105832498055">
                <text:p>0.00295105832498055</text:p>
              </table:table-cell>
              <table:table-cell office:value-type="float" office:value="0.00295105832498055">
                <text:p>0.00295105832498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9616796924031">
                <text:p>0.0169616796924031</text:p>
              </table:table-cell>
              <table:table-cell office:value-type="float" office:value="0.0169616796924031">
                <text:p>0.0169616796924031</text:p>
              </table:table-cell>
              <table:table-cell office:value-type="float" office:value="NaN">
                <text:p>NaN</text:p>
              </table:table-cell>
              <table:table-cell office:value-type="float" office:value="0.00569416442131742">
                <text:p>0.00569416442131742</text:p>
              </table:table-cell>
              <table:table-cell office:value-type="float" office:value="0.00569416442131742">
                <text:p>0.00569416442131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6504394182446">
                <text:p>0.0216504394182446</text:p>
              </table:table-cell>
              <table:table-cell office:value-type="float" office:value="0.0216504394182446">
                <text:p>0.0216504394182446</text:p>
              </table:table-cell>
              <table:table-cell office:value-type="float" office:value="NaN">
                <text:p>NaN</text:p>
              </table:table-cell>
              <table:table-cell office:value-type="float" office:value="0.00333999377303399">
                <text:p>0.00333999377303399</text:p>
              </table:table-cell>
              <table:table-cell office:value-type="float" office:value="0.00333999377303399">
                <text:p>0.00333999377303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4622484470004">
                <text:p>0.0194622484470004</text:p>
              </table:table-cell>
              <table:table-cell office:value-type="float" office:value="0.0194622484470004">
                <text:p>0.0194622484470004</text:p>
              </table:table-cell>
              <table:table-cell office:value-type="float" office:value="NaN">
                <text:p>NaN</text:p>
              </table:table-cell>
              <table:table-cell office:value-type="float" office:value="0.00403935730982485">
                <text:p>0.00403935730982485</text:p>
              </table:table-cell>
              <table:table-cell office:value-type="float" office:value="0.00403935730982485">
                <text:p>0.00403935730982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163166507791">
                <text:p>0.016163166507791</text:p>
              </table:table-cell>
              <table:table-cell office:value-type="float" office:value="0.016163166507791">
                <text:p>0.016163166507791</text:p>
              </table:table-cell>
              <table:table-cell office:value-type="float" office:value="NaN">
                <text:p>NaN</text:p>
              </table:table-cell>
              <table:table-cell office:value-type="float" office:value="0.0028821274104891">
                <text:p>0.0028821274104891</text:p>
              </table:table-cell>
              <table:table-cell office:value-type="float" office:value="0.0028821274104891">
                <text:p>0.0028821274104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772161093094">
                <text:p>0.018772161093094</text:p>
              </table:table-cell>
              <table:table-cell office:value-type="float" office:value="0.018772161093094">
                <text:p>0.018772161093094</text:p>
              </table:table-cell>
              <table:table-cell office:value-type="float" office:value="NaN">
                <text:p>NaN</text:p>
              </table:table-cell>
              <table:table-cell office:value-type="float" office:value="0.0022379637607801">
                <text:p>0.0022379637607801</text:p>
              </table:table-cell>
              <table:table-cell office:value-type="float" office:value="0.0022379637607801">
                <text:p>0.0022379637607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6447699860074">
                <text:p>0.0176447699860074</text:p>
              </table:table-cell>
              <table:table-cell office:value-type="float" office:value="0.0176447699860074">
                <text:p>0.0176447699860074</text:p>
              </table:table-cell>
              <table:table-cell office:value-type="float" office:value="NaN">
                <text:p>NaN</text:p>
              </table:table-cell>
              <table:table-cell office:value-type="float" office:value="0.00412795994760282">
                <text:p>0.00412795994760282</text:p>
              </table:table-cell>
              <table:table-cell office:value-type="float" office:value="0.00412795994760282">
                <text:p>0.00412795994760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3238078496983">
                <text:p>0.0183238078496983</text:p>
              </table:table-cell>
              <table:table-cell office:value-type="float" office:value="0.0183238078496983">
                <text:p>0.0183238078496983</text:p>
              </table:table-cell>
              <table:table-cell office:value-type="float" office:value="NaN">
                <text:p>NaN</text:p>
              </table:table-cell>
              <table:table-cell office:value-type="float" office:value="0.00346857261599199">
                <text:p>0.00346857261599199</text:p>
              </table:table-cell>
              <table:table-cell office:value-type="float" office:value="0.00346857261599199">
                <text:p>0.00346857261599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7635165681515">
                <text:p>0.0177635165681515</text:p>
              </table:table-cell>
              <table:table-cell office:value-type="float" office:value="0.0177635165681515">
                <text:p>0.0177635165681515</text:p>
              </table:table-cell>
              <table:table-cell office:value-type="float" office:value="NaN">
                <text:p>NaN</text:p>
              </table:table-cell>
              <table:table-cell office:value-type="float" office:value="0.0042383954925275">
                <text:p>0.0042383954925275</text:p>
              </table:table-cell>
              <table:table-cell office:value-type="float" office:value="0.0042383954925275">
                <text:p>0.0042383954925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1717080059472">
                <text:p>0.0151717080059472</text:p>
              </table:table-cell>
              <table:table-cell office:value-type="float" office:value="0.0151717080059472">
                <text:p>0.0151717080059472</text:p>
              </table:table-cell>
              <table:table-cell office:value-type="float" office:value="NaN">
                <text:p>NaN</text:p>
              </table:table-cell>
              <table:table-cell office:value-type="float" office:value="0.00269207583524811">
                <text:p>0.00269207583524811</text:p>
              </table:table-cell>
              <table:table-cell office:value-type="float" office:value="0.00269207583524811">
                <text:p>0.00269207583524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4726070475964">
                <text:p>0.0194726070475964</text:p>
              </table:table-cell>
              <table:table-cell office:value-type="float" office:value="0.0194726070475964">
                <text:p>0.0194726070475964</text:p>
              </table:table-cell>
              <table:table-cell office:value-type="float" office:value="NaN">
                <text:p>NaN</text:p>
              </table:table-cell>
              <table:table-cell office:value-type="float" office:value="0.0044331182180541">
                <text:p>0.0044331182180541</text:p>
              </table:table-cell>
              <table:table-cell office:value-type="float" office:value="0.0044331182180541">
                <text:p>0.0044331182180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0502068573769">
                <text:p>0.0200502068573769</text:p>
              </table:table-cell>
              <table:table-cell office:value-type="float" office:value="0.0200502068573769">
                <text:p>0.0200502068573769</text:p>
              </table:table-cell>
              <table:table-cell office:value-type="float" office:value="NaN">
                <text:p>NaN</text:p>
              </table:table-cell>
              <table:table-cell office:value-type="float" office:value="0.00262651906322946">
                <text:p>0.00262651906322946</text:p>
              </table:table-cell>
              <table:table-cell office:value-type="float" office:value="0.00262651906322946">
                <text:p>0.002626519063229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3156627328181">
                <text:p>0.0203156627328181</text:p>
              </table:table-cell>
              <table:table-cell office:value-type="float" office:value="0.0203156627328181">
                <text:p>0.0203156627328181</text:p>
              </table:table-cell>
              <table:table-cell office:value-type="float" office:value="NaN">
                <text:p>NaN</text:p>
              </table:table-cell>
              <table:table-cell office:value-type="float" office:value="0.00264586334838158">
                <text:p>0.00264586334838158</text:p>
              </table:table-cell>
              <table:table-cell office:value-type="float" office:value="0.00264586334838158">
                <text:p>0.00264586334838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637350292386">
                <text:p>0.018637350292386</text:p>
              </table:table-cell>
              <table:table-cell office:value-type="float" office:value="0.018637350292386">
                <text:p>0.018637350292386</text:p>
              </table:table-cell>
              <table:table-cell office:value-type="float" office:value="NaN">
                <text:p>NaN</text:p>
              </table:table-cell>
              <table:table-cell office:value-type="float" office:value="0.0037742667983895">
                <text:p>0.0037742667983895</text:p>
              </table:table-cell>
              <table:table-cell office:value-type="float" office:value="0.0037742667983895">
                <text:p>0.0037742667983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2765156914999">
                <text:p>0.0172765156914999</text:p>
              </table:table-cell>
              <table:table-cell office:value-type="float" office:value="0.0172765156914999">
                <text:p>0.0172765156914999</text:p>
              </table:table-cell>
              <table:table-cell office:value-type="float" office:value="NaN">
                <text:p>NaN</text:p>
              </table:table-cell>
              <table:table-cell office:value-type="float" office:value="0.00268834251664925">
                <text:p>0.00268834251664925</text:p>
              </table:table-cell>
              <table:table-cell office:value-type="float" office:value="0.00268834251664925">
                <text:p>0.00268834251664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0541679462748">
                <text:p>0.0190541679462748</text:p>
              </table:table-cell>
              <table:table-cell office:value-type="float" office:value="0.0190541679462748">
                <text:p>0.0190541679462748</text:p>
              </table:table-cell>
              <table:table-cell office:value-type="float" office:value="NaN">
                <text:p>NaN</text:p>
              </table:table-cell>
              <table:table-cell office:value-type="float" office:value="0.00187463470242551">
                <text:p>0.00187463470242551</text:p>
              </table:table-cell>
              <table:table-cell office:value-type="float" office:value="0.00187463470242551">
                <text:p>0.00187463470242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5961061459794">
                <text:p>0.0145961061459794</text:p>
              </table:table-cell>
              <table:table-cell office:value-type="float" office:value="0.0145961061459794">
                <text:p>0.0145961061459794</text:p>
              </table:table-cell>
              <table:table-cell office:value-type="float" office:value="NaN">
                <text:p>NaN</text:p>
              </table:table-cell>
              <table:table-cell office:value-type="float" office:value="0.00247121378295363">
                <text:p>0.00247121378295363</text:p>
              </table:table-cell>
              <table:table-cell office:value-type="float" office:value="0.00247121378295363">
                <text:p>0.00247121378295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135700179875">
                <text:p>0.0168135700179875</text:p>
              </table:table-cell>
              <table:table-cell office:value-type="float" office:value="0.0168135700179875">
                <text:p>0.0168135700179875</text:p>
              </table:table-cell>
              <table:table-cell office:value-type="float" office:value="NaN">
                <text:p>NaN</text:p>
              </table:table-cell>
              <table:table-cell office:value-type="float" office:value="0.00350824397483876">
                <text:p>0.00350824397483876</text:p>
              </table:table-cell>
              <table:table-cell office:value-type="float" office:value="0.00350824397483876">
                <text:p>0.00350824397483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1801730283154">
                <text:p>0.0221801730283154</text:p>
              </table:table-cell>
              <table:table-cell office:value-type="float" office:value="0.0221801730283154">
                <text:p>0.0221801730283154</text:p>
              </table:table-cell>
              <table:table-cell office:value-type="float" office:value="NaN">
                <text:p>NaN</text:p>
              </table:table-cell>
              <table:table-cell office:value-type="float" office:value="0.00200404109094895">
                <text:p>0.00200404109094895</text:p>
              </table:table-cell>
              <table:table-cell office:value-type="float" office:value="0.00200404109094895">
                <text:p>0.00200404109094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0019738695995">
                <text:p>0.0170019738695995</text:p>
              </table:table-cell>
              <table:table-cell office:value-type="float" office:value="0.0170019738695995">
                <text:p>0.0170019738695995</text:p>
              </table:table-cell>
              <table:table-cell office:value-type="float" office:value="NaN">
                <text:p>NaN</text:p>
              </table:table-cell>
              <table:table-cell office:value-type="float" office:value="0.00344926937776336">
                <text:p>0.00344926937776336</text:p>
              </table:table-cell>
              <table:table-cell office:value-type="float" office:value="0.00344926937776336">
                <text:p>0.003449269377763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0392573010657">
                <text:p>0.0220392573010657</text:p>
              </table:table-cell>
              <table:table-cell office:value-type="float" office:value="0.0220392573010657">
                <text:p>0.0220392573010657</text:p>
              </table:table-cell>
              <table:table-cell office:value-type="float" office:value="NaN">
                <text:p>NaN</text:p>
              </table:table-cell>
              <table:table-cell office:value-type="float" office:value="0.00222631385109967">
                <text:p>0.00222631385109967</text:p>
              </table:table-cell>
              <table:table-cell office:value-type="float" office:value="0.00222631385109967">
                <text:p>0.00222631385109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4644426313526">
                <text:p>0.0234644426313526</text:p>
              </table:table-cell>
              <table:table-cell office:value-type="float" office:value="0.0234644426313526">
                <text:p>0.0234644426313526</text:p>
              </table:table-cell>
              <table:table-cell office:value-type="float" office:value="NaN">
                <text:p>NaN</text:p>
              </table:table-cell>
              <table:table-cell office:value-type="float" office:value="0.00404040567020618">
                <text:p>0.00404040567020618</text:p>
              </table:table-cell>
              <table:table-cell office:value-type="float" office:value="0.00404040567020618">
                <text:p>0.004040405670206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2336701775691">
                <text:p>0.0222336701775691</text:p>
              </table:table-cell>
              <table:table-cell office:value-type="float" office:value="0.0222336701775691">
                <text:p>0.0222336701775691</text:p>
              </table:table-cell>
              <table:table-cell office:value-type="float" office:value="NaN">
                <text:p>NaN</text:p>
              </table:table-cell>
              <table:table-cell office:value-type="float" office:value="0.002469178377121">
                <text:p>0.002469178377121</text:p>
              </table:table-cell>
              <table:table-cell office:value-type="float" office:value="0.002469178377121">
                <text:p>0.002469178377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3132965337159">
                <text:p>0.0163132965337159</text:p>
              </table:table-cell>
              <table:table-cell office:value-type="float" office:value="0.0163132965337159">
                <text:p>0.0163132965337159</text:p>
              </table:table-cell>
              <table:table-cell office:value-type="float" office:value="NaN">
                <text:p>NaN</text:p>
              </table:table-cell>
              <table:table-cell office:value-type="float" office:value="0.00275373213479793">
                <text:p>0.00275373213479793</text:p>
              </table:table-cell>
              <table:table-cell office:value-type="float" office:value="0.00275373213479793">
                <text:p>0.002753732134797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3316911950171">
                <text:p>0.0153316911950171</text:p>
              </table:table-cell>
              <table:table-cell office:value-type="float" office:value="0.0153316911950171">
                <text:p>0.0153316911950171</text:p>
              </table:table-cell>
              <table:table-cell office:value-type="float" office:value="NaN">
                <text:p>NaN</text:p>
              </table:table-cell>
              <table:table-cell office:value-type="float" office:value="0.00266617603113568">
                <text:p>0.00266617603113568</text:p>
              </table:table-cell>
              <table:table-cell office:value-type="float" office:value="0.00266617603113568">
                <text:p>0.00266617603113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9187314595795">
                <text:p>0.0219187314595795</text:p>
              </table:table-cell>
              <table:table-cell office:value-type="float" office:value="0.0219187314595795">
                <text:p>0.0219187314595795</text:p>
              </table:table-cell>
              <table:table-cell office:value-type="float" office:value="NaN">
                <text:p>NaN</text:p>
              </table:table-cell>
              <table:table-cell office:value-type="float" office:value="0.00263274654183781">
                <text:p>0.00263274654183781</text:p>
              </table:table-cell>
              <table:table-cell office:value-type="float" office:value="0.00263274654183781">
                <text:p>0.00263274654183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5875762825045">
                <text:p>0.0175875762825045</text:p>
              </table:table-cell>
              <table:table-cell office:value-type="float" office:value="0.0175875762825045">
                <text:p>0.0175875762825045</text:p>
              </table:table-cell>
              <table:table-cell office:value-type="float" office:value="NaN">
                <text:p>NaN</text:p>
              </table:table-cell>
              <table:table-cell office:value-type="float" office:value="0.0021433405536934">
                <text:p>0.0021433405536934</text:p>
              </table:table-cell>
              <table:table-cell office:value-type="float" office:value="0.0021433405536934">
                <text:p>0.0021433405536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4249072930672">
                <text:p>0.0174249072930672</text:p>
              </table:table-cell>
              <table:table-cell office:value-type="float" office:value="0.0174249072930672">
                <text:p>0.0174249072930672</text:p>
              </table:table-cell>
              <table:table-cell office:value-type="float" office:value="NaN">
                <text:p>NaN</text:p>
              </table:table-cell>
              <table:table-cell office:value-type="float" office:value="0.00323260123691125">
                <text:p>0.00323260123691125</text:p>
              </table:table-cell>
              <table:table-cell office:value-type="float" office:value="0.00323260123691125">
                <text:p>0.00323260123691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1620056269096">
                <text:p>0.0201620056269096</text:p>
              </table:table-cell>
              <table:table-cell office:value-type="float" office:value="0.0201620056269096">
                <text:p>0.0201620056269096</text:p>
              </table:table-cell>
              <table:table-cell office:value-type="float" office:value="NaN">
                <text:p>NaN</text:p>
              </table:table-cell>
              <table:table-cell office:value-type="float" office:value="0.00394331787205473">
                <text:p>0.00394331787205473</text:p>
              </table:table-cell>
              <table:table-cell office:value-type="float" office:value="0.00394331787205473">
                <text:p>0.00394331787205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2303857529498">
                <text:p>0.0132303857529498</text:p>
              </table:table-cell>
              <table:table-cell office:value-type="float" office:value="0.0132303857529498">
                <text:p>0.0132303857529498</text:p>
              </table:table-cell>
              <table:table-cell office:value-type="float" office:value="NaN">
                <text:p>NaN</text:p>
              </table:table-cell>
              <table:table-cell office:value-type="float" office:value="0.00342869589170105">
                <text:p>0.00342869589170105</text:p>
              </table:table-cell>
              <table:table-cell office:value-type="float" office:value="0.00342869589170105">
                <text:p>0.00342869589170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3191514025306">
                <text:p>0.0153191514025306</text:p>
              </table:table-cell>
              <table:table-cell office:value-type="float" office:value="0.0153191514025306">
                <text:p>0.0153191514025306</text:p>
              </table:table-cell>
              <table:table-cell office:value-type="float" office:value="NaN">
                <text:p>NaN</text:p>
              </table:table-cell>
              <table:table-cell office:value-type="float" office:value="0.00249278478699571">
                <text:p>0.00249278478699571</text:p>
              </table:table-cell>
              <table:table-cell office:value-type="float" office:value="0.00249278478699571">
                <text:p>0.00249278478699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993777456525">
                <text:p>0.019993777456525</text:p>
              </table:table-cell>
              <table:table-cell office:value-type="float" office:value="0.019993777456525">
                <text:p>0.019993777456525</text:p>
              </table:table-cell>
              <table:table-cell office:value-type="float" office:value="NaN">
                <text:p>NaN</text:p>
              </table:table-cell>
              <table:table-cell office:value-type="float" office:value="0.00275161393816922">
                <text:p>0.00275161393816922</text:p>
              </table:table-cell>
              <table:table-cell office:value-type="float" office:value="0.00275161393816922">
                <text:p>0.002751613938169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9104330740339">
                <text:p>0.0179104330740339</text:p>
              </table:table-cell>
              <table:table-cell office:value-type="float" office:value="0.0179104330740339">
                <text:p>0.0179104330740339</text:p>
              </table:table-cell>
              <table:table-cell office:value-type="float" office:value="NaN">
                <text:p>NaN</text:p>
              </table:table-cell>
              <table:table-cell office:value-type="float" office:value="0.00321727356878304">
                <text:p>0.00321727356878304</text:p>
              </table:table-cell>
              <table:table-cell office:value-type="float" office:value="0.00321727356878304">
                <text:p>0.00321727356878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1727352282867">
                <text:p>0.0211727352282867</text:p>
              </table:table-cell>
              <table:table-cell office:value-type="float" office:value="0.0211727352282867">
                <text:p>0.0211727352282867</text:p>
              </table:table-cell>
              <table:table-cell office:value-type="float" office:value="NaN">
                <text:p>NaN</text:p>
              </table:table-cell>
              <table:table-cell office:value-type="float" office:value="0.00307983766460779">
                <text:p>0.00307983766460779</text:p>
              </table:table-cell>
              <table:table-cell office:value-type="float" office:value="0.00307983766460779">
                <text:p>0.00307983766460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4264282967581">
                <text:p>0.0224264282967581</text:p>
              </table:table-cell>
              <table:table-cell office:value-type="float" office:value="0.0224264282967581">
                <text:p>0.0224264282967581</text:p>
              </table:table-cell>
              <table:table-cell office:value-type="float" office:value="NaN">
                <text:p>NaN</text:p>
              </table:table-cell>
              <table:table-cell office:value-type="float" office:value="0.00166267724584459">
                <text:p>0.00166267724584459</text:p>
              </table:table-cell>
              <table:table-cell office:value-type="float" office:value="0.00166267724584459">
                <text:p>0.00166267724584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9481528744562">
                <text:p>0.0169481528744562</text:p>
              </table:table-cell>
              <table:table-cell office:value-type="float" office:value="0.0169481528744562">
                <text:p>0.0169481528744562</text:p>
              </table:table-cell>
              <table:table-cell office:value-type="float" office:value="NaN">
                <text:p>NaN</text:p>
              </table:table-cell>
              <table:table-cell office:value-type="float" office:value="0.00176841892521977">
                <text:p>0.00176841892521977</text:p>
              </table:table-cell>
              <table:table-cell office:value-type="float" office:value="0.00176841892521977">
                <text:p>0.001768418925219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6291903874665">
                <text:p>0.0226291903874665</text:p>
              </table:table-cell>
              <table:table-cell office:value-type="float" office:value="0.0226291903874665">
                <text:p>0.0226291903874665</text:p>
              </table:table-cell>
              <table:table-cell office:value-type="float" office:value="NaN">
                <text:p>NaN</text:p>
              </table:table-cell>
              <table:table-cell office:value-type="float" office:value="0.00334029969364446">
                <text:p>0.00334029969364446</text:p>
              </table:table-cell>
              <table:table-cell office:value-type="float" office:value="0.00334029969364446">
                <text:p>0.003340299693644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9107827284705">
                <text:p>0.0169107827284705</text:p>
              </table:table-cell>
              <table:table-cell office:value-type="float" office:value="0.0169107827284705">
                <text:p>0.0169107827284705</text:p>
              </table:table-cell>
              <table:table-cell office:value-type="float" office:value="NaN">
                <text:p>NaN</text:p>
              </table:table-cell>
              <table:table-cell office:value-type="float" office:value="0.00389562712298159">
                <text:p>0.00389562712298159</text:p>
              </table:table-cell>
              <table:table-cell office:value-type="float" office:value="0.00389562712298159">
                <text:p>0.00389562712298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640117163008">
                <text:p>0.0195640117163008</text:p>
              </table:table-cell>
              <table:table-cell office:value-type="float" office:value="0.0195640117163008">
                <text:p>0.0195640117163008</text:p>
              </table:table-cell>
              <table:table-cell office:value-type="float" office:value="NaN">
                <text:p>NaN</text:p>
              </table:table-cell>
              <table:table-cell office:value-type="float" office:value="0.00288097873657079">
                <text:p>0.00288097873657079</text:p>
              </table:table-cell>
              <table:table-cell office:value-type="float" office:value="0.00288097873657079">
                <text:p>0.00288097873657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4104782152016">
                <text:p>0.0184104782152016</text:p>
              </table:table-cell>
              <table:table-cell office:value-type="float" office:value="0.0184104782152016">
                <text:p>0.0184104782152016</text:p>
              </table:table-cell>
              <table:table-cell office:value-type="float" office:value="NaN">
                <text:p>NaN</text:p>
              </table:table-cell>
              <table:table-cell office:value-type="float" office:value="0.00228747980759641">
                <text:p>0.00228747980759641</text:p>
              </table:table-cell>
              <table:table-cell office:value-type="float" office:value="0.00228747980759641">
                <text:p>0.00228747980759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1317871466202">
                <text:p>0.0191317871466202</text:p>
              </table:table-cell>
              <table:table-cell office:value-type="float" office:value="0.0191317871466202">
                <text:p>0.0191317871466202</text:p>
              </table:table-cell>
              <table:table-cell office:value-type="float" office:value="NaN">
                <text:p>NaN</text:p>
              </table:table-cell>
              <table:table-cell office:value-type="float" office:value="0.00154377001949981">
                <text:p>0.00154377001949981</text:p>
              </table:table-cell>
              <table:table-cell office:value-type="float" office:value="0.00154377001949981">
                <text:p>0.00154377001949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4673276640838">
                <text:p>0.0184673276640838</text:p>
              </table:table-cell>
              <table:table-cell office:value-type="float" office:value="0.0184673276640838">
                <text:p>0.0184673276640838</text:p>
              </table:table-cell>
              <table:table-cell office:value-type="float" office:value="NaN">
                <text:p>NaN</text:p>
              </table:table-cell>
              <table:table-cell office:value-type="float" office:value="0.00659499655420924">
                <text:p>0.00659499655420924</text:p>
              </table:table-cell>
              <table:table-cell office:value-type="float" office:value="0.00659499655420924">
                <text:p>0.006594996554209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6224419322273">
                <text:p>0.0216224419322273</text:p>
              </table:table-cell>
              <table:table-cell office:value-type="float" office:value="0.0216224419322273">
                <text:p>0.0216224419322273</text:p>
              </table:table-cell>
              <table:table-cell office:value-type="float" office:value="NaN">
                <text:p>NaN</text:p>
              </table:table-cell>
              <table:table-cell office:value-type="float" office:value="0.00462442092746707">
                <text:p>0.00462442092746707</text:p>
              </table:table-cell>
              <table:table-cell office:value-type="float" office:value="0.00462442092746707">
                <text:p>0.00462442092746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7682195175389">
                <text:p>0.0197682195175389</text:p>
              </table:table-cell>
              <table:table-cell office:value-type="float" office:value="0.0197682195175389">
                <text:p>0.0197682195175389</text:p>
              </table:table-cell>
              <table:table-cell office:value-type="float" office:value="NaN">
                <text:p>NaN</text:p>
              </table:table-cell>
              <table:table-cell office:value-type="float" office:value="0.00255639706131534">
                <text:p>0.00255639706131534</text:p>
              </table:table-cell>
              <table:table-cell office:value-type="float" office:value="0.00255639706131534">
                <text:p>0.00255639706131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3674573839191">
                <text:p>0.0163674573839191</text:p>
              </table:table-cell>
              <table:table-cell office:value-type="float" office:value="0.0163674573839191">
                <text:p>0.0163674573839191</text:p>
              </table:table-cell>
              <table:table-cell office:value-type="float" office:value="NaN">
                <text:p>NaN</text:p>
              </table:table-cell>
              <table:table-cell office:value-type="float" office:value="0.00287799124882117">
                <text:p>0.00287799124882117</text:p>
              </table:table-cell>
              <table:table-cell office:value-type="float" office:value="0.00287799124882117">
                <text:p>0.00287799124882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7957110139141">
                <text:p>0.0187957110139141</text:p>
              </table:table-cell>
              <table:table-cell office:value-type="float" office:value="0.0187957110139141">
                <text:p>0.0187957110139141</text:p>
              </table:table-cell>
              <table:table-cell office:value-type="float" office:value="NaN">
                <text:p>NaN</text:p>
              </table:table-cell>
              <table:table-cell office:value-type="float" office:value="0.00227690174918576">
                <text:p>0.00227690174918576</text:p>
              </table:table-cell>
              <table:table-cell office:value-type="float" office:value="0.00227690174918576">
                <text:p>0.00227690174918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6500293108011">
                <text:p>0.0196500293108011</text:p>
              </table:table-cell>
              <table:table-cell office:value-type="float" office:value="0.0196500293108011">
                <text:p>0.0196500293108011</text:p>
              </table:table-cell>
              <table:table-cell office:value-type="float" office:value="NaN">
                <text:p>NaN</text:p>
              </table:table-cell>
              <table:table-cell office:value-type="float" office:value="0.00211865372267965">
                <text:p>0.00211865372267965</text:p>
              </table:table-cell>
              <table:table-cell office:value-type="float" office:value="0.00211865372267965">
                <text:p>0.002118653722679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7767608467497">
                <text:p>0.0197767608467497</text:p>
              </table:table-cell>
              <table:table-cell office:value-type="float" office:value="0.0197767608467497">
                <text:p>0.0197767608467497</text:p>
              </table:table-cell>
              <table:table-cell office:value-type="float" office:value="NaN">
                <text:p>NaN</text:p>
              </table:table-cell>
              <table:table-cell office:value-type="float" office:value="0.00154206664341633">
                <text:p>0.00154206664341633</text:p>
              </table:table-cell>
              <table:table-cell office:value-type="float" office:value="0.00154206664341633">
                <text:p>0.00154206664341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9208184863312">
                <text:p>0.0199208184863312</text:p>
              </table:table-cell>
              <table:table-cell office:value-type="float" office:value="0.0199208184863312">
                <text:p>0.0199208184863312</text:p>
              </table:table-cell>
              <table:table-cell office:value-type="float" office:value="NaN">
                <text:p>NaN</text:p>
              </table:table-cell>
              <table:table-cell office:value-type="float" office:value="0.00230409119098787">
                <text:p>0.00230409119098787</text:p>
              </table:table-cell>
              <table:table-cell office:value-type="float" office:value="0.00230409119098787">
                <text:p>0.00230409119098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3119945531911">
                <text:p>0.0213119945531911</text:p>
              </table:table-cell>
              <table:table-cell office:value-type="float" office:value="0.0213119945531911">
                <text:p>0.0213119945531911</text:p>
              </table:table-cell>
              <table:table-cell office:value-type="float" office:value="NaN">
                <text:p>NaN</text:p>
              </table:table-cell>
              <table:table-cell office:value-type="float" office:value="0.00466717876683843">
                <text:p>0.00466717876683843</text:p>
              </table:table-cell>
              <table:table-cell office:value-type="float" office:value="0.00466717876683843">
                <text:p>0.00466717876683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0989928517028">
                <text:p>0.0180989928517028</text:p>
              </table:table-cell>
              <table:table-cell office:value-type="float" office:value="0.0180989928517028">
                <text:p>0.0180989928517028</text:p>
              </table:table-cell>
              <table:table-cell office:value-type="float" office:value="NaN">
                <text:p>NaN</text:p>
              </table:table-cell>
              <table:table-cell office:value-type="float" office:value="0.00227971841023935">
                <text:p>0.00227971841023935</text:p>
              </table:table-cell>
              <table:table-cell office:value-type="float" office:value="0.00227971841023935">
                <text:p>0.00227971841023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8046940739405">
                <text:p>0.0188046940739405</text:p>
              </table:table-cell>
              <table:table-cell office:value-type="float" office:value="0.0188046940739405">
                <text:p>0.0188046940739405</text:p>
              </table:table-cell>
              <table:table-cell office:value-type="float" office:value="NaN">
                <text:p>NaN</text:p>
              </table:table-cell>
              <table:table-cell office:value-type="float" office:value="0.00307861449118009">
                <text:p>0.00307861449118009</text:p>
              </table:table-cell>
              <table:table-cell office:value-type="float" office:value="0.00307861449118009">
                <text:p>0.00307861449118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528342161429">
                <text:p>0.0195528342161429</text:p>
              </table:table-cell>
              <table:table-cell office:value-type="float" office:value="0.0195528342161429">
                <text:p>0.0195528342161429</text:p>
              </table:table-cell>
              <table:table-cell office:value-type="float" office:value="NaN">
                <text:p>NaN</text:p>
              </table:table-cell>
              <table:table-cell office:value-type="float" office:value="0.00367561714479333">
                <text:p>0.00367561714479333</text:p>
              </table:table-cell>
              <table:table-cell office:value-type="float" office:value="0.00367561714479333">
                <text:p>0.00367561714479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447909541887">
                <text:p>0.0195447909541887</text:p>
              </table:table-cell>
              <table:table-cell office:value-type="float" office:value="0.0195447909541887">
                <text:p>0.0195447909541887</text:p>
              </table:table-cell>
              <table:table-cell office:value-type="float" office:value="NaN">
                <text:p>NaN</text:p>
              </table:table-cell>
              <table:table-cell office:value-type="float" office:value="0.00459698287964317">
                <text:p>0.00459698287964317</text:p>
              </table:table-cell>
              <table:table-cell office:value-type="float" office:value="0.00459698287964317">
                <text:p>0.004596982879643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427046694191">
                <text:p>0.015427046694191</text:p>
              </table:table-cell>
              <table:table-cell office:value-type="float" office:value="0.015427046694191">
                <text:p>0.015427046694191</text:p>
              </table:table-cell>
              <table:table-cell office:value-type="float" office:value="NaN">
                <text:p>NaN</text:p>
              </table:table-cell>
              <table:table-cell office:value-type="float" office:value="0.00250007780487238">
                <text:p>0.00250007780487238</text:p>
              </table:table-cell>
              <table:table-cell office:value-type="float" office:value="0.00250007780487238">
                <text:p>0.00250007780487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4646345535721">
                <text:p>0.0184646345535721</text:p>
              </table:table-cell>
              <table:table-cell office:value-type="float" office:value="0.0184646345535721">
                <text:p>0.0184646345535721</text:p>
              </table:table-cell>
              <table:table-cell office:value-type="float" office:value="NaN">
                <text:p>NaN</text:p>
              </table:table-cell>
              <table:table-cell office:value-type="float" office:value="0.00492175194460758">
                <text:p>0.00492175194460758</text:p>
              </table:table-cell>
              <table:table-cell office:value-type="float" office:value="0.00492175194460758">
                <text:p>0.004921751944607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6979382475654">
                <text:p>0.0196979382475654</text:p>
              </table:table-cell>
              <table:table-cell office:value-type="float" office:value="0.0196979382475654">
                <text:p>0.0196979382475654</text:p>
              </table:table-cell>
              <table:table-cell office:value-type="float" office:value="NaN">
                <text:p>NaN</text:p>
              </table:table-cell>
              <table:table-cell office:value-type="float" office:value="0.00285626905936835">
                <text:p>0.00285626905936835</text:p>
              </table:table-cell>
              <table:table-cell office:value-type="float" office:value="0.00285626905936835">
                <text:p>0.00285626905936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160939471469">
                <text:p>0.018160939471469</text:p>
              </table:table-cell>
              <table:table-cell office:value-type="float" office:value="0.018160939471469">
                <text:p>0.018160939471469</text:p>
              </table:table-cell>
              <table:table-cell office:value-type="float" office:value="NaN">
                <text:p>NaN</text:p>
              </table:table-cell>
              <table:table-cell office:value-type="float" office:value="0.00476008384477078">
                <text:p>0.00476008384477078</text:p>
              </table:table-cell>
              <table:table-cell office:value-type="float" office:value="0.00476008384477078">
                <text:p>0.00476008384477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3582759003311">
                <text:p>0.0203582759003311</text:p>
              </table:table-cell>
              <table:table-cell office:value-type="float" office:value="0.0203582759003311">
                <text:p>0.0203582759003311</text:p>
              </table:table-cell>
              <table:table-cell office:value-type="float" office:value="NaN">
                <text:p>NaN</text:p>
              </table:table-cell>
              <table:table-cell office:value-type="float" office:value="0.00271615802354888">
                <text:p>0.00271615802354888</text:p>
              </table:table-cell>
              <table:table-cell office:value-type="float" office:value="0.00271615802354888">
                <text:p>0.00271615802354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5211687022545">
                <text:p>0.0175211687022545</text:p>
              </table:table-cell>
              <table:table-cell office:value-type="float" office:value="0.0175211687022545">
                <text:p>0.0175211687022545</text:p>
              </table:table-cell>
              <table:table-cell office:value-type="float" office:value="NaN">
                <text:p>NaN</text:p>
              </table:table-cell>
              <table:table-cell office:value-type="float" office:value="0.00422428674378219">
                <text:p>0.00422428674378219</text:p>
              </table:table-cell>
              <table:table-cell office:value-type="float" office:value="0.00422428674378219">
                <text:p>0.00422428674378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2782443976144">
                <text:p>0.0182782443976144</text:p>
              </table:table-cell>
              <table:table-cell office:value-type="float" office:value="0.0182782443976144">
                <text:p>0.0182782443976144</text:p>
              </table:table-cell>
              <table:table-cell office:value-type="float" office:value="NaN">
                <text:p>NaN</text:p>
              </table:table-cell>
              <table:table-cell office:value-type="float" office:value="0.00352098389224958">
                <text:p>0.00352098389224958</text:p>
              </table:table-cell>
              <table:table-cell office:value-type="float" office:value="0.00352098389224958">
                <text:p>0.003520983892249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5819201392109">
                <text:p>0.0175819201392109</text:p>
              </table:table-cell>
              <table:table-cell office:value-type="float" office:value="0.0175819201392109">
                <text:p>0.0175819201392109</text:p>
              </table:table-cell>
              <table:table-cell office:value-type="float" office:value="NaN">
                <text:p>NaN</text:p>
              </table:table-cell>
              <table:table-cell office:value-type="float" office:value="0.00290712167919998">
                <text:p>0.00290712167919998</text:p>
              </table:table-cell>
              <table:table-cell office:value-type="float" office:value="0.00290712167919998">
                <text:p>0.00290712167919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0358329299172">
                <text:p>0.0190358329299172</text:p>
              </table:table-cell>
              <table:table-cell office:value-type="float" office:value="0.0190358329299172">
                <text:p>0.0190358329299172</text:p>
              </table:table-cell>
              <table:table-cell office:value-type="float" office:value="NaN">
                <text:p>NaN</text:p>
              </table:table-cell>
              <table:table-cell office:value-type="float" office:value="0.00217780007912257">
                <text:p>0.00217780007912257</text:p>
              </table:table-cell>
              <table:table-cell office:value-type="float" office:value="0.00217780007912257">
                <text:p>0.002177800079122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1848476839575">
                <text:p>0.0191848476839575</text:p>
              </table:table-cell>
              <table:table-cell office:value-type="float" office:value="0.0191848476839575">
                <text:p>0.0191848476839575</text:p>
              </table:table-cell>
              <table:table-cell office:value-type="float" office:value="NaN">
                <text:p>NaN</text:p>
              </table:table-cell>
              <table:table-cell office:value-type="float" office:value="0.00154090232377531">
                <text:p>0.00154090232377531</text:p>
              </table:table-cell>
              <table:table-cell office:value-type="float" office:value="0.00154090232377531">
                <text:p>0.00154090232377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0455100506752">
                <text:p>0.0130455100506752</text:p>
              </table:table-cell>
              <table:table-cell office:value-type="float" office:value="0.0130455100506752">
                <text:p>0.0130455100506752</text:p>
              </table:table-cell>
              <table:table-cell office:value-type="float" office:value="NaN">
                <text:p>NaN</text:p>
              </table:table-cell>
              <table:table-cell office:value-type="float" office:value="0.00199952990461568">
                <text:p>0.00199952990461568</text:p>
              </table:table-cell>
              <table:table-cell office:value-type="float" office:value="0.00199952990461568">
                <text:p>0.00199952990461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6004147002069">
                <text:p>0.0186004147002069</text:p>
              </table:table-cell>
              <table:table-cell office:value-type="float" office:value="0.0186004147002069">
                <text:p>0.0186004147002069</text:p>
              </table:table-cell>
              <table:table-cell office:value-type="float" office:value="NaN">
                <text:p>NaN</text:p>
              </table:table-cell>
              <table:table-cell office:value-type="float" office:value="0.00347614912368642">
                <text:p>0.00347614912368642</text:p>
              </table:table-cell>
              <table:table-cell office:value-type="float" office:value="0.00347614912368642">
                <text:p>0.00347614912368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9683381047533">
                <text:p>0.0219683381047533</text:p>
              </table:table-cell>
              <table:table-cell office:value-type="float" office:value="0.0219683381047533">
                <text:p>0.0219683381047533</text:p>
              </table:table-cell>
              <table:table-cell office:value-type="float" office:value="NaN">
                <text:p>NaN</text:p>
              </table:table-cell>
              <table:table-cell office:value-type="float" office:value="0.00357481831041198">
                <text:p>0.00357481831041198</text:p>
              </table:table-cell>
              <table:table-cell office:value-type="float" office:value="0.00357481831041198">
                <text:p>0.00357481831041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4866121087647">
                <text:p>0.0154866121087647</text:p>
              </table:table-cell>
              <table:table-cell office:value-type="float" office:value="0.0154866121087647">
                <text:p>0.0154866121087647</text:p>
              </table:table-cell>
              <table:table-cell office:value-type="float" office:value="NaN">
                <text:p>NaN</text:p>
              </table:table-cell>
              <table:table-cell office:value-type="float" office:value="0.004078987044575">
                <text:p>0.004078987044575</text:p>
              </table:table-cell>
              <table:table-cell office:value-type="float" office:value="0.004078987044575">
                <text:p>0.004078987044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3946003046339">
                <text:p>0.0203946003046339</text:p>
              </table:table-cell>
              <table:table-cell office:value-type="float" office:value="0.0203946003046339">
                <text:p>0.0203946003046339</text:p>
              </table:table-cell>
              <table:table-cell office:value-type="float" office:value="NaN">
                <text:p>NaN</text:p>
              </table:table-cell>
              <table:table-cell office:value-type="float" office:value="0.00456103285247146">
                <text:p>0.00456103285247146</text:p>
              </table:table-cell>
              <table:table-cell office:value-type="float" office:value="0.00456103285247146">
                <text:p>0.00456103285247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0432262250248">
                <text:p>0.0180432262250248</text:p>
              </table:table-cell>
              <table:table-cell office:value-type="float" office:value="0.0180432262250248">
                <text:p>0.0180432262250248</text:p>
              </table:table-cell>
              <table:table-cell office:value-type="float" office:value="NaN">
                <text:p>NaN</text:p>
              </table:table-cell>
              <table:table-cell office:value-type="float" office:value="0.00257539070222048">
                <text:p>0.00257539070222048</text:p>
              </table:table-cell>
              <table:table-cell office:value-type="float" office:value="0.00257539070222048">
                <text:p>0.00257539070222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8840508004088">
                <text:p>0.0178840508004088</text:p>
              </table:table-cell>
              <table:table-cell office:value-type="float" office:value="0.0178840508004088">
                <text:p>0.0178840508004088</text:p>
              </table:table-cell>
              <table:table-cell office:value-type="float" office:value="NaN">
                <text:p>NaN</text:p>
              </table:table-cell>
              <table:table-cell office:value-type="float" office:value="0.00572784398078853">
                <text:p>0.00572784398078853</text:p>
              </table:table-cell>
              <table:table-cell office:value-type="float" office:value="0.00572784398078853">
                <text:p>0.00572784398078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3572284814622">
                <text:p>0.0183572284814622</text:p>
              </table:table-cell>
              <table:table-cell office:value-type="float" office:value="0.0183572284814622">
                <text:p>0.0183572284814622</text:p>
              </table:table-cell>
              <table:table-cell office:value-type="float" office:value="NaN">
                <text:p>NaN</text:p>
              </table:table-cell>
              <table:table-cell office:value-type="float" office:value="0.00501152272496019">
                <text:p>0.00501152272496019</text:p>
              </table:table-cell>
              <table:table-cell office:value-type="float" office:value="0.00501152272496019">
                <text:p>0.0050115227249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439694324266">
                <text:p>0.017439694324266</text:p>
              </table:table-cell>
              <table:table-cell office:value-type="float" office:value="0.017439694324266">
                <text:p>0.017439694324266</text:p>
              </table:table-cell>
              <table:table-cell office:value-type="float" office:value="NaN">
                <text:p>NaN</text:p>
              </table:table-cell>
              <table:table-cell office:value-type="float" office:value="0.00224636276477545">
                <text:p>0.00224636276477545</text:p>
              </table:table-cell>
              <table:table-cell office:value-type="float" office:value="0.00224636276477545">
                <text:p>0.002246362764775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4707218218448">
                <text:p>0.0174707218218448</text:p>
              </table:table-cell>
              <table:table-cell office:value-type="float" office:value="0.0174707218218448">
                <text:p>0.0174707218218448</text:p>
              </table:table-cell>
              <table:table-cell office:value-type="float" office:value="NaN">
                <text:p>NaN</text:p>
              </table:table-cell>
              <table:table-cell office:value-type="float" office:value="0.00295329591334207">
                <text:p>0.00295329591334207</text:p>
              </table:table-cell>
              <table:table-cell office:value-type="float" office:value="0.00295329591334207">
                <text:p>0.00295329591334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0035962487186">
                <text:p>0.0230035962487186</text:p>
              </table:table-cell>
              <table:table-cell office:value-type="float" office:value="0.0230035962487186">
                <text:p>0.0230035962487186</text:p>
              </table:table-cell>
              <table:table-cell office:value-type="float" office:value="NaN">
                <text:p>NaN</text:p>
              </table:table-cell>
              <table:table-cell office:value-type="float" office:value="0.00425948073269939">
                <text:p>0.00425948073269939</text:p>
              </table:table-cell>
              <table:table-cell office:value-type="float" office:value="0.00425948073269939">
                <text:p>0.00425948073269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6008582735012">
                <text:p>0.0196008582735012</text:p>
              </table:table-cell>
              <table:table-cell office:value-type="float" office:value="0.0196008582735012">
                <text:p>0.0196008582735012</text:p>
              </table:table-cell>
              <table:table-cell office:value-type="float" office:value="NaN">
                <text:p>NaN</text:p>
              </table:table-cell>
              <table:table-cell office:value-type="float" office:value="0.00493971102020389">
                <text:p>0.00493971102020389</text:p>
              </table:table-cell>
              <table:table-cell office:value-type="float" office:value="0.00493971102020389">
                <text:p>0.004939711020203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993196576735">
                <text:p>0.016993196576735</text:p>
              </table:table-cell>
              <table:table-cell office:value-type="float" office:value="0.016993196576735">
                <text:p>0.016993196576735</text:p>
              </table:table-cell>
              <table:table-cell office:value-type="float" office:value="NaN">
                <text:p>NaN</text:p>
              </table:table-cell>
              <table:table-cell office:value-type="float" office:value="0.00236930072493048">
                <text:p>0.00236930072493048</text:p>
              </table:table-cell>
              <table:table-cell office:value-type="float" office:value="0.00236930072493048">
                <text:p>0.00236930072493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7203768808929">
                <text:p>0.0157203768808929</text:p>
              </table:table-cell>
              <table:table-cell office:value-type="float" office:value="0.0157203768808929">
                <text:p>0.0157203768808929</text:p>
              </table:table-cell>
              <table:table-cell office:value-type="float" office:value="NaN">
                <text:p>NaN</text:p>
              </table:table-cell>
              <table:table-cell office:value-type="float" office:value="0.00402007851457709">
                <text:p>0.00402007851457709</text:p>
              </table:table-cell>
              <table:table-cell office:value-type="float" office:value="0.00402007851457709">
                <text:p>0.00402007851457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0829920571">
                <text:p>0.0190829920571</text:p>
              </table:table-cell>
              <table:table-cell office:value-type="float" office:value="0.0190829920571">
                <text:p>0.0190829920571</text:p>
              </table:table-cell>
              <table:table-cell office:value-type="float" office:value="NaN">
                <text:p>NaN</text:p>
              </table:table-cell>
              <table:table-cell office:value-type="float" office:value="0.00220778628653148">
                <text:p>0.00220778628653148</text:p>
              </table:table-cell>
              <table:table-cell office:value-type="float" office:value="0.00220778628653148">
                <text:p>0.00220778628653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5429274416757">
                <text:p>0.0205429274416757</text:p>
              </table:table-cell>
              <table:table-cell office:value-type="float" office:value="0.0205429274416757">
                <text:p>0.0205429274416757</text:p>
              </table:table-cell>
              <table:table-cell office:value-type="float" office:value="NaN">
                <text:p>NaN</text:p>
              </table:table-cell>
              <table:table-cell office:value-type="float" office:value="0.0038237202311876">
                <text:p>0.0038237202311876</text:p>
              </table:table-cell>
              <table:table-cell office:value-type="float" office:value="0.0038237202311876">
                <text:p>0.0038237202311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7747427049252">
                <text:p>0.0177747427049252</text:p>
              </table:table-cell>
              <table:table-cell office:value-type="float" office:value="0.0177747427049252">
                <text:p>0.0177747427049252</text:p>
              </table:table-cell>
              <table:table-cell office:value-type="float" office:value="NaN">
                <text:p>NaN</text:p>
              </table:table-cell>
              <table:table-cell office:value-type="float" office:value="0.00179740773703307">
                <text:p>0.00179740773703307</text:p>
              </table:table-cell>
              <table:table-cell office:value-type="float" office:value="0.00179740773703307">
                <text:p>0.00179740773703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0715715666069">
                <text:p>0.0190715715666069</text:p>
              </table:table-cell>
              <table:table-cell office:value-type="float" office:value="0.0190715715666069">
                <text:p>0.0190715715666069</text:p>
              </table:table-cell>
              <table:table-cell office:value-type="float" office:value="NaN">
                <text:p>NaN</text:p>
              </table:table-cell>
              <table:table-cell office:value-type="float" office:value="0.00389826698398642">
                <text:p>0.00389826698398642</text:p>
              </table:table-cell>
              <table:table-cell office:value-type="float" office:value="0.00389826698398642">
                <text:p>0.00389826698398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4765528735079">
                <text:p>0.0244765528735079</text:p>
              </table:table-cell>
              <table:table-cell office:value-type="float" office:value="0.0244765528735079">
                <text:p>0.0244765528735079</text:p>
              </table:table-cell>
              <table:table-cell office:value-type="float" office:value="NaN">
                <text:p>NaN</text:p>
              </table:table-cell>
              <table:table-cell office:value-type="float" office:value="0.0053187495904277">
                <text:p>0.0053187495904277</text:p>
              </table:table-cell>
              <table:table-cell office:value-type="float" office:value="0.0053187495904277">
                <text:p>0.00531874959042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1601706902642">
                <text:p>0.0231601706902642</text:p>
              </table:table-cell>
              <table:table-cell office:value-type="float" office:value="0.0231601706902642">
                <text:p>0.0231601706902642</text:p>
              </table:table-cell>
              <table:table-cell office:value-type="float" office:value="NaN">
                <text:p>NaN</text:p>
              </table:table-cell>
              <table:table-cell office:value-type="float" office:value="0.00362113110498255">
                <text:p>0.00362113110498255</text:p>
              </table:table-cell>
              <table:table-cell office:value-type="float" office:value="0.00362113110498255">
                <text:p>0.00362113110498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7624810878199">
                <text:p>0.0177624810878199</text:p>
              </table:table-cell>
              <table:table-cell office:value-type="float" office:value="0.0177624810878199">
                <text:p>0.0177624810878199</text:p>
              </table:table-cell>
              <table:table-cell office:value-type="float" office:value="NaN">
                <text:p>NaN</text:p>
              </table:table-cell>
              <table:table-cell office:value-type="float" office:value="0.00402930850495388">
                <text:p>0.00402930850495388</text:p>
              </table:table-cell>
              <table:table-cell office:value-type="float" office:value="0.00402930850495388">
                <text:p>0.00402930850495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8145600962868">
                <text:p>0.0218145600962868</text:p>
              </table:table-cell>
              <table:table-cell office:value-type="float" office:value="0.0218145600962868">
                <text:p>0.0218145600962868</text:p>
              </table:table-cell>
              <table:table-cell office:value-type="float" office:value="NaN">
                <text:p>NaN</text:p>
              </table:table-cell>
              <table:table-cell office:value-type="float" office:value="0.00486636887935972">
                <text:p>0.00486636887935972</text:p>
              </table:table-cell>
              <table:table-cell office:value-type="float" office:value="0.00486636887935972">
                <text:p>0.00486636887935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4578732191804">
                <text:p>0.0204578732191804</text:p>
              </table:table-cell>
              <table:table-cell office:value-type="float" office:value="0.0204578732191804">
                <text:p>0.0204578732191804</text:p>
              </table:table-cell>
              <table:table-cell office:value-type="float" office:value="NaN">
                <text:p>NaN</text:p>
              </table:table-cell>
              <table:table-cell office:value-type="float" office:value="0.0029735536094408">
                <text:p>0.0029735536094408</text:p>
              </table:table-cell>
              <table:table-cell office:value-type="float" office:value="0.0029735536094408">
                <text:p>0.0029735536094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664067494869">
                <text:p>0.020664067494869</text:p>
              </table:table-cell>
              <table:table-cell office:value-type="float" office:value="0.020664067494869">
                <text:p>0.020664067494869</text:p>
              </table:table-cell>
              <table:table-cell office:value-type="float" office:value="NaN">
                <text:p>NaN</text:p>
              </table:table-cell>
              <table:table-cell office:value-type="float" office:value="0.0034153936093432">
                <text:p>0.0034153936093432</text:p>
              </table:table-cell>
              <table:table-cell office:value-type="float" office:value="0.0034153936093432">
                <text:p>0.00341539360934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4809147876035">
                <text:p>0.0174809147876035</text:p>
              </table:table-cell>
              <table:table-cell office:value-type="float" office:value="0.0174809147876035">
                <text:p>0.0174809147876035</text:p>
              </table:table-cell>
              <table:table-cell office:value-type="float" office:value="NaN">
                <text:p>NaN</text:p>
              </table:table-cell>
              <table:table-cell office:value-type="float" office:value="0.00358875207982232">
                <text:p>0.00358875207982232</text:p>
              </table:table-cell>
              <table:table-cell office:value-type="float" office:value="0.00358875207982232">
                <text:p>0.00358875207982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61434849318">
                <text:p>0.01961434849318</text:p>
              </table:table-cell>
              <table:table-cell office:value-type="float" office:value="0.01961434849318">
                <text:p>0.01961434849318</text:p>
              </table:table-cell>
              <table:table-cell office:value-type="float" office:value="NaN">
                <text:p>NaN</text:p>
              </table:table-cell>
              <table:table-cell office:value-type="float" office:value="0.00320134111477231">
                <text:p>0.00320134111477231</text:p>
              </table:table-cell>
              <table:table-cell office:value-type="float" office:value="0.00320134111477231">
                <text:p>0.00320134111477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3160148465181">
                <text:p>0.0213160148465181</text:p>
              </table:table-cell>
              <table:table-cell office:value-type="float" office:value="0.0213160148465181">
                <text:p>0.0213160148465181</text:p>
              </table:table-cell>
              <table:table-cell office:value-type="float" office:value="NaN">
                <text:p>NaN</text:p>
              </table:table-cell>
              <table:table-cell office:value-type="float" office:value="0.00276757701287888">
                <text:p>0.00276757701287888</text:p>
              </table:table-cell>
              <table:table-cell office:value-type="float" office:value="0.00276757701287888">
                <text:p>0.00276757701287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4790931218543">
                <text:p>0.0184790931218543</text:p>
              </table:table-cell>
              <table:table-cell office:value-type="float" office:value="0.0184790931218543">
                <text:p>0.0184790931218543</text:p>
              </table:table-cell>
              <table:table-cell office:value-type="float" office:value="NaN">
                <text:p>NaN</text:p>
              </table:table-cell>
              <table:table-cell office:value-type="float" office:value="0.0031673998973858">
                <text:p>0.0031673998973858</text:p>
              </table:table-cell>
              <table:table-cell office:value-type="float" office:value="0.0031673998973858">
                <text:p>0.0031673998973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2832054362942">
                <text:p>0.0212832054362942</text:p>
              </table:table-cell>
              <table:table-cell office:value-type="float" office:value="0.0212832054362942">
                <text:p>0.0212832054362942</text:p>
              </table:table-cell>
              <table:table-cell office:value-type="float" office:value="NaN">
                <text:p>NaN</text:p>
              </table:table-cell>
              <table:table-cell office:value-type="float" office:value="0.0025445513287333">
                <text:p>0.0025445513287333</text:p>
              </table:table-cell>
              <table:table-cell office:value-type="float" office:value="0.0025445513287333">
                <text:p>0.0025445513287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613798652622">
                <text:p>0.018613798652622</text:p>
              </table:table-cell>
              <table:table-cell office:value-type="float" office:value="0.018613798652622">
                <text:p>0.018613798652622</text:p>
              </table:table-cell>
              <table:table-cell office:value-type="float" office:value="NaN">
                <text:p>NaN</text:p>
              </table:table-cell>
              <table:table-cell office:value-type="float" office:value="0.00230561535151594">
                <text:p>0.00230561535151594</text:p>
              </table:table-cell>
              <table:table-cell office:value-type="float" office:value="0.00230561535151594">
                <text:p>0.00230561535151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3356584520427">
                <text:p>0.0163356584520427</text:p>
              </table:table-cell>
              <table:table-cell office:value-type="float" office:value="0.0163356584520427">
                <text:p>0.0163356584520427</text:p>
              </table:table-cell>
              <table:table-cell office:value-type="float" office:value="NaN">
                <text:p>NaN</text:p>
              </table:table-cell>
              <table:table-cell office:value-type="float" office:value="0.00429161173393789">
                <text:p>0.00429161173393789</text:p>
              </table:table-cell>
              <table:table-cell office:value-type="float" office:value="0.00429161173393789">
                <text:p>0.004291611733937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1740420959217">
                <text:p>0.0201740420959217</text:p>
              </table:table-cell>
              <table:table-cell office:value-type="float" office:value="0.0201740420959217">
                <text:p>0.0201740420959217</text:p>
              </table:table-cell>
              <table:table-cell office:value-type="float" office:value="NaN">
                <text:p>NaN</text:p>
              </table:table-cell>
              <table:table-cell office:value-type="float" office:value="0.00457764392979935">
                <text:p>0.00457764392979935</text:p>
              </table:table-cell>
              <table:table-cell office:value-type="float" office:value="0.00457764392979935">
                <text:p>0.00457764392979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8504500898202">
                <text:p>0.0198504500898202</text:p>
              </table:table-cell>
              <table:table-cell office:value-type="float" office:value="0.0198504500898202">
                <text:p>0.0198504500898202</text:p>
              </table:table-cell>
              <table:table-cell office:value-type="float" office:value="NaN">
                <text:p>NaN</text:p>
              </table:table-cell>
              <table:table-cell office:value-type="float" office:value="0.00467877284054847">
                <text:p>0.00467877284054847</text:p>
              </table:table-cell>
              <table:table-cell office:value-type="float" office:value="0.00467877284054847">
                <text:p>0.004678772840548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0163587465713">
                <text:p>0.0250163587465713</text:p>
              </table:table-cell>
              <table:table-cell office:value-type="float" office:value="0.0250163587465713">
                <text:p>0.0250163587465713</text:p>
              </table:table-cell>
              <table:table-cell office:value-type="float" office:value="NaN">
                <text:p>NaN</text:p>
              </table:table-cell>
              <table:table-cell office:value-type="float" office:value="0.00211263594746644">
                <text:p>0.00211263594746644</text:p>
              </table:table-cell>
              <table:table-cell office:value-type="float" office:value="0.00211263594746644">
                <text:p>0.002112635947466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8668721218364">
                <text:p>0.0198668721218364</text:p>
              </table:table-cell>
              <table:table-cell office:value-type="float" office:value="0.0198668721218364">
                <text:p>0.0198668721218364</text:p>
              </table:table-cell>
              <table:table-cell office:value-type="float" office:value="NaN">
                <text:p>NaN</text:p>
              </table:table-cell>
              <table:table-cell office:value-type="float" office:value="0.00430778122407987">
                <text:p>0.00430778122407987</text:p>
              </table:table-cell>
              <table:table-cell office:value-type="float" office:value="0.00430778122407987">
                <text:p>0.004307781224079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9928117040721">
                <text:p>0.0199928117040721</text:p>
              </table:table-cell>
              <table:table-cell office:value-type="float" office:value="0.0199928117040721">
                <text:p>0.0199928117040721</text:p>
              </table:table-cell>
              <table:table-cell office:value-type="float" office:value="NaN">
                <text:p>NaN</text:p>
              </table:table-cell>
              <table:table-cell office:value-type="float" office:value="0.00223123470916816">
                <text:p>0.00223123470916816</text:p>
              </table:table-cell>
              <table:table-cell office:value-type="float" office:value="0.00223123470916816">
                <text:p>0.00223123470916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9353796881205">
                <text:p>0.0219353796881205</text:p>
              </table:table-cell>
              <table:table-cell office:value-type="float" office:value="0.0219353796881205">
                <text:p>0.0219353796881205</text:p>
              </table:table-cell>
              <table:table-cell office:value-type="float" office:value="NaN">
                <text:p>NaN</text:p>
              </table:table-cell>
              <table:table-cell office:value-type="float" office:value="0.00307381850824654">
                <text:p>0.00307381850824654</text:p>
              </table:table-cell>
              <table:table-cell office:value-type="float" office:value="0.00307381850824654">
                <text:p>0.003073818508246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6138230466054">
                <text:p>0.0186138230466054</text:p>
              </table:table-cell>
              <table:table-cell office:value-type="float" office:value="0.0186138230466054">
                <text:p>0.0186138230466054</text:p>
              </table:table-cell>
              <table:table-cell office:value-type="float" office:value="NaN">
                <text:p>NaN</text:p>
              </table:table-cell>
              <table:table-cell office:value-type="float" office:value="0.00397996588288906">
                <text:p>0.00397996588288906</text:p>
              </table:table-cell>
              <table:table-cell office:value-type="float" office:value="0.00397996588288906">
                <text:p>0.003979965882889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7171496845519">
                <text:p>0.0177171496845519</text:p>
              </table:table-cell>
              <table:table-cell office:value-type="float" office:value="0.0177171496845519">
                <text:p>0.0177171496845519</text:p>
              </table:table-cell>
              <table:table-cell office:value-type="float" office:value="NaN">
                <text:p>NaN</text:p>
              </table:table-cell>
              <table:table-cell office:value-type="float" office:value="0.00381084844356865">
                <text:p>0.00381084844356865</text:p>
              </table:table-cell>
              <table:table-cell office:value-type="float" office:value="0.00381084844356865">
                <text:p>0.003810848443568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7103334379278">
                <text:p>0.0197103334379278</text:p>
              </table:table-cell>
              <table:table-cell office:value-type="float" office:value="0.0197103334379278">
                <text:p>0.0197103334379278</text:p>
              </table:table-cell>
              <table:table-cell office:value-type="float" office:value="NaN">
                <text:p>NaN</text:p>
              </table:table-cell>
              <table:table-cell office:value-type="float" office:value="0.00303126433517263">
                <text:p>0.00303126433517263</text:p>
              </table:table-cell>
              <table:table-cell office:value-type="float" office:value="0.00303126433517263">
                <text:p>0.00303126433517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4831670679092">
                <text:p>0.0204831670679092</text:p>
              </table:table-cell>
              <table:table-cell office:value-type="float" office:value="0.0204831670679092">
                <text:p>0.0204831670679092</text:p>
              </table:table-cell>
              <table:table-cell office:value-type="float" office:value="NaN">
                <text:p>NaN</text:p>
              </table:table-cell>
              <table:table-cell office:value-type="float" office:value="0.00356862186534506">
                <text:p>0.00356862186534506</text:p>
              </table:table-cell>
              <table:table-cell office:value-type="float" office:value="0.00356862186534506">
                <text:p>0.00356862186534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9755922818077">
                <text:p>0.0179755922818077</text:p>
              </table:table-cell>
              <table:table-cell office:value-type="float" office:value="0.0179755922818077">
                <text:p>0.0179755922818077</text:p>
              </table:table-cell>
              <table:table-cell office:value-type="float" office:value="NaN">
                <text:p>NaN</text:p>
              </table:table-cell>
              <table:table-cell office:value-type="float" office:value="0.00290018195221177">
                <text:p>0.00290018195221177</text:p>
              </table:table-cell>
              <table:table-cell office:value-type="float" office:value="0.00290018195221177">
                <text:p>0.002900181952211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7591189711391">
                <text:p>0.0197591189711391</text:p>
              </table:table-cell>
              <table:table-cell office:value-type="float" office:value="0.0197591189711391">
                <text:p>0.0197591189711391</text:p>
              </table:table-cell>
              <table:table-cell office:value-type="float" office:value="NaN">
                <text:p>NaN</text:p>
              </table:table-cell>
              <table:table-cell office:value-type="float" office:value="0.00203527358814848">
                <text:p>0.00203527358814848</text:p>
              </table:table-cell>
              <table:table-cell office:value-type="float" office:value="0.00203527358814848">
                <text:p>0.00203527358814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7223880188484">
                <text:p>0.0207223880188484</text:p>
              </table:table-cell>
              <table:table-cell office:value-type="float" office:value="0.0207223880188484">
                <text:p>0.0207223880188484</text:p>
              </table:table-cell>
              <table:table-cell office:value-type="float" office:value="NaN">
                <text:p>NaN</text:p>
              </table:table-cell>
              <table:table-cell office:value-type="float" office:value="0.00499639459719868">
                <text:p>0.00499639459719868</text:p>
              </table:table-cell>
              <table:table-cell office:value-type="float" office:value="0.00499639459719868">
                <text:p>0.004996394597198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8165105995989">
                <text:p>0.0238165105995989</text:p>
              </table:table-cell>
              <table:table-cell office:value-type="float" office:value="0.0238165105995989">
                <text:p>0.0238165105995989</text:p>
              </table:table-cell>
              <table:table-cell office:value-type="float" office:value="NaN">
                <text:p>NaN</text:p>
              </table:table-cell>
              <table:table-cell office:value-type="float" office:value="0.00290481417611177">
                <text:p>0.00290481417611177</text:p>
              </table:table-cell>
              <table:table-cell office:value-type="float" office:value="0.00290481417611177">
                <text:p>0.002904814176111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2608338587835">
                <text:p>0.0222608338587835</text:p>
              </table:table-cell>
              <table:table-cell office:value-type="float" office:value="0.0222608338587835">
                <text:p>0.0222608338587835</text:p>
              </table:table-cell>
              <table:table-cell office:value-type="float" office:value="NaN">
                <text:p>NaN</text:p>
              </table:table-cell>
              <table:table-cell office:value-type="float" office:value="0.00298070567609432">
                <text:p>0.00298070567609432</text:p>
              </table:table-cell>
              <table:table-cell office:value-type="float" office:value="0.00298070567609432">
                <text:p>0.002980705676094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8064539932486">
                <text:p>0.0188064539932486</text:p>
              </table:table-cell>
              <table:table-cell office:value-type="float" office:value="0.0188064539932486">
                <text:p>0.0188064539932486</text:p>
              </table:table-cell>
              <table:table-cell office:value-type="float" office:value="NaN">
                <text:p>NaN</text:p>
              </table:table-cell>
              <table:table-cell office:value-type="float" office:value="0.00412491614604418">
                <text:p>0.00412491614604418</text:p>
              </table:table-cell>
              <table:table-cell office:value-type="float" office:value="0.00412491614604418">
                <text:p>0.00412491614604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1621677168171">
                <text:p>0.0181621677168171</text:p>
              </table:table-cell>
              <table:table-cell office:value-type="float" office:value="0.0181621677168171">
                <text:p>0.0181621677168171</text:p>
              </table:table-cell>
              <table:table-cell office:value-type="float" office:value="NaN">
                <text:p>NaN</text:p>
              </table:table-cell>
              <table:table-cell office:value-type="float" office:value="0.00374444693894813">
                <text:p>0.00374444693894813</text:p>
              </table:table-cell>
              <table:table-cell office:value-type="float" office:value="0.00374444693894813">
                <text:p>0.003744446938948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4248837341886">
                <text:p>0.0164248837341886</text:p>
              </table:table-cell>
              <table:table-cell office:value-type="float" office:value="0.0164248837341886">
                <text:p>0.0164248837341886</text:p>
              </table:table-cell>
              <table:table-cell office:value-type="float" office:value="NaN">
                <text:p>NaN</text:p>
              </table:table-cell>
              <table:table-cell office:value-type="float" office:value="0.002172346409554">
                <text:p>0.002172346409554</text:p>
              </table:table-cell>
              <table:table-cell office:value-type="float" office:value="0.002172346409554">
                <text:p>0.002172346409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9878502670713">
                <text:p>0.0199878502670713</text:p>
              </table:table-cell>
              <table:table-cell office:value-type="float" office:value="0.0199878502670713">
                <text:p>0.0199878502670713</text:p>
              </table:table-cell>
              <table:table-cell office:value-type="float" office:value="NaN">
                <text:p>NaN</text:p>
              </table:table-cell>
              <table:table-cell office:value-type="float" office:value="0.00535768528822574">
                <text:p>0.00535768528822574</text:p>
              </table:table-cell>
              <table:table-cell office:value-type="float" office:value="0.00535768528822574">
                <text:p>0.005357685288225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7818772725903">
                <text:p>0.0167818772725903</text:p>
              </table:table-cell>
              <table:table-cell office:value-type="float" office:value="0.0167818772725903">
                <text:p>0.0167818772725903</text:p>
              </table:table-cell>
              <table:table-cell office:value-type="float" office:value="NaN">
                <text:p>NaN</text:p>
              </table:table-cell>
              <table:table-cell office:value-type="float" office:value="0.00215698639098132">
                <text:p>0.00215698639098132</text:p>
              </table:table-cell>
              <table:table-cell office:value-type="float" office:value="0.00215698639098132">
                <text:p>0.00215698639098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4837510403">
                <text:p>0.0184837510403</text:p>
              </table:table-cell>
              <table:table-cell office:value-type="float" office:value="0.0184837510403">
                <text:p>0.0184837510403</text:p>
              </table:table-cell>
              <table:table-cell office:value-type="float" office:value="NaN">
                <text:p>NaN</text:p>
              </table:table-cell>
              <table:table-cell office:value-type="float" office:value="0.00229358178445876">
                <text:p>0.00229358178445876</text:p>
              </table:table-cell>
              <table:table-cell office:value-type="float" office:value="0.00229358178445876">
                <text:p>0.00229358178445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3132452478135">
                <text:p>0.0153132452478135</text:p>
              </table:table-cell>
              <table:table-cell office:value-type="float" office:value="0.0153132452478135">
                <text:p>0.0153132452478135</text:p>
              </table:table-cell>
              <table:table-cell office:value-type="float" office:value="NaN">
                <text:p>NaN</text:p>
              </table:table-cell>
              <table:table-cell office:value-type="float" office:value="0.00248759696816345">
                <text:p>0.00248759696816345</text:p>
              </table:table-cell>
              <table:table-cell office:value-type="float" office:value="0.00248759696816345">
                <text:p>0.00248759696816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7389268039214">
                <text:p>0.0247389268039214</text:p>
              </table:table-cell>
              <table:table-cell office:value-type="float" office:value="0.0247389268039214">
                <text:p>0.0247389268039214</text:p>
              </table:table-cell>
              <table:table-cell office:value-type="float" office:value="NaN">
                <text:p>NaN</text:p>
              </table:table-cell>
              <table:table-cell office:value-type="float" office:value="0.00203754278827718">
                <text:p>0.00203754278827718</text:p>
              </table:table-cell>
              <table:table-cell office:value-type="float" office:value="0.00203754278827718">
                <text:p>0.00203754278827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5685525234586">
                <text:p>0.0215685525234586</text:p>
              </table:table-cell>
              <table:table-cell office:value-type="float" office:value="0.0215685525234586">
                <text:p>0.0215685525234586</text:p>
              </table:table-cell>
              <table:table-cell office:value-type="float" office:value="NaN">
                <text:p>NaN</text:p>
              </table:table-cell>
              <table:table-cell office:value-type="float" office:value="0.00274910768656674">
                <text:p>0.00274910768656674</text:p>
              </table:table-cell>
              <table:table-cell office:value-type="float" office:value="0.00274910768656674">
                <text:p>0.002749107686566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2468550433381">
                <text:p>0.0192468550433381</text:p>
              </table:table-cell>
              <table:table-cell office:value-type="float" office:value="0.0192468550433381">
                <text:p>0.0192468550433381</text:p>
              </table:table-cell>
              <table:table-cell office:value-type="float" office:value="NaN">
                <text:p>NaN</text:p>
              </table:table-cell>
              <table:table-cell office:value-type="float" office:value="0.00321739380685376">
                <text:p>0.00321739380685376</text:p>
              </table:table-cell>
              <table:table-cell office:value-type="float" office:value="0.00321739380685376">
                <text:p>0.00321739380685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6368862261665">
                <text:p>0.0186368862261665</text:p>
              </table:table-cell>
              <table:table-cell office:value-type="float" office:value="0.0186368862261665">
                <text:p>0.0186368862261665</text:p>
              </table:table-cell>
              <table:table-cell office:value-type="float" office:value="NaN">
                <text:p>NaN</text:p>
              </table:table-cell>
              <table:table-cell office:value-type="float" office:value="0.00365335998641703">
                <text:p>0.00365335998641703</text:p>
              </table:table-cell>
              <table:table-cell office:value-type="float" office:value="0.00365335998641703">
                <text:p>0.00365335998641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0427899090059">
                <text:p>0.0130427899090059</text:p>
              </table:table-cell>
              <table:table-cell office:value-type="float" office:value="0.0130427899090059">
                <text:p>0.0130427899090059</text:p>
              </table:table-cell>
              <table:table-cell office:value-type="float" office:value="NaN">
                <text:p>NaN</text:p>
              </table:table-cell>
              <table:table-cell office:value-type="float" office:value="0.00252991532520337">
                <text:p>0.00252991532520337</text:p>
              </table:table-cell>
              <table:table-cell office:value-type="float" office:value="0.00252991532520337">
                <text:p>0.00252991532520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4702432682754">
                <text:p>0.0174702432682754</text:p>
              </table:table-cell>
              <table:table-cell office:value-type="float" office:value="0.0174702432682754">
                <text:p>0.0174702432682754</text:p>
              </table:table-cell>
              <table:table-cell office:value-type="float" office:value="NaN">
                <text:p>NaN</text:p>
              </table:table-cell>
              <table:table-cell office:value-type="float" office:value="0.00320969558253841">
                <text:p>0.00320969558253841</text:p>
              </table:table-cell>
              <table:table-cell office:value-type="float" office:value="0.00320969558253841">
                <text:p>0.003209695582538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1786915929409">
                <text:p>0.0151786915929409</text:p>
              </table:table-cell>
              <table:table-cell office:value-type="float" office:value="0.0151786915929409">
                <text:p>0.0151786915929409</text:p>
              </table:table-cell>
              <table:table-cell office:value-type="float" office:value="NaN">
                <text:p>NaN</text:p>
              </table:table-cell>
              <table:table-cell office:value-type="float" office:value="0.00374239147797624">
                <text:p>0.00374239147797624</text:p>
              </table:table-cell>
              <table:table-cell office:value-type="float" office:value="0.00374239147797624">
                <text:p>0.003742391477976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